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463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464">
      <style:text-properties fo:language="es" fo:country="ES"/>
    </style:style>
    <style:style style:family="text" style:name="T2465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466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467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468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469">
      <style:text-properties fo:font-size="2pt" fo:language="es" fo:country="ES"/>
    </style:style>
    <style:style style:family="text" style:name="T2470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471">
      <style:text-properties fo:language="es" fo:country="ES" fo:font-weight="bold"/>
    </style:style>
    <style:style style:family="text" style:name="T2472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1" style:family="paragraph" style:name="P39">
      <style:text-properties/>
      <style:paragraph-properties fo:text-align="left"/>
    </style:style>
    <style:style style:family="text" style:name="T2473">
      <style:text-properties fo:language="es" fo:country="ES" fo:font-weight="bold"/>
    </style:style>
    <style:style style:family="text" style:name="T2474">
      <style:text-properties fo:language="es" fo:country="ES"/>
    </style:style>
    <style:style style:family="text" style:name="T2475">
      <style:text-properties fo:font-size="8pt" fo:language="es" fo:country="ES"/>
    </style:style>
    <style:style style:family="text" style:name="T2476">
      <style:text-properties fo:language="es" fo:country="ES"/>
    </style:style>
    <style:style style:family="text" style:name="T2477">
      <style:text-properties fo:language="es" fo:country="ES"/>
    </style:style>
    <style:style style:family="text" style:name="T2478">
      <style:text-properties fo:language="es" fo:country="ES"/>
    </style:style>
    <style:style style:parent-style-name="1362" style:list-style-name="WWNum11" style:family="paragraph" style:name="P40">
      <style:text-properties/>
      <style:paragraph-properties fo:text-align="left"/>
    </style:style>
    <style:style style:family="text" style:name="T2479">
      <style:text-properties fo:language="es" fo:country="ES" fo:font-weight="bold"/>
    </style:style>
    <style:style style:family="text" style:name="T2480">
      <style:text-properties fo:language="es" fo:country="ES"/>
    </style:style>
    <style:style style:family="text" style:name="T2481">
      <style:text-properties fo:font-size="8pt" fo:language="es" fo:country="ES"/>
    </style:style>
    <style:style style:family="text" style:name="T2482">
      <style:text-properties fo:language="es" fo:country="ES"/>
    </style:style>
    <style:style style:family="text" style:name="T2483">
      <style:text-properties fo:language="es" fo:country="ES"/>
    </style:style>
    <style:style style:family="text" style:name="T2484">
      <style:text-properties fo:language="es" fo:country="ES"/>
    </style:style>
    <style:style style:parent-style-name="1362" style:list-style-name="WWNum11" style:family="paragraph" style:name="P41">
      <style:text-properties/>
      <style:paragraph-properties fo:text-align="left"/>
    </style:style>
    <style:style style:family="text" style:name="T2485">
      <style:text-properties fo:language="es" fo:country="ES" fo:font-weight="bold"/>
    </style:style>
    <style:style style:family="text" style:name="T2486">
      <style:text-properties fo:language="es" fo:country="ES"/>
    </style:style>
    <style:style style:family="text" style:name="T2487">
      <style:text-properties fo:font-size="8pt" fo:language="es" fo:country="ES"/>
    </style:style>
    <style:style style:family="text" style:name="T2488">
      <style:text-properties fo:language="es" fo:country="ES"/>
    </style:style>
    <style:style style:family="text" style:name="T2489">
      <style:text-properties fo:language="es" fo:country="ES"/>
    </style:style>
    <style:style style:family="text" style:name="T2490">
      <style:text-properties fo:language="es" fo:country="ES"/>
    </style:style>
    <style:style style:parent-style-name="1362" style:list-style-name="WWNum141" style:family="paragraph" style:name="P42">
      <style:text-properties/>
      <style:paragraph-properties fo:text-align="left"/>
    </style:style>
    <style:style style:family="text" style:name="T2491">
      <style:text-properties fo:language="es" fo:country="ES" fo:font-weight="bold"/>
    </style:style>
    <style:style style:family="text" style:name="T2492">
      <style:text-properties fo:font-size="8pt" fo:language="es" fo:country="ES" fo:font-weight="bold"/>
    </style:style>
    <style:style style:family="text" style:name="T2493">
      <style:text-properties fo:font-size="8pt" fo:language="es" fo:country="ES"/>
    </style:style>
    <style:style style:family="text" style:name="T2494">
      <style:text-properties fo:font-size="8pt" fo:language="es" fo:country="ES"/>
    </style:style>
    <style:style style:family="text" style:name="T2495">
      <style:text-properties fo:language="es" fo:country="ES"/>
    </style:style>
    <style:style style:family="text" style:name="T2496">
      <style:text-properties fo:language="es" fo:country="ES"/>
    </style:style>
    <style:style style:family="text" style:name="T2497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498">
      <style:text-properties fo:font-size="9pt" fo:language="es" fo:country="ES"/>
    </style:style>
    <style:style style:family="text" style:name="T2499">
      <style:text-properties fo:font-size="9pt" fo:language="es" fo:country="ES"/>
    </style:style>
    <style:style style:parent-style-name="1362" style:list-style-name="WWNum163" style:family="paragraph" style:name="P44">
      <style:text-properties/>
      <style:paragraph-properties fo:text-align="left"/>
    </style:style>
    <style:style style:family="text" style:name="T2500">
      <style:text-properties fo:font-size="11pt" fo:language="es" fo:country="ES" fo:font-weight="bold"/>
    </style:style>
    <style:style style:family="text" style:name="T2501">
      <style:text-properties fo:font-size="9pt" fo:language="es" fo:country="ES"/>
    </style:style>
    <style:style style:family="text" style:name="T2502">
      <style:text-properties fo:font-size="8pt" fo:language="es" fo:country="ES"/>
    </style:style>
    <style:style style:family="text" style:name="T2503">
      <style:text-properties fo:language="es" fo:country="ES"/>
    </style:style>
    <style:style style:family="text" style:name="T2504">
      <style:text-properties fo:font-size="9pt" fo:language="es" fo:country="ES"/>
    </style:style>
    <style:style style:family="text" style:name="T2505">
      <style:text-properties fo:font-size="9pt" fo:language="es" fo:country="ES"/>
    </style:style>
    <style:style style:family="text" style:name="T2506">
      <style:text-properties fo:font-size="9pt" fo:language="es" fo:country="ES"/>
    </style:style>
    <style:style style:family="text" style:name="T2507">
      <style:text-properties fo:language="es" fo:country="ES"/>
    </style:style>
    <style:style style:parent-style-name="1362" style:family="paragraph" style:name="P45">
      <style:paragraph-properties fo:text-align="left"/>
    </style:style>
    <style:style style:family="text" style:name="T2508">
      <style:text-properties fo:font-size="11pt" fo:language="es" fo:country="ES" fo:font-weight="bold"/>
    </style:style>
    <style:style style:family="text" style:name="T2509">
      <style:text-properties fo:font-size="9pt" fo:language="es" fo:country="ES"/>
    </style:style>
    <style:style style:family="text" style:name="T2510">
      <style:text-properties fo:font-size="8pt" fo:language="es" fo:country="ES"/>
    </style:style>
    <style:style style:family="text" style:name="T2511">
      <style:text-properties fo:font-size="9pt" fo:language="es" fo:country="ES"/>
    </style:style>
    <style:style style:parent-style-name="1362" style:list-style-name="WWNum163" style:family="paragraph" style:name="P46">
      <style:paragraph-properties fo:text-align="left"/>
    </style:style>
    <style:style style:family="text" style:name="T2512">
      <style:text-properties fo:font-size="11pt" fo:language="es" fo:country="ES" fo:font-weight="bold"/>
    </style:style>
    <style:style style:family="text" style:name="T2513">
      <style:text-properties fo:font-size="8pt" fo:language="es" fo:country="ES"/>
    </style:style>
    <style:style style:family="text" style:name="T2514">
      <style:text-properties fo:font-size="9pt" fo:language="es" fo:country="ES"/>
    </style:style>
    <style:style style:family="text" style:name="T2515">
      <style:text-properties fo:font-size="9pt" fo:language="es" fo:country="ES"/>
    </style:style>
    <style:style style:parent-style-name="1362" style:list-style-name="WWNum163" style:family="paragraph" style:name="P47">
      <style:text-properties/>
      <style:paragraph-properties fo:text-align="left"/>
    </style:style>
    <style:style style:family="text" style:name="T2516">
      <style:text-properties fo:font-size="11pt" fo:language="es" fo:country="ES" fo:font-weight="bold"/>
    </style:style>
    <style:style style:family="text" style:name="T2517">
      <style:text-properties fo:font-size="8pt" fo:language="es" fo:country="ES"/>
    </style:style>
    <style:style style:family="text" style:name="T2518">
      <style:text-properties fo:font-size="9pt" fo:language="es" fo:country="ES"/>
    </style:style>
    <style:style style:family="text" style:name="T2519">
      <style:text-properties fo:font-size="9pt" fo:language="es" fo:country="ES"/>
    </style:style>
    <style:style style:parent-style-name="1362" style:list-style-name="WWNum163" style:family="paragraph" style:name="P48">
      <style:text-properties/>
      <style:paragraph-properties fo:text-align="left"/>
    </style:style>
    <style:style style:family="text" style:name="T2520">
      <style:text-properties fo:font-size="9pt" fo:language="es" fo:country="ES"/>
    </style:style>
    <style:style style:family="text" style:name="T2521">
      <style:text-properties fo:font-size="11pt" fo:language="es" fo:country="ES" fo:font-weight="bold"/>
    </style:style>
    <style:style style:family="text" style:name="T2522">
      <style:text-properties fo:font-size="8pt" fo:language="es" fo:country="ES"/>
    </style:style>
    <style:style style:family="text" style:name="T2523">
      <style:text-properties fo:font-size="9pt" fo:language="es" fo:country="ES"/>
    </style:style>
    <style:style style:family="text" style:name="T2524">
      <style:text-properties fo:font-size="9pt" fo:language="es" fo:country="ES"/>
    </style:style>
    <style:style style:family="text" style:name="T2525">
      <style:text-properties fo:font-size="9pt" fo:language="es" fo:country="ES"/>
    </style:style>
    <style:style style:parent-style-name="1362" style:list-style-name="WWNum163" style:family="paragraph" style:name="P49">
      <style:paragraph-properties fo:text-align="left"/>
    </style:style>
    <style:style style:family="text" style:name="T2526">
      <style:text-properties fo:font-size="11pt" fo:language="es" fo:country="ES" fo:font-weight="bold"/>
    </style:style>
    <style:style style:family="text" style:name="T2527">
      <style:text-properties fo:font-size="9pt" fo:language="es" fo:country="ES"/>
    </style:style>
    <style:style style:family="text" style:name="T2528">
      <style:text-properties fo:font-size="8pt" fo:language="es" fo:country="ES"/>
    </style:style>
    <style:style style:family="text" style:name="T2529">
      <style:text-properties fo:font-size="9pt" fo:language="es" fo:country="ES"/>
    </style:style>
    <style:style style:parent-style-name="1362" style:list-style-name="WWNum163" style:family="paragraph" style:name="P50">
      <style:paragraph-properties fo:text-align="left"/>
    </style:style>
    <style:style style:family="text" style:name="T2530">
      <style:text-properties fo:font-size="11pt" fo:language="es" fo:country="ES" fo:font-weight="bold"/>
    </style:style>
    <style:style style:family="text" style:name="T2531">
      <style:text-properties fo:font-size="9pt" fo:language="es" fo:country="ES"/>
    </style:style>
    <style:style style:family="text" style:name="T2532">
      <style:text-properties fo:font-size="8pt" fo:language="es" fo:country="ES"/>
    </style:style>
    <style:style style:family="text" style:name="T2533">
      <style:text-properties fo:font-size="9pt" fo:language="es" fo:country="ES"/>
    </style:style>
    <style:style style:family="text" style:name="T2534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34" style:family="paragraph" style:name="P51">
      <style:text-properties/>
      <style:paragraph-properties fo:text-align="left"/>
    </style:style>
    <style:style style:family="text" style:name="T2535">
      <style:text-properties fo:font-size="11pt" fo:language="es" fo:country="ES" fo:font-weight="bold"/>
    </style:style>
    <style:style style:family="text" style:name="T2536">
      <style:text-properties fo:font-size="9pt" fo:language="es" fo:country="ES"/>
    </style:style>
    <style:style style:family="text" style:name="T2537">
      <style:text-properties fo:font-size="8pt" fo:language="es" fo:country="ES"/>
    </style:style>
    <style:style style:family="text" style:name="T2538">
      <style:text-properties fo:language="es" fo:country="ES"/>
    </style:style>
    <style:style style:family="text" style:name="T2539">
      <style:text-properties fo:font-size="9pt" fo:language="es" fo:country="ES"/>
    </style:style>
    <style:style style:family="text" style:name="T2540">
      <style:text-properties fo:language="es" fo:country="ES"/>
    </style:style>
    <style:style style:parent-style-name="1362" style:list-style-name="WWNum34" style:family="paragraph" style:name="P52">
      <style:text-properties/>
      <style:paragraph-properties fo:text-align="left"/>
    </style:style>
    <style:style style:family="text" style:name="T2541">
      <style:text-properties fo:font-size="11pt" fo:language="es" fo:country="ES" fo:font-weight="bold"/>
    </style:style>
    <style:style style:family="text" style:name="T2542">
      <style:text-properties fo:font-size="9pt" fo:language="es" fo:country="ES"/>
    </style:style>
    <style:style style:family="text" style:name="T2543">
      <style:text-properties fo:font-size="8pt" fo:language="es" fo:country="ES"/>
    </style:style>
    <style:style style:family="text" style:name="T2544">
      <style:text-properties fo:language="es" fo:country="ES"/>
    </style:style>
    <style:style style:family="text" style:name="T2545">
      <style:text-properties fo:font-size="9pt" fo:language="es" fo:country="ES"/>
    </style:style>
    <style:style style:family="text" style:name="T2546">
      <style:text-properties fo:font-size="9pt" fo:language="es" fo:country="ES"/>
    </style:style>
    <style:style style:parent-style-name="1362" style:family="paragraph" style:name="P53">
      <style:paragraph-properties fo:text-align="left"/>
    </style:style>
    <style:style style:family="text" style:name="T2547">
      <style:text-properties fo:font-size="11pt" fo:language="es" fo:country="ES" fo:font-weight="bold"/>
    </style:style>
    <style:style style:family="text" style:name="T2548">
      <style:text-properties fo:font-size="9pt" fo:language="es" fo:country="ES"/>
    </style:style>
    <style:style style:family="text" style:name="T2549">
      <style:text-properties fo:font-size="8pt" fo:language="es" fo:country="ES"/>
    </style:style>
    <style:style style:family="text" style:name="T2550">
      <style:text-properties fo:font-size="9pt" fo:language="es" fo:country="ES"/>
    </style:style>
    <style:style style:parent-style-name="1362" style:list-style-name="WWNum34" style:family="paragraph" style:name="P54">
      <style:paragraph-properties fo:text-align="left"/>
    </style:style>
    <style:style style:family="text" style:name="T2551">
      <style:text-properties fo:font-size="11pt" fo:language="es" fo:country="ES" fo:font-weight="bold"/>
    </style:style>
    <style:style style:family="text" style:name="T2552">
      <style:text-properties fo:font-size="9pt" fo:language="es" fo:country="ES"/>
    </style:style>
    <style:style style:family="text" style:name="T2553">
      <style:text-properties fo:font-size="8pt" fo:language="es" fo:country="ES"/>
    </style:style>
    <style:style style:family="text" style:name="T2554">
      <style:text-properties fo:font-size="9pt" fo:language="es" fo:country="ES"/>
    </style:style>
    <style:style style:family="text" style:name="T2555">
      <style:text-properties fo:font-size="9pt" fo:language="es" fo:country="ES"/>
    </style:style>
    <style:style style:parent-style-name="1362" style:list-style-name="WWNum188" style:family="paragraph" style:name="P55">
      <style:text-properties/>
      <style:paragraph-properties fo:text-align="left"/>
    </style:style>
    <style:style style:family="text" style:name="T2556">
      <style:text-properties fo:font-size="9pt" fo:language="es" fo:country="ES"/>
    </style:style>
    <style:style style:family="text" style:name="T2557">
      <style:text-properties fo:font-size="11pt" fo:language="es" fo:country="ES" fo:font-weight="bold"/>
    </style:style>
    <style:style style:family="text" style:name="T2558">
      <style:text-properties fo:font-size="11pt" fo:language="es" fo:country="ES"/>
    </style:style>
    <style:style style:family="text" style:name="T2559">
      <style:text-properties fo:font-size="8pt" fo:language="es" fo:country="ES"/>
    </style:style>
    <style:style style:family="text" style:name="T2560">
      <style:text-properties fo:language="es" fo:country="ES"/>
    </style:style>
    <style:style style:family="text" style:name="T2561">
      <style:text-properties fo:font-size="9pt" fo:language="es" fo:country="ES"/>
    </style:style>
    <style:style style:family="text" style:name="T2562">
      <style:text-properties fo:font-size="9pt" fo:language="es" fo:country="ES"/>
    </style:style>
    <style:style style:parent-style-name="1362" style:list-style-name="WWNum188" style:family="paragraph" style:name="P56">
      <style:paragraph-properties fo:text-align="left"/>
    </style:style>
    <style:style style:family="text" style:name="T2563">
      <style:text-properties fo:font-size="9pt" fo:language="es" fo:country="ES" fo:font-weight="bold"/>
    </style:style>
    <style:style style:family="text" style:name="T2564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565">
      <style:text-properties fo:font-size="9pt" fo:language="es" fo:country="ES"/>
    </style:style>
    <style:style style:family="text" style:name="T2566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567">
      <style:text-properties fo:font-size="9pt" fo:language="es" fo:country="ES"/>
    </style:style>
    <style:style style:family="text" style:name="T2568">
      <style:text-properties fo:font-size="9pt" fo:language="es" fo:country="ES"/>
    </style:style>
    <style:style style:parent-style-name="1362" style:list-style-name="WWNum234" style:family="paragraph" style:name="P59">
      <style:text-properties/>
      <style:paragraph-properties fo:text-align="left"/>
    </style:style>
    <style:style style:family="text" style:name="T2569">
      <style:text-properties fo:font-size="11pt" fo:language="es" fo:country="ES" fo:font-weight="bold"/>
    </style:style>
    <style:style style:family="text" style:name="T2570">
      <style:text-properties fo:font-size="9pt" fo:language="es" fo:country="ES"/>
    </style:style>
    <style:style style:family="text" style:name="T2571">
      <style:text-properties fo:font-size="8pt" fo:language="es" fo:country="ES"/>
    </style:style>
    <style:style style:family="text" style:name="T2572">
      <style:text-properties fo:language="es" fo:country="ES"/>
    </style:style>
    <style:style style:family="text" style:name="T2573">
      <style:text-properties fo:font-size="9pt" fo:language="es" fo:country="ES"/>
    </style:style>
    <style:style style:parent-style-name="1362" style:list-style-name="WWNum241" style:family="paragraph" style:name="P60">
      <style:text-properties/>
      <style:paragraph-properties fo:text-align="left"/>
    </style:style>
    <style:style style:family="text" style:name="T2574">
      <style:text-properties fo:font-size="9pt" fo:language="es" fo:country="ES"/>
    </style:style>
    <style:style style:family="text" style:name="T2575">
      <style:text-properties fo:font-size="11pt" fo:language="es" fo:country="ES" fo:font-weight="bold"/>
    </style:style>
    <style:style style:family="text" style:name="T2576">
      <style:text-properties fo:font-size="9pt" fo:language="es" fo:country="ES"/>
    </style:style>
    <style:style style:family="text" style:name="T2577">
      <style:text-properties fo:font-size="8pt" fo:language="es" fo:country="ES"/>
    </style:style>
    <style:style style:family="text" style:name="T2578">
      <style:text-properties fo:language="es" fo:country="ES"/>
    </style:style>
    <style:style style:family="text" style:name="T2579">
      <style:text-properties fo:font-size="9pt" fo:language="es" fo:country="ES"/>
    </style:style>
    <style:style style:family="text" style:name="T2580">
      <style:text-properties fo:font-size="9pt" fo:language="es" fo:country="ES" fo:font-weight="normal"/>
    </style:style>
    <style:style style:parent-style-name="1362" style:list-style-name="WWNum241" style:family="paragraph" style:name="P61">
      <style:text-properties/>
      <style:paragraph-properties fo:text-align="left"/>
    </style:style>
    <style:style style:family="text" style:name="T2581">
      <style:text-properties fo:font-size="11pt" fo:language="es" fo:country="ES" fo:font-weight="bold"/>
    </style:style>
    <style:style style:family="text" style:name="T2582">
      <style:text-properties fo:font-size="9pt" fo:language="es" fo:country="ES"/>
    </style:style>
    <style:style style:family="text" style:name="T2583">
      <style:text-properties fo:font-size="8pt" fo:language="es" fo:country="ES"/>
    </style:style>
    <style:style style:family="text" style:name="T2584">
      <style:text-properties fo:font-size="11pt" fo:language="es" fo:country="ES" fo:font-weight="bold"/>
    </style:style>
    <style:style style:family="text" style:name="T2585">
      <style:text-properties fo:font-size="9pt" fo:language="es" fo:country="ES" fo:font-weight="normal"/>
    </style:style>
    <style:style style:family="text" style:name="T2586">
      <style:text-properties fo:language="es" fo:country="ES"/>
    </style:style>
    <style:style style:parent-style-name="1362" style:list-style-name="WWNum234" style:family="paragraph" style:name="P62">
      <style:text-properties/>
      <style:paragraph-properties fo:text-align="left"/>
    </style:style>
    <style:style style:family="text" style:name="T2587">
      <style:text-properties fo:font-size="11pt" fo:language="es" fo:country="ES" fo:font-weight="bold"/>
    </style:style>
    <style:style style:family="text" style:name="T2588">
      <style:text-properties fo:font-size="9pt" fo:language="es" fo:country="ES"/>
    </style:style>
    <style:style style:family="text" style:name="T2589">
      <style:text-properties fo:font-size="8pt" fo:language="es" fo:country="ES"/>
    </style:style>
    <style:style style:family="text" style:name="T2590">
      <style:text-properties fo:language="es" fo:country="ES"/>
    </style:style>
    <style:style style:family="text" style:name="T2591">
      <style:text-properties fo:font-size="9pt" fo:language="es" fo:country="ES" fo:font-weight="normal"/>
    </style:style>
    <style:style style:family="text" style:name="T2592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593">
      <style:text-properties fo:font-size="9pt" fo:language="es" fo:country="ES" fo:font-weight="normal"/>
    </style:style>
    <style:style style:family="text" style:name="T2594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89" style:family="paragraph" style:name="P64">
      <style:text-properties/>
      <style:paragraph-properties fo:text-align="left"/>
    </style:style>
    <style:style style:family="text" style:name="T2595">
      <style:text-properties fo:language="es" fo:country="ES" fo:font-weight="bold"/>
    </style:style>
    <style:style style:family="text" style:name="T2596">
      <style:text-properties fo:language="es" fo:country="ES"/>
    </style:style>
    <style:style style:family="text" style:name="T2597">
      <style:text-properties fo:font-size="8pt" fo:language="es" fo:country="ES"/>
    </style:style>
    <style:style style:family="text" style:name="T2598">
      <style:text-properties fo:language="es" fo:country="ES"/>
    </style:style>
    <style:style style:family="text" style:name="T2599">
      <style:text-properties fo:font-size="9pt" fo:language="es" fo:country="ES"/>
    </style:style>
    <style:style style:family="text" style:name="T2600">
      <style:text-properties fo:language="es" fo:country="ES"/>
    </style:style>
    <style:style style:parent-style-name="1362" style:list-style-name="WWNum33" style:family="paragraph" style:name="P65">
      <style:text-properties/>
      <style:paragraph-properties fo:text-align="left"/>
    </style:style>
    <style:style style:family="text" style:name="T2601">
      <style:text-properties fo:language="es" fo:country="ES" fo:font-weight="bold"/>
    </style:style>
    <style:style style:family="text" style:name="T2602">
      <style:text-properties fo:language="es" fo:country="ES"/>
    </style:style>
    <style:style style:family="text" style:name="T2603">
      <style:text-properties fo:font-size="8pt" fo:language="es" fo:country="ES"/>
    </style:style>
    <style:style style:family="text" style:name="T2604">
      <style:text-properties fo:language="es" fo:country="ES"/>
    </style:style>
    <style:style style:family="text" style:name="T2605">
      <style:text-properties fo:font-size="9pt" fo:language="es" fo:country="ES"/>
    </style:style>
    <style:style style:family="text" style:name="T2606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607">
      <style:text-properties fo:font-size="9pt" fo:language="es" fo:country="ES"/>
    </style:style>
    <style:style style:family="text" style:name="T2608">
      <style:text-properties fo:font-size="9pt" fo:language="es" fo:country="ES"/>
    </style:style>
    <style:style style:parent-style-name="1362" style:list-style-name="WWNum33" style:family="paragraph" style:name="P67">
      <style:text-properties/>
      <style:paragraph-properties fo:text-align="left"/>
    </style:style>
    <style:style style:family="text" style:name="T2609">
      <style:text-properties fo:language="es" fo:country="ES" fo:font-weight="bold"/>
    </style:style>
    <style:style style:family="text" style:name="T2610">
      <style:text-properties fo:font-size="8pt" fo:language="es" fo:country="ES"/>
    </style:style>
    <style:style style:family="text" style:name="T2611">
      <style:text-properties fo:font-size="8pt" fo:language="es" fo:country="ES"/>
    </style:style>
    <style:style style:family="text" style:name="T2612">
      <style:text-properties fo:font-size="9pt" fo:language="es" fo:country="ES"/>
    </style:style>
    <style:style style:family="text" style:name="T2613">
      <style:text-properties fo:language="es" fo:country="ES"/>
    </style:style>
    <style:style style:parent-style-name="1362" style:list-style-name="WWNum33" style:family="paragraph" style:name="P68">
      <style:text-properties/>
      <style:paragraph-properties fo:text-align="left"/>
    </style:style>
    <style:style style:family="text" style:name="T2614">
      <style:text-properties fo:language="es" fo:country="ES" fo:font-weight="bold"/>
    </style:style>
    <style:style style:family="text" style:name="T2615">
      <style:text-properties fo:language="es" fo:country="ES"/>
    </style:style>
    <style:style style:family="text" style:name="T2616">
      <style:text-properties fo:font-size="8pt" fo:language="es" fo:country="ES"/>
    </style:style>
    <style:style style:family="text" style:name="T2617">
      <style:text-properties fo:font-size="9pt" fo:language="es" fo:country="ES"/>
    </style:style>
    <style:style style:family="text" style:name="T2618">
      <style:text-properties fo:font-size="9pt" fo:language="es" fo:country="ES"/>
    </style:style>
    <style:style style:family="text" style:name="T2619">
      <style:text-properties fo:language="es" fo:country="ES"/>
    </style:style>
    <style:style style:parent-style-name="1362" style:list-style-name="WWNum33" style:family="paragraph" style:name="P69">
      <style:text-properties/>
      <style:paragraph-properties fo:text-align="left"/>
    </style:style>
    <style:style style:family="text" style:name="T2620">
      <style:text-properties fo:font-size="9pt" fo:language="es" fo:country="ES"/>
    </style:style>
    <style:style style:family="text" style:name="T2621">
      <style:text-properties fo:font-size="11pt" fo:language="es" fo:country="ES" fo:font-weight="bold"/>
    </style:style>
    <style:style style:family="text" style:name="T2622">
      <style:text-properties fo:font-size="9pt" fo:language="es" fo:country="ES"/>
    </style:style>
    <style:style style:family="text" style:name="T2623">
      <style:text-properties fo:font-size="8pt" fo:language="es" fo:country="ES"/>
    </style:style>
    <style:style style:family="text" style:name="T2624">
      <style:text-properties fo:font-size="9pt" fo:language="es" fo:country="ES"/>
    </style:style>
    <style:style style:family="text" style:name="T2625">
      <style:text-properties fo:font-size="9pt" fo:language="es" fo:country="ES"/>
    </style:style>
    <style:style style:family="text" style:name="T2626">
      <style:text-properties fo:font-size="9pt" fo:language="es" fo:country="ES"/>
    </style:style>
    <style:style style:parent-style-name="1362" style:list-style-name="WWNum227" style:family="paragraph" style:name="P70">
      <style:text-properties/>
      <style:paragraph-properties fo:text-align="left"/>
    </style:style>
    <style:style style:family="text" style:name="T2627">
      <style:text-properties fo:font-size="11pt" fo:language="es" fo:country="ES" fo:font-weight="bold"/>
    </style:style>
    <style:style style:family="text" style:name="T2628">
      <style:text-properties fo:font-size="9pt" fo:language="es" fo:country="ES"/>
    </style:style>
    <style:style style:family="text" style:name="T2629">
      <style:text-properties fo:font-size="8pt" fo:language="es" fo:country="ES"/>
    </style:style>
    <style:style style:family="text" style:name="T2630">
      <style:text-properties fo:language="es" fo:country="ES"/>
    </style:style>
    <style:style style:family="text" style:name="T2631">
      <style:text-properties fo:font-size="9pt" fo:language="es" fo:country="ES"/>
    </style:style>
    <style:style style:family="text" style:name="T2632">
      <style:text-properties fo:font-size="9pt" fo:language="es" fo:country="ES"/>
    </style:style>
    <style:style style:parent-style-name="1362" style:list-style-name="WWNum227" style:family="paragraph" style:name="P71">
      <style:text-properties/>
      <style:paragraph-properties fo:text-align="left"/>
    </style:style>
    <style:style style:family="text" style:name="T2633">
      <style:text-properties fo:font-size="11pt" fo:language="es" fo:country="ES" fo:font-weight="bold"/>
    </style:style>
    <style:style style:family="text" style:name="T2634">
      <style:text-properties fo:font-size="9pt" fo:language="es" fo:country="ES"/>
    </style:style>
    <style:style style:family="text" style:name="T2635">
      <style:text-properties fo:font-size="8pt" fo:language="es" fo:country="ES"/>
    </style:style>
    <style:style style:family="text" style:name="T2636">
      <style:text-properties fo:language="es" fo:country="ES"/>
    </style:style>
    <style:style style:family="text" style:name="T2637">
      <style:text-properties fo:font-size="9pt" fo:language="es" fo:country="ES"/>
    </style:style>
    <style:style style:family="text" style:name="T2638">
      <style:text-properties fo:font-size="9pt" fo:language="es" fo:country="ES"/>
    </style:style>
    <style:style style:parent-style-name="1362" style:family="paragraph" style:name="P72">
      <style:text-properties/>
      <style:paragraph-properties fo:text-align="left"/>
    </style:style>
    <style:style style:family="text" style:name="T2639">
      <style:text-properties fo:font-size="9pt" fo:language="es" fo:country="ES"/>
    </style:style>
    <style:style style:family="text" style:name="T2640">
      <style:text-properties fo:font-size="9pt" fo:language="es" fo:country="ES"/>
    </style:style>
    <style:style style:parent-style-name="1362" style:list-style-name="WWNum227" style:family="paragraph" style:name="P73">
      <style:text-properties/>
      <style:paragraph-properties fo:text-align="left"/>
    </style:style>
    <style:style style:family="text" style:name="T2641">
      <style:text-properties fo:font-size="11pt" fo:language="es" fo:country="ES" fo:font-weight="bold"/>
    </style:style>
    <style:style style:family="text" style:name="T2642">
      <style:text-properties fo:font-size="8pt" fo:language="es" fo:country="ES"/>
    </style:style>
    <style:style style:family="text" style:name="T2643">
      <style:text-properties fo:language="es" fo:country="ES"/>
    </style:style>
    <style:style style:family="text" style:name="T2644">
      <style:text-properties fo:font-size="9pt" fo:language="es" fo:country="ES"/>
    </style:style>
    <style:style style:family="text" style:name="T2645">
      <style:text-properties fo:font-size="9pt" fo:language="es" fo:country="ES"/>
    </style:style>
    <style:style style:parent-style-name="1362" style:list-style-name="WWNum227" style:family="paragraph" style:name="P74">
      <style:text-properties/>
      <style:paragraph-properties fo:text-align="left"/>
    </style:style>
    <style:style style:family="text" style:name="T2646">
      <style:text-properties fo:font-size="11pt" fo:language="es" fo:country="ES" fo:font-weight="bold"/>
    </style:style>
    <style:style style:family="text" style:name="T2647">
      <style:text-properties fo:font-size="8pt" fo:language="es" fo:country="ES"/>
    </style:style>
    <style:style style:family="text" style:name="T2648">
      <style:text-properties fo:language="es" fo:country="ES"/>
    </style:style>
    <style:style style:family="text" style:name="T2649">
      <style:text-properties fo:font-size="9pt" fo:language="es" fo:country="ES"/>
    </style:style>
    <style:style style:family="text" style:name="T2650">
      <style:text-properties fo:font-size="9pt" fo:language="es" fo:country="ES"/>
    </style:style>
    <style:style style:parent-style-name="1362" style:list-style-name="WWNum227" style:family="paragraph" style:name="P75">
      <style:text-properties/>
      <style:paragraph-properties fo:text-align="left"/>
    </style:style>
    <style:style style:family="text" style:name="T2651">
      <style:text-properties fo:font-size="11pt" fo:language="es" fo:country="ES" fo:font-weight="bold"/>
    </style:style>
    <style:style style:family="text" style:name="T2652">
      <style:text-properties fo:font-size="9pt" fo:language="es" fo:country="ES"/>
    </style:style>
    <style:style style:family="text" style:name="T2653">
      <style:text-properties fo:font-size="8pt" fo:language="es" fo:country="ES"/>
    </style:style>
    <style:style style:family="text" style:name="T2654">
      <style:text-properties fo:language="es" fo:country="ES"/>
    </style:style>
    <style:style style:family="text" style:name="T2655">
      <style:text-properties fo:font-size="9pt" fo:language="es" fo:country="ES"/>
    </style:style>
    <style:style style:family="text" style:name="T2656">
      <style:text-properties fo:font-size="9pt" fo:language="es" fo:country="ES"/>
    </style:style>
    <style:style style:parent-style-name="1362" style:list-style-name="WWNum33" style:family="paragraph" style:name="P76">
      <style:text-properties/>
      <style:paragraph-properties fo:text-align="left"/>
    </style:style>
    <style:style style:family="text" style:name="T2657">
      <style:text-properties fo:font-size="11pt" fo:language="es" fo:country="ES" fo:font-weight="bold"/>
    </style:style>
    <style:style style:family="text" style:name="T2658">
      <style:text-properties fo:font-size="8pt" fo:language="es" fo:country="ES"/>
    </style:style>
    <style:style style:family="text" style:name="T2659">
      <style:text-properties fo:language="es" fo:country="ES"/>
    </style:style>
    <style:style style:family="text" style:name="T2660">
      <style:text-properties fo:font-size="9pt" fo:language="es" fo:country="ES"/>
    </style:style>
    <style:style style:family="text" style:name="T2661">
      <style:text-properties fo:font-size="9pt" fo:language="es" fo:country="ES"/>
    </style:style>
    <style:style style:family="text" style:name="T2662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2663">
      <style:text-properties fo:font-size="9pt" fo:language="es" fo:country="ES"/>
    </style:style>
    <style:style style:family="text" style:name="T2664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2665">
      <style:text-properties fo:font-size="3pt" fo:language="es" fo:country="ES"/>
    </style:style>
    <style:style style:family="text" style:name="T2666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2667">
      <style:text-properties fo:language="es" fo:country="ES" fo:font-weight="bold"/>
    </style:style>
    <style:style style:family="text" style:name="T2668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23" style:family="paragraph" style:name="P80">
      <style:text-properties/>
      <style:paragraph-properties/>
    </style:style>
    <style:style style:family="text" style:name="T2669">
      <style:text-properties fo:language="es" fo:country="ES" fo:font-weight="bold"/>
    </style:style>
    <style:style style:family="text" style:name="T2670">
      <style:text-properties fo:font-size="8pt" fo:language="es" fo:country="ES"/>
    </style:style>
    <style:style style:family="text" style:name="T2671">
      <style:text-properties fo:language="es" fo:country="ES"/>
    </style:style>
    <style:style style:family="text" style:name="T2672">
      <style:text-properties fo:font-size="9pt" fo:language="es" fo:country="ES"/>
    </style:style>
    <style:style style:family="text" style:name="T2673">
      <style:text-properties fo:language="es" fo:country="ES"/>
    </style:style>
    <style:style style:parent-style-name="1362" style:list-style-name="WWNum23" style:family="paragraph" style:name="P81">
      <style:text-properties/>
      <style:paragraph-properties/>
    </style:style>
    <style:style style:family="text" style:name="T2674">
      <style:text-properties fo:language="es" fo:country="ES" fo:font-weight="bold"/>
    </style:style>
    <style:style style:family="text" style:name="T2675">
      <style:text-properties fo:language="es" fo:country="ES" fo:font-weight="bold"/>
    </style:style>
    <style:style style:family="text" style:name="T2676">
      <style:text-properties fo:font-size="8pt" fo:language="es" fo:country="ES"/>
    </style:style>
    <style:style style:family="text" style:name="T2677">
      <style:text-properties fo:language="es" fo:country="ES"/>
    </style:style>
    <style:style style:family="text" style:name="T2678">
      <style:text-properties fo:font-size="9pt" fo:language="es" fo:country="ES"/>
    </style:style>
    <style:style style:family="text" style:name="T2679">
      <style:text-properties fo:language="es" fo:country="ES"/>
    </style:style>
    <style:style style:parent-style-name="1362" style:list-style-name="WWNum23" style:family="paragraph" style:name="P82">
      <style:text-properties/>
      <style:paragraph-properties/>
    </style:style>
    <style:style style:family="text" style:name="T2680">
      <style:text-properties fo:language="es" fo:country="ES" fo:font-weight="bold"/>
    </style:style>
    <style:style style:family="text" style:name="T2681">
      <style:text-properties fo:font-size="8pt" fo:language="es" fo:country="ES"/>
    </style:style>
    <style:style style:family="text" style:name="T2682">
      <style:text-properties fo:language="es" fo:country="ES"/>
    </style:style>
    <style:style style:family="text" style:name="T2683">
      <style:text-properties fo:font-size="9pt" fo:language="es" fo:country="ES"/>
    </style:style>
    <style:style style:family="text" style:name="T2684">
      <style:text-properties fo:language="es" fo:country="ES"/>
    </style:style>
    <style:style style:parent-style-name="1362" style:list-style-name="WWNum23" style:family="paragraph" style:name="P83">
      <style:text-properties/>
      <style:paragraph-properties/>
    </style:style>
    <style:style style:family="text" style:name="T2685">
      <style:text-properties fo:language="es" fo:country="ES" fo:font-weight="bold"/>
    </style:style>
    <style:style style:family="text" style:name="T2686">
      <style:text-properties fo:font-size="8pt" fo:language="es" fo:country="ES"/>
    </style:style>
    <style:style style:family="text" style:name="T2687">
      <style:text-properties fo:font-size="8pt" fo:language="es" fo:country="ES"/>
    </style:style>
    <style:style style:family="text" style:name="T2688">
      <style:text-properties fo:font-size="9pt" fo:language="es" fo:country="ES"/>
    </style:style>
    <style:style style:family="text" style:name="T2689">
      <style:text-properties fo:language="es" fo:country="ES"/>
    </style:style>
    <style:style style:parent-style-name="1362" style:list-style-name="WWNum23" style:family="paragraph" style:name="P84">
      <style:text-properties/>
      <style:paragraph-properties/>
    </style:style>
    <style:style style:family="text" style:name="T2690">
      <style:text-properties fo:language="es" fo:country="ES" fo:font-weight="bold"/>
    </style:style>
    <style:style style:family="text" style:name="T2691">
      <style:text-properties fo:font-size="8pt" fo:language="es" fo:country="ES"/>
    </style:style>
    <style:style style:family="text" style:name="T2692">
      <style:text-properties fo:language="es" fo:country="ES"/>
    </style:style>
    <style:style style:family="text" style:name="T2693">
      <style:text-properties fo:font-size="9pt" fo:language="es" fo:country="ES"/>
    </style:style>
    <style:style style:family="text" style:name="T2694">
      <style:text-properties fo:language="es" fo:country="ES"/>
    </style:style>
    <style:style style:parent-style-name="1362" style:list-style-name="WWNum23" style:family="paragraph" style:name="P85">
      <style:text-properties/>
      <style:paragraph-properties/>
    </style:style>
    <style:style style:family="text" style:name="T2695">
      <style:text-properties fo:language="es" fo:country="ES" fo:font-weight="bold"/>
    </style:style>
    <style:style style:family="text" style:name="T2696">
      <style:text-properties fo:font-size="8pt" fo:language="es" fo:country="ES"/>
    </style:style>
    <style:style style:family="text" style:name="T2697">
      <style:text-properties fo:language="es" fo:country="ES"/>
    </style:style>
    <style:style style:family="text" style:name="T2698">
      <style:text-properties fo:font-size="9pt" fo:language="es" fo:country="ES"/>
    </style:style>
    <style:style style:family="text" style:name="T2699">
      <style:text-properties fo:language="es" fo:country="ES"/>
    </style:style>
    <style:style style:parent-style-name="1362" style:list-style-name="WWNum142" style:family="paragraph" style:name="P86">
      <style:text-properties/>
      <style:paragraph-properties fo:text-align="left"/>
    </style:style>
    <style:style style:family="text" style:name="T2700">
      <style:text-properties fo:language="es" fo:country="ES"/>
    </style:style>
    <style:style style:family="text" style:name="T2701">
      <style:text-properties fo:language="es" fo:country="ES" fo:font-weight="bold"/>
    </style:style>
    <style:style style:family="text" style:name="T2702">
      <style:text-properties fo:language="es" fo:country="ES"/>
    </style:style>
    <style:style style:family="text" style:name="T2703">
      <style:text-properties fo:font-size="8pt" fo:language="es" fo:country="ES"/>
    </style:style>
    <style:style style:family="text" style:name="T2704">
      <style:text-properties fo:language="es" fo:country="ES"/>
    </style:style>
    <style:style style:family="text" style:name="T2705">
      <style:text-properties fo:font-size="9pt" fo:language="es" fo:country="ES"/>
    </style:style>
    <style:style style:family="text" style:name="T2706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2707">
      <style:text-properties fo:font-size="9pt" fo:language="es" fo:country="ES"/>
    </style:style>
    <style:style style:family="text" style:name="T2708">
      <style:text-properties fo:language="es" fo:country="ES"/>
    </style:style>
    <style:style style:parent-style-name="1362" style:list-style-name="WWNum167" style:family="paragraph" style:name="P88">
      <style:text-properties/>
      <style:paragraph-properties/>
    </style:style>
    <style:style style:family="text" style:name="T2709">
      <style:text-properties fo:language="es" fo:country="ES" fo:font-weight="bold"/>
    </style:style>
    <style:style style:family="text" style:name="T2710">
      <style:text-properties fo:language="es" fo:country="ES" fo:font-weight="bold"/>
    </style:style>
    <style:style style:family="text" style:name="T2711">
      <style:text-properties fo:font-size="8pt" fo:language="es" fo:country="ES"/>
    </style:style>
    <style:style style:family="text" style:name="T2712">
      <style:text-properties fo:language="es" fo:country="ES"/>
    </style:style>
    <style:style style:family="text" style:name="T2713">
      <style:text-properties fo:font-size="9pt" fo:language="es" fo:country="ES"/>
    </style:style>
    <style:style style:family="text" style:name="T2714">
      <style:text-properties fo:language="es" fo:country="ES"/>
    </style:style>
    <style:style style:parent-style-name="1362" style:list-style-name="WWNum170" style:family="paragraph" style:name="P89">
      <style:text-properties/>
      <style:paragraph-properties/>
    </style:style>
    <style:style style:family="text" style:name="T2715">
      <style:text-properties fo:font-size="9pt" fo:language="es" fo:country="ES"/>
    </style:style>
    <style:style style:family="text" style:name="T2716">
      <style:text-properties fo:font-size="11pt" fo:language="es" fo:country="ES" fo:font-weight="bold"/>
    </style:style>
    <style:style style:family="text" style:name="T2717">
      <style:text-properties fo:font-size="9pt" fo:language="es" fo:country="ES"/>
    </style:style>
    <style:style style:family="text" style:name="T2718">
      <style:text-properties fo:font-size="8pt" fo:language="es" fo:country="ES"/>
    </style:style>
    <style:style style:family="text" style:name="T2719">
      <style:text-properties fo:font-size="9pt" fo:language="es" fo:country="ES"/>
    </style:style>
    <style:style style:family="text" style:name="T2720">
      <style:text-properties fo:font-size="9pt"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721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23" style:family="paragraph" style:name="P91">
      <style:text-properties/>
      <style:paragraph-properties fo:text-align="left"/>
    </style:style>
    <style:style style:family="text" style:name="T2722">
      <style:text-properties fo:language="es" fo:country="ES" fo:font-weight="bold"/>
    </style:style>
    <style:style style:family="text" style:name="T2723">
      <style:text-properties fo:language="es" fo:country="ES"/>
    </style:style>
    <style:style style:family="text" style:name="T2724">
      <style:text-properties fo:font-size="8pt" fo:language="es" fo:country="ES"/>
    </style:style>
    <style:style style:family="text" style:name="T2725">
      <style:text-properties fo:language="es" fo:country="ES"/>
    </style:style>
    <style:style style:family="text" style:name="T2726">
      <style:text-properties fo:font-size="9pt" fo:language="es" fo:country="ES"/>
    </style:style>
    <style:style style:family="text" style:name="T2727">
      <style:text-properties fo:language="es" fo:country="ES"/>
    </style:style>
    <style:style style:parent-style-name="1362" style:list-style-name="WWNum23" style:family="paragraph" style:name="P92">
      <style:text-properties/>
      <style:paragraph-properties fo:text-align="left"/>
    </style:style>
    <style:style style:family="text" style:name="T2728">
      <style:text-properties fo:language="es" fo:country="ES" fo:font-weight="bold"/>
    </style:style>
    <style:style style:family="text" style:name="T2729">
      <style:text-properties fo:language="es" fo:country="ES"/>
    </style:style>
    <style:style style:family="text" style:name="T2730">
      <style:text-properties fo:font-size="8pt" fo:language="es" fo:country="ES"/>
    </style:style>
    <style:style style:family="text" style:name="T2731">
      <style:text-properties fo:language="es" fo:country="ES"/>
    </style:style>
    <style:style style:family="text" style:name="T2732">
      <style:text-properties fo:font-size="9pt" fo:language="es" fo:country="ES"/>
    </style:style>
    <style:style style:family="text" style:name="T2733">
      <style:text-properties fo:language="es" fo:country="ES"/>
    </style:style>
    <style:style style:parent-style-name="1362" style:list-style-name="WWNum23" style:family="paragraph" style:name="P93">
      <style:text-properties/>
      <style:paragraph-properties fo:text-align="left"/>
    </style:style>
    <style:style style:family="text" style:name="T2734">
      <style:text-properties fo:language="es" fo:country="ES" fo:font-weight="bold"/>
    </style:style>
    <style:style style:family="text" style:name="T2735">
      <style:text-properties fo:language="es" fo:country="ES"/>
    </style:style>
    <style:style style:family="text" style:name="T2736">
      <style:text-properties fo:font-size="8pt" fo:language="es" fo:country="ES"/>
    </style:style>
    <style:style style:family="text" style:name="T2737">
      <style:text-properties fo:language="es" fo:country="ES"/>
    </style:style>
    <style:style style:family="text" style:name="T2738">
      <style:text-properties fo:font-size="9pt" fo:language="es" fo:country="ES"/>
    </style:style>
    <style:style style:family="text" style:name="T2739">
      <style:text-properties fo:language="es" fo:country="ES"/>
    </style:style>
    <style:style style:parent-style-name="1362" style:list-style-name="WWNum110" style:family="paragraph" style:name="P94">
      <style:text-properties/>
      <style:paragraph-properties/>
    </style:style>
    <style:style style:family="text" style:name="T2740">
      <style:text-properties fo:language="es" fo:country="ES" fo:font-weight="bold"/>
    </style:style>
    <style:style style:family="text" style:name="T2741">
      <style:text-properties fo:language="es" fo:country="ES"/>
    </style:style>
    <style:style style:family="text" style:name="T2742">
      <style:text-properties fo:font-size="8pt" fo:language="es" fo:country="ES"/>
    </style:style>
    <style:style style:family="text" style:name="T2743">
      <style:text-properties fo:language="es" fo:country="ES"/>
    </style:style>
    <style:style style:family="text" style:name="T2744">
      <style:text-properties fo:font-size="9pt" fo:language="es" fo:country="ES"/>
    </style:style>
    <style:style style:family="text" style:name="T2745">
      <style:text-properties fo:language="es" fo:country="ES"/>
    </style:style>
    <style:style style:family="paragraph" style:name="P95">
      <style:text-properties/>
      <style:paragraph-properties fo:text-align="center" fo:margin-left="0cm" fo:text-indent="0cm"/>
    </style:style>
    <style:style style:family="text" style:name="T2746">
      <style:text-properties fo:font-size="9pt" fo:language="es" fo:country="ES"/>
    </style:style>
    <style:style style:family="text" style:name="T2747">
      <style:text-properties fo:font-size="9pt" fo:language="es" fo:country="ES"/>
    </style:style>
    <style:style style:parent-style-name="1362" style:list-style-name="WWNum137" style:family="paragraph" style:name="P96">
      <style:text-properties/>
      <style:paragraph-properties fo:text-align="left"/>
    </style:style>
    <style:style style:family="text" style:name="T2748">
      <style:text-properties fo:language="es" fo:country="ES" fo:font-weight="bold"/>
    </style:style>
    <style:style style:family="text" style:name="T2749">
      <style:text-properties fo:font-size="8pt" fo:language="es" fo:country="ES" fo:font-weight="normal"/>
    </style:style>
    <style:style style:family="text" style:name="T2750">
      <style:text-properties fo:language="es" fo:country="ES" fo:font-weight="bold"/>
    </style:style>
    <style:style style:family="text" style:name="T2751">
      <style:text-properties fo:font-size="8pt" fo:language="es" fo:country="ES"/>
    </style:style>
    <style:style style:family="text" style:name="T2752">
      <style:text-properties fo:language="es" fo:country="ES"/>
    </style:style>
    <style:style style:family="text" style:name="T2753">
      <style:text-properties fo:font-size="9pt" fo:language="es" fo:country="ES"/>
    </style:style>
    <style:style style:family="text" style:name="T2754">
      <style:text-properties fo:language="es" fo:country="ES"/>
    </style:style>
    <style:style style:parent-style-name="1362" style:list-style-name="WWNum137" style:family="paragraph" style:name="P97">
      <style:text-properties/>
      <style:paragraph-properties fo:text-align="left"/>
    </style:style>
    <style:style style:family="text" style:name="T2755">
      <style:text-properties fo:language="es" fo:country="ES" fo:font-weight="bold"/>
    </style:style>
    <style:style style:family="text" style:name="T2756">
      <style:text-properties fo:font-size="8pt" fo:language="es" fo:country="ES" fo:font-weight="normal"/>
    </style:style>
    <style:style style:family="text" style:name="T2757">
      <style:text-properties fo:language="es" fo:country="ES" fo:font-weight="bold"/>
    </style:style>
    <style:style style:family="text" style:name="T2758">
      <style:text-properties fo:font-size="8pt" fo:language="es" fo:country="ES"/>
    </style:style>
    <style:style style:family="text" style:name="T2759">
      <style:text-properties fo:language="es" fo:country="ES"/>
    </style:style>
    <style:style style:family="text" style:name="T2760">
      <style:text-properties fo:font-size="9pt" fo:language="es" fo:country="ES"/>
    </style:style>
    <style:style style:family="text" style:name="T2761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23" style:family="paragraph" style:name="P98">
      <style:text-properties/>
      <style:paragraph-properties fo:text-align="left"/>
    </style:style>
    <style:style style:family="text" style:name="T2762">
      <style:text-properties fo:language="es" fo:country="ES" fo:font-weight="bold"/>
    </style:style>
    <style:style style:family="text" style:name="T2763">
      <style:text-properties fo:font-size="8pt" fo:language="es" fo:country="ES" fo:font-weight="normal"/>
    </style:style>
    <style:style style:family="text" style:name="T2764">
      <style:text-properties fo:language="es" fo:country="ES" fo:font-weight="bold"/>
    </style:style>
    <style:style style:family="text" style:name="T2765">
      <style:text-properties fo:font-size="8pt" fo:language="es" fo:country="ES"/>
    </style:style>
    <style:style style:family="text" style:name="T2766">
      <style:text-properties fo:language="es" fo:country="ES"/>
    </style:style>
    <style:style style:family="text" style:name="T2767">
      <style:text-properties fo:font-size="9pt" fo:language="es" fo:country="ES"/>
    </style:style>
    <style:style style:family="text" style:name="T2768">
      <style:text-properties fo:language="es" fo:country="ES"/>
    </style:style>
    <style:style style:parent-style-name="1362" style:list-style-name="WWNum23" style:family="paragraph" style:name="P99">
      <style:text-properties/>
      <style:paragraph-properties fo:text-align="left"/>
    </style:style>
    <style:style style:family="text" style:name="T2769">
      <style:text-properties fo:language="es" fo:country="ES" fo:font-weight="bold"/>
    </style:style>
    <style:style style:family="text" style:name="T2770">
      <style:text-properties fo:font-size="8pt" fo:language="es" fo:country="ES" fo:font-weight="normal"/>
    </style:style>
    <style:style style:family="text" style:name="T2771">
      <style:text-properties fo:language="es" fo:country="ES" fo:font-weight="bold"/>
    </style:style>
    <style:style style:family="text" style:name="T2772">
      <style:text-properties fo:language="es" fo:country="ES"/>
    </style:style>
    <style:style style:family="text" style:name="T2773">
      <style:text-properties fo:font-size="8pt" fo:language="es" fo:country="ES"/>
    </style:style>
    <style:style style:family="text" style:name="T2774">
      <style:text-properties fo:language="es" fo:country="ES"/>
    </style:style>
    <style:style style:family="text" style:name="T2775">
      <style:text-properties fo:font-size="9pt" fo:language="es" fo:country="ES"/>
    </style:style>
    <style:style style:family="text" style:name="T2776">
      <style:text-properties fo:language="es" fo:country="ES"/>
    </style:style>
    <style:style style:family="paragraph" style:name="P100">
      <style:text-properties/>
      <style:paragraph-properties fo:text-align="center" fo:margin-left="0cm" fo:text-indent="0cm"/>
    </style:style>
    <style:style style:family="text" style:name="T2777">
      <style:text-properties fo:font-size="9pt" fo:language="es" fo:country="ES"/>
    </style:style>
    <style:style style:family="text" style:name="T2778">
      <style:text-properties fo:font-size="9pt" fo:language="es" fo:country="ES"/>
    </style:style>
    <style:style style:parent-style-name="1362" style:list-style-name="WWNum121" style:family="paragraph" style:name="P101">
      <style:text-properties/>
      <style:paragraph-properties fo:text-align="left"/>
    </style:style>
    <style:style style:family="text" style:name="T2779">
      <style:text-properties fo:font-size="11pt" fo:language="es" fo:country="ES" fo:font-weight="bold"/>
    </style:style>
    <style:style style:family="text" style:name="T2780">
      <style:text-properties fo:font-size="9pt" fo:language="es" fo:country="ES"/>
    </style:style>
    <style:style style:family="text" style:name="T2781">
      <style:text-properties fo:font-size="8pt" fo:language="es" fo:country="ES"/>
    </style:style>
    <style:style style:family="text" style:name="T2782">
      <style:text-properties fo:font-size="9pt" fo:language="es" fo:country="ES"/>
    </style:style>
    <style:style style:family="text" style:name="T2783">
      <style:text-properties fo:language="es" fo:country="ES"/>
    </style:style>
    <style:style style:parent-style-name="1362" style:list-style-name="WWNum121" style:family="paragraph" style:name="P102">
      <style:text-properties/>
      <style:paragraph-properties fo:text-align="left"/>
    </style:style>
    <style:style style:family="text" style:name="T2784">
      <style:text-properties fo:font-size="11pt" fo:language="es" fo:country="ES" fo:font-weight="bold"/>
    </style:style>
    <style:style style:family="text" style:name="T2785">
      <style:text-properties fo:font-size="8pt" fo:language="es" fo:country="ES"/>
    </style:style>
    <style:style style:family="text" style:name="T2786">
      <style:text-properties fo:font-size="9pt" fo:language="es" fo:country="ES"/>
    </style:style>
    <style:style style:family="text" style:name="T2787">
      <style:text-properties fo:font-size="9pt" fo:language="es" fo:country="ES"/>
    </style:style>
    <style:style style:parent-style-name="1362" style:list-style-name="WWNum115" style:family="paragraph" style:name="P103">
      <style:text-properties/>
      <style:paragraph-properties fo:text-align="left"/>
    </style:style>
    <style:style style:family="text" style:name="T2788">
      <style:text-properties fo:font-size="11pt" fo:language="es" fo:country="ES" fo:font-weight="bold"/>
    </style:style>
    <style:style style:family="text" style:name="T2789">
      <style:text-properties fo:font-size="8pt" fo:language="es" fo:country="ES"/>
    </style:style>
    <style:style style:family="text" style:name="T2790">
      <style:text-properties fo:font-size="9pt" fo:language="es" fo:country="ES"/>
    </style:style>
    <style:style style:family="text" style:name="T2791">
      <style:text-properties fo:language="es" fo:country="ES"/>
    </style:style>
    <style:style style:parent-style-name="1362" style:list-style-name="WWNum143" style:family="paragraph" style:name="P104">
      <style:text-properties/>
      <style:paragraph-properties fo:text-align="left"/>
    </style:style>
    <style:style style:family="text" style:name="T2792">
      <style:text-properties fo:font-size="11pt" fo:language="es" fo:country="ES" fo:font-weight="bold"/>
    </style:style>
    <style:style style:family="text" style:name="T2793">
      <style:text-properties fo:font-size="8pt" fo:language="es" fo:country="ES"/>
    </style:style>
    <style:style style:family="text" style:name="T2794">
      <style:text-properties fo:font-size="9pt" fo:language="es" fo:country="ES"/>
    </style:style>
    <style:style style:family="text" style:name="T2795">
      <style:text-properties fo:font-size="9pt" fo:language="es" fo:country="ES"/>
    </style:style>
    <style:style style:family="text" style:name="T2796">
      <style:text-properties fo:font-size="11pt" fo:language="es" fo:country="ES" fo:font-weight="bold"/>
    </style:style>
    <style:style style:family="text" style:name="T2797">
      <style:text-properties fo:font-size="9pt" fo:language="es" fo:country="ES"/>
    </style:style>
    <style:style style:family="text" style:name="T2798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799">
      <style:text-properties fo:font-size="9pt" fo:language="es" fo:country="ES"/>
    </style:style>
    <style:style style:family="text" style:name="T2800">
      <style:text-properties fo:font-size="9pt" fo:language="es" fo:country="ES"/>
    </style:style>
    <style:style style:family="paragraph" style:name="P106">
      <style:text-properties/>
      <style:paragraph-properties fo:text-align="left" fo:margin-left="0cm" fo:text-indent="0cm"/>
    </style:style>
    <style:style style:family="text" style:name="T2801">
      <style:text-properties fo:font-size="9pt" fo:language="es" fo:country="ES"/>
    </style:style>
    <style:style style:family="text" style:name="T2802">
      <style:text-properties fo:font-size="9pt" fo:language="es" fo:country="ES"/>
    </style:style>
    <style:style style:family="paragraph" style:name="P107">
      <style:text-properties/>
      <style:paragraph-properties/>
    </style:style>
    <style:style style:family="text" style:name="T2803">
      <style:text-properties fo:font-size="3pt" fo:language="es" fo:country="ES" fo:font-weight="bold"/>
    </style:style>
    <style:style style:family="text" style:name="T2804">
      <style:text-properties fo:language="es" fo:country="ES"/>
    </style:style>
    <style:style style:family="paragraph" style:name="P108">
      <style:text-properties/>
      <style:paragraph-properties/>
    </style:style>
    <style:style style:family="text" style:name="T2805">
      <style:text-properties fo:language="es" fo:country="ES" fo:font-weight="bold"/>
    </style:style>
    <style:style style:family="text" style:name="T2806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3" style:family="paragraph" style:name="P109">
      <style:text-properties/>
      <style:paragraph-properties fo:text-align="left"/>
    </style:style>
    <style:style style:family="text" style:name="T2807">
      <style:text-properties fo:font-size="11pt" fo:language="es" fo:country="ES" fo:font-weight="bold"/>
    </style:style>
    <style:style style:family="text" style:name="T2808">
      <style:text-properties fo:font-size="9pt" fo:language="es" fo:country="ES" fo:font-weight="bold"/>
    </style:style>
    <style:style style:family="text" style:name="T2809">
      <style:text-properties fo:font-size="8pt" fo:language="es" fo:country="ES"/>
    </style:style>
    <style:style style:family="text" style:name="T2810">
      <style:text-properties fo:language="es" fo:country="ES"/>
    </style:style>
    <style:style style:family="text" style:name="T2811">
      <style:text-properties fo:font-size="9pt" fo:language="es" fo:country="ES"/>
    </style:style>
    <style:style style:family="text" style:name="T2812">
      <style:text-properties fo:language="es" fo:country="ES"/>
    </style:style>
    <style:style style:parent-style-name="1362" style:list-style-name="WWNum5" style:family="paragraph" style:name="P110">
      <style:text-properties/>
      <style:paragraph-properties fo:text-align="left"/>
    </style:style>
    <style:style style:family="text" style:name="T2813">
      <style:text-properties fo:font-size="11pt" fo:language="es" fo:country="ES" fo:font-weight="bold"/>
    </style:style>
    <style:style style:family="text" style:name="T2814">
      <style:text-properties fo:font-size="9pt" fo:language="es" fo:country="ES" fo:font-weight="bold"/>
    </style:style>
    <style:style style:family="text" style:name="T2815">
      <style:text-properties fo:font-size="8pt" fo:language="es" fo:country="ES"/>
    </style:style>
    <style:style style:family="text" style:name="T2816">
      <style:text-properties fo:language="es" fo:country="ES"/>
    </style:style>
    <style:style style:family="text" style:name="T2817">
      <style:text-properties fo:font-size="9pt" fo:language="es" fo:country="ES"/>
    </style:style>
    <style:style style:family="text" style:name="T2818">
      <style:text-properties fo:language="es" fo:country="ES"/>
    </style:style>
    <style:style style:parent-style-name="1362" style:list-style-name="WWNum5" style:family="paragraph" style:name="P111">
      <style:text-properties/>
      <style:paragraph-properties fo:text-align="left"/>
    </style:style>
    <style:style style:family="text" style:name="T2819">
      <style:text-properties fo:font-size="11pt" fo:language="es" fo:country="ES" fo:font-weight="bold"/>
    </style:style>
    <style:style style:family="text" style:name="T2820">
      <style:text-properties fo:font-size="9pt" fo:language="es" fo:country="ES"/>
    </style:style>
    <style:style style:family="text" style:name="T2821">
      <style:text-properties fo:font-size="8pt" fo:language="es" fo:country="ES"/>
    </style:style>
    <style:style style:family="text" style:name="T2822">
      <style:text-properties fo:language="es" fo:country="ES"/>
    </style:style>
    <style:style style:family="text" style:name="T2823">
      <style:text-properties fo:font-size="9pt" fo:language="es" fo:country="ES"/>
    </style:style>
    <style:style style:family="text" style:name="T2824">
      <style:text-properties fo:language="es" fo:country="ES"/>
    </style:style>
    <style:style style:parent-style-name="1362" style:list-style-name="WWNum5" style:family="paragraph" style:name="P112">
      <style:text-properties/>
      <style:paragraph-properties fo:text-align="left"/>
    </style:style>
    <style:style style:family="text" style:name="T2825">
      <style:text-properties fo:font-size="11pt" fo:language="es" fo:country="ES" fo:font-weight="bold"/>
    </style:style>
    <style:style style:family="text" style:name="T2826">
      <style:text-properties fo:font-size="9pt" fo:language="es" fo:country="ES"/>
    </style:style>
    <style:style style:parent-style-name="1362" style:list-style-name="WWNum5" style:family="paragraph" style:name="P113">
      <style:text-properties/>
      <style:paragraph-properties fo:text-align="left"/>
    </style:style>
    <style:style style:family="text" style:name="T2827">
      <style:text-properties fo:font-size="11pt" fo:language="es" fo:country="ES" fo:font-weight="bold"/>
    </style:style>
    <style:style style:family="text" style:name="T2828">
      <style:text-properties fo:font-size="9pt" fo:language="es" fo:country="ES" fo:font-weight="bold"/>
    </style:style>
    <style:style style:family="text" style:name="T2829">
      <style:text-properties fo:font-size="8pt" fo:language="es" fo:country="ES"/>
    </style:style>
    <style:style style:family="text" style:name="T2830">
      <style:text-properties fo:font-size="11pt" fo:language="es" fo:country="ES" fo:font-weight="bold"/>
    </style:style>
    <style:style style:family="text" style:name="T2831">
      <style:text-properties fo:font-size="11pt" fo:language="es" fo:country="ES"/>
    </style:style>
    <style:style style:family="text" style:name="T2832">
      <style:text-properties fo:font-size="8pt" fo:language="es" fo:country="ES"/>
    </style:style>
    <style:style style:family="text" style:name="T2833">
      <style:text-properties fo:language="es" fo:country="ES"/>
    </style:style>
    <style:style style:family="text" style:name="T2834">
      <style:text-properties fo:font-size="9pt" fo:language="es" fo:country="ES"/>
    </style:style>
    <style:style style:family="text" style:name="T2835">
      <style:text-properties fo:language="es" fo:country="ES"/>
    </style:style>
    <style:style style:parent-style-name="1362" style:list-style-name="WWNum5" style:family="paragraph" style:name="P114">
      <style:text-properties/>
      <style:paragraph-properties fo:text-align="left"/>
    </style:style>
    <style:style style:family="text" style:name="T2836">
      <style:text-properties fo:font-size="11pt" fo:language="es" fo:country="ES" fo:font-weight="bold"/>
    </style:style>
    <style:style style:family="text" style:name="T2837">
      <style:text-properties fo:font-size="9pt" fo:language="es" fo:country="ES"/>
    </style:style>
    <style:style style:family="text" style:name="T2838">
      <style:text-properties fo:font-size="8pt" fo:language="es" fo:country="ES"/>
    </style:style>
    <style:style style:family="text" style:name="T2839">
      <style:text-properties fo:font-size="8pt" fo:language="es" fo:country="ES" fo:font-weight="bold"/>
    </style:style>
    <style:style style:family="text" style:name="T2840">
      <style:text-properties fo:font-size="11pt" fo:language="es" fo:country="ES" fo:font-weight="bold"/>
    </style:style>
    <style:style style:family="text" style:name="T2841">
      <style:text-properties fo:font-size="11pt" fo:language="es" fo:country="ES"/>
    </style:style>
    <style:style style:family="text" style:name="T2842">
      <style:text-properties fo:font-size="8pt" fo:language="es" fo:country="ES"/>
    </style:style>
    <style:style style:family="text" style:name="T2843">
      <style:text-properties fo:language="es" fo:country="ES"/>
    </style:style>
    <style:style style:family="text" style:name="T2844">
      <style:text-properties fo:font-size="9pt" fo:language="es" fo:country="ES"/>
    </style:style>
    <style:style style:family="text" style:name="T2845">
      <style:text-properties fo:language="es" fo:country="ES"/>
    </style:style>
    <style:style style:parent-style-name="1362" style:list-style-name="WWNum5" style:family="paragraph" style:name="P115">
      <style:text-properties/>
      <style:paragraph-properties fo:text-align="left"/>
    </style:style>
    <style:style style:family="text" style:name="T2846">
      <style:text-properties fo:font-size="11pt" fo:language="es" fo:country="ES" fo:font-weight="bold"/>
    </style:style>
    <style:style style:family="text" style:name="T2847">
      <style:text-properties fo:font-size="11pt" fo:language="es" fo:country="ES"/>
    </style:style>
    <style:style style:family="text" style:name="T2848">
      <style:text-properties fo:font-size="8pt" fo:language="es" fo:country="ES"/>
    </style:style>
    <style:style style:family="text" style:name="T2849">
      <style:text-properties fo:language="es" fo:country="ES"/>
    </style:style>
    <style:style style:family="text" style:name="T2850">
      <style:text-properties fo:font-size="9pt" fo:language="es" fo:country="ES"/>
    </style:style>
    <style:style style:family="text" style:name="T2851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852">
      <style:text-properties fo:font-size="9pt" fo:language="es" fo:country="ES"/>
    </style:style>
    <style:style style:family="text" style:name="T2853">
      <style:text-properties fo:font-size="9pt" fo:language="es" fo:country="ES"/>
    </style:style>
    <style:style style:parent-style-name="1362" style:list-style-name="WWNum3" style:family="paragraph" style:name="P117">
      <style:text-properties/>
      <style:paragraph-properties fo:text-align="left"/>
    </style:style>
    <style:style style:family="text" style:name="T2854">
      <style:text-properties fo:font-size="11pt" fo:language="es" fo:country="ES" fo:font-weight="bold"/>
    </style:style>
    <style:style style:family="text" style:name="T2855">
      <style:text-properties fo:font-size="9pt" fo:language="es" fo:country="ES" fo:font-weight="bold"/>
    </style:style>
    <style:style style:family="text" style:name="T2856">
      <style:text-properties fo:font-size="8pt" fo:language="es" fo:country="ES"/>
    </style:style>
    <style:style style:family="text" style:name="T2857">
      <style:text-properties fo:language="es" fo:country="ES"/>
    </style:style>
    <style:style style:family="text" style:name="T2858">
      <style:text-properties fo:font-size="9pt" fo:language="es" fo:country="ES"/>
    </style:style>
    <style:style style:family="text" style:name="T2859">
      <style:text-properties fo:font-size="9pt" fo:language="es" fo:country="ES"/>
    </style:style>
    <style:style style:parent-style-name="1362" style:list-style-name="WWNum3" style:family="paragraph" style:name="P118">
      <style:text-properties/>
      <style:paragraph-properties fo:text-align="left"/>
    </style:style>
    <style:style style:family="text" style:name="T2860">
      <style:text-properties fo:font-size="11pt" fo:language="es" fo:country="ES" fo:font-weight="bold"/>
    </style:style>
    <style:style style:family="text" style:name="T2861">
      <style:text-properties fo:font-size="8pt" fo:language="es" fo:country="ES"/>
    </style:style>
    <style:style style:family="text" style:name="T2862">
      <style:text-properties fo:language="es" fo:country="ES"/>
    </style:style>
    <style:style style:family="text" style:name="T2863">
      <style:text-properties fo:font-size="9pt" fo:language="es" fo:country="ES"/>
    </style:style>
    <style:style style:family="text" style:name="T2864">
      <style:text-properties fo:font-size="9pt" fo:language="es" fo:country="ES"/>
    </style:style>
    <style:style style:parent-style-name="1362" style:list-style-name="WWNum3" style:family="paragraph" style:name="P119">
      <style:text-properties/>
      <style:paragraph-properties fo:text-align="left"/>
    </style:style>
    <style:style style:family="text" style:name="T2865">
      <style:text-properties fo:font-size="11pt" fo:language="es" fo:country="ES" fo:font-weight="bold"/>
    </style:style>
    <style:style style:family="text" style:name="T2866">
      <style:text-properties fo:font-size="8pt" fo:language="es" fo:country="ES"/>
    </style:style>
    <style:style style:family="text" style:name="T2867">
      <style:text-properties fo:language="es" fo:country="ES"/>
    </style:style>
    <style:style style:family="text" style:name="T2868">
      <style:text-properties fo:font-size="9pt" fo:language="es" fo:country="ES"/>
    </style:style>
    <style:style style:family="text" style:name="T2869">
      <style:text-properties fo:font-size="9pt" fo:language="es" fo:country="ES"/>
    </style:style>
    <style:style style:parent-style-name="1362" style:list-style-name="WWNum3" style:family="paragraph" style:name="P120">
      <style:text-properties/>
      <style:paragraph-properties fo:text-align="left"/>
    </style:style>
    <style:style style:family="text" style:name="T2870">
      <style:text-properties fo:font-size="11pt" fo:language="es" fo:country="ES" fo:font-weight="bold"/>
    </style:style>
    <style:style style:family="text" style:name="T2871">
      <style:text-properties fo:font-size="9pt" fo:language="es" fo:country="ES"/>
    </style:style>
    <style:style style:family="text" style:name="T2872">
      <style:text-properties fo:font-size="9pt" fo:language="es" fo:country="ES"/>
    </style:style>
    <style:style style:parent-style-name="1362" style:list-style-name="WWNum158" style:family="paragraph" style:name="P121">
      <style:text-properties/>
      <style:paragraph-properties fo:text-align="left"/>
    </style:style>
    <style:style style:family="text" style:name="T2873">
      <style:text-properties fo:font-size="11pt" fo:language="es" fo:country="ES" fo:font-weight="bold"/>
    </style:style>
    <style:style style:family="text" style:name="T2874">
      <style:text-properties fo:font-size="9pt" fo:language="es" fo:country="ES" fo:font-weight="bold"/>
    </style:style>
    <style:style style:family="text" style:name="T2875">
      <style:text-properties fo:font-size="8pt" fo:language="es" fo:country="ES"/>
    </style:style>
    <style:style style:family="text" style:name="T2876">
      <style:text-properties fo:language="es" fo:country="ES"/>
    </style:style>
    <style:style style:family="text" style:name="T2877">
      <style:text-properties fo:font-size="9pt" fo:language="es" fo:country="ES"/>
    </style:style>
    <style:style style:family="text" style:name="T2878">
      <style:text-properties fo:font-size="9pt" fo:language="es" fo:country="ES"/>
    </style:style>
    <style:style style:parent-style-name="1362" style:list-style-name="WWNum156" style:family="paragraph" style:name="P122">
      <style:text-properties/>
      <style:paragraph-properties fo:text-align="left"/>
    </style:style>
    <style:style style:family="text" style:name="T2879">
      <style:text-properties fo:language="es" fo:country="ES"/>
    </style:style>
    <style:style style:family="text" style:name="T2880">
      <style:text-properties fo:font-size="11pt" fo:language="es" fo:country="ES" fo:font-weight="bold"/>
    </style:style>
    <style:style style:family="text" style:name="T2881">
      <style:text-properties fo:font-size="11pt" fo:language="es" fo:country="ES"/>
    </style:style>
    <style:style style:family="text" style:name="T2882">
      <style:text-properties fo:font-size="8pt" fo:language="es" fo:country="ES"/>
    </style:style>
    <style:style style:family="text" style:name="T2883">
      <style:text-properties fo:language="es" fo:country="ES"/>
    </style:style>
    <style:style style:family="text" style:name="T2884">
      <style:text-properties fo:font-size="9pt" fo:language="es" fo:country="ES"/>
    </style:style>
    <style:style style:family="text" style:name="T2885">
      <style:text-properties fo:language="es" fo:country="ES"/>
    </style:style>
    <style:style style:parent-style-name="1362" style:list-style-name="WWNum157" style:family="paragraph" style:name="P123">
      <style:text-properties/>
      <style:paragraph-properties fo:text-align="left"/>
    </style:style>
    <style:style style:family="text" style:name="T2886">
      <style:text-properties fo:language="es" fo:country="ES"/>
    </style:style>
    <style:style style:family="text" style:name="T2887">
      <style:text-properties fo:font-size="11pt" fo:language="es" fo:country="ES" fo:font-weight="bold"/>
    </style:style>
    <style:style style:family="text" style:name="T2888">
      <style:text-properties fo:font-size="11pt" fo:language="es" fo:country="ES"/>
    </style:style>
    <style:style style:family="text" style:name="T2889">
      <style:text-properties fo:font-size="8pt" fo:language="es" fo:country="ES"/>
    </style:style>
    <style:style style:family="text" style:name="T2890">
      <style:text-properties fo:language="es" fo:country="ES"/>
    </style:style>
    <style:style style:family="text" style:name="T2891">
      <style:text-properties fo:font-size="9pt" fo:language="es" fo:country="ES"/>
    </style:style>
    <style:style style:family="text" style:name="T2892">
      <style:text-properties fo:language="es" fo:country="ES"/>
    </style:style>
    <style:style style:parent-style-name="1362" style:list-style-name="WWNum129" style:family="paragraph" style:name="P124">
      <style:text-properties/>
      <style:paragraph-properties fo:text-align="left"/>
    </style:style>
    <style:style style:family="text" style:name="T2893">
      <style:text-properties fo:language="es" fo:country="ES" fo:font-weight="bold"/>
    </style:style>
    <style:style style:family="text" style:name="T2894">
      <style:text-properties fo:font-size="9pt" fo:language="es" fo:country="ES" fo:font-weight="bold"/>
    </style:style>
    <style:style style:family="text" style:name="T2895">
      <style:text-properties fo:font-size="8pt" fo:language="es" fo:country="ES"/>
    </style:style>
    <style:style style:family="text" style:name="T2896">
      <style:text-properties fo:language="es" fo:country="ES"/>
    </style:style>
    <style:style style:family="text" style:name="T2897">
      <style:text-properties fo:font-size="9pt" fo:language="es" fo:country="ES"/>
    </style:style>
    <style:style style:family="text" style:name="T2898">
      <style:text-properties fo:language="es" fo:country="ES"/>
    </style:style>
    <style:style style:parent-style-name="1362" style:list-style-name="WWNum129" style:family="paragraph" style:name="P125">
      <style:text-properties/>
      <style:paragraph-properties fo:text-align="left"/>
    </style:style>
    <style:style style:family="text" style:name="T2899">
      <style:text-properties fo:language="es" fo:country="ES" fo:font-weight="bold"/>
    </style:style>
    <style:style style:family="text" style:name="T2900">
      <style:text-properties fo:font-size="9pt" fo:language="es" fo:country="ES" fo:font-weight="bold"/>
    </style:style>
    <style:style style:family="text" style:name="T2901">
      <style:text-properties fo:font-size="8pt" fo:language="es" fo:country="ES"/>
    </style:style>
    <style:style style:family="text" style:name="T2902">
      <style:text-properties fo:language="es" fo:country="ES"/>
    </style:style>
    <style:style style:family="text" style:name="T2903">
      <style:text-properties fo:font-size="9pt" fo:language="es" fo:country="ES"/>
    </style:style>
    <style:style style:family="text" style:name="T2904">
      <style:text-properties fo:language="es" fo:country="ES"/>
    </style:style>
    <style:style style:parent-style-name="1362" style:list-style-name="WWNum146" style:family="paragraph" style:name="P126">
      <style:text-properties/>
      <style:paragraph-properties fo:text-align="left"/>
    </style:style>
    <style:style style:family="text" style:name="T2905">
      <style:text-properties fo:font-size="11pt" fo:language="es" fo:country="ES" fo:font-weight="bold"/>
    </style:style>
    <style:style style:family="text" style:name="T2906">
      <style:text-properties fo:font-size="9pt" fo:language="es" fo:country="ES"/>
    </style:style>
    <style:style style:family="text" style:name="T2907">
      <style:text-properties fo:font-size="8pt" fo:language="es" fo:country="ES"/>
    </style:style>
    <style:style style:family="text" style:name="T2908">
      <style:text-properties fo:language="es" fo:country="ES"/>
    </style:style>
    <style:style style:family="text" style:name="T2909">
      <style:text-properties fo:font-size="9pt" fo:language="es" fo:country="ES"/>
    </style:style>
    <style:style style:family="text" style:name="T2910">
      <style:text-properties fo:font-size="9pt" fo:language="es" fo:country="ES"/>
    </style:style>
    <style:style style:parent-style-name="1362" style:list-style-name="WWNum147" style:family="paragraph" style:name="P127">
      <style:text-properties/>
      <style:paragraph-properties fo:text-align="left"/>
    </style:style>
    <style:style style:family="text" style:name="T2911">
      <style:text-properties fo:font-size="11pt" fo:language="es" fo:country="ES" fo:font-weight="bold"/>
    </style:style>
    <style:style style:family="text" style:name="T2912">
      <style:text-properties fo:font-size="9pt" fo:language="es" fo:country="ES"/>
    </style:style>
    <style:style style:family="text" style:name="T2913">
      <style:text-properties fo:font-size="8pt" fo:language="es" fo:country="ES"/>
    </style:style>
    <style:style style:family="text" style:name="T2914">
      <style:text-properties fo:language="es" fo:country="ES"/>
    </style:style>
    <style:style style:family="text" style:name="T2915">
      <style:text-properties fo:font-size="9pt" fo:language="es" fo:country="ES"/>
    </style:style>
    <style:style style:family="text" style:name="T2916">
      <style:text-properties fo:font-size="9pt"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917">
      <style:text-properties fo:font-size="9pt" fo:language="es" fo:country="ES"/>
    </style:style>
    <style:style style:family="text" style:name="T2918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61" style:family="paragraph" style:name="P129">
      <style:text-properties/>
      <style:paragraph-properties fo:text-align="left"/>
    </style:style>
    <style:style style:family="text" style:name="T2919">
      <style:text-properties fo:font-size="11pt" fo:language="es" fo:country="ES" fo:font-weight="bold"/>
    </style:style>
    <style:style style:family="text" style:name="T2920">
      <style:text-properties fo:font-size="9pt" fo:language="es" fo:country="ES" fo:font-weight="bold"/>
    </style:style>
    <style:style style:family="text" style:name="T2921">
      <style:text-properties fo:font-size="8pt" fo:language="es" fo:country="ES"/>
    </style:style>
    <style:style style:family="text" style:name="T2922">
      <style:text-properties fo:language="es" fo:country="ES"/>
    </style:style>
    <style:style style:family="text" style:name="T2923">
      <style:text-properties fo:font-size="9pt" fo:language="es" fo:country="ES"/>
    </style:style>
    <style:style style:family="text" style:name="T2924">
      <style:text-properties fo:font-size="9pt" fo:language="es" fo:country="ES"/>
    </style:style>
    <style:style style:parent-style-name="1362" style:list-style-name="WWNum271" style:family="paragraph" style:name="P130">
      <style:text-properties/>
      <style:paragraph-properties fo:text-align="left"/>
    </style:style>
    <style:style style:family="text" style:name="T2925">
      <style:text-properties fo:font-size="11pt" fo:language="es" fo:country="ES" fo:font-weight="bold"/>
    </style:style>
    <style:style style:family="text" style:name="T2926">
      <style:text-properties fo:font-size="9pt" fo:language="es" fo:country="ES" fo:font-weight="bold"/>
    </style:style>
    <style:style style:family="text" style:name="T2927">
      <style:text-properties fo:font-size="8pt" fo:language="es" fo:country="ES"/>
    </style:style>
    <style:style style:family="text" style:name="T2928">
      <style:text-properties fo:language="es" fo:country="ES"/>
    </style:style>
    <style:style style:family="text" style:name="T2929">
      <style:text-properties fo:font-size="9pt" fo:language="es" fo:country="ES"/>
    </style:style>
    <style:style style:family="text" style:name="T2930">
      <style:text-properties fo:font-size="9pt" fo:language="es" fo:country="ES"/>
    </style:style>
    <style:style style:parent-style-name="1362" style:list-style-name="WWNum159" style:family="paragraph" style:name="P131">
      <style:text-properties/>
      <style:paragraph-properties fo:text-align="left"/>
    </style:style>
    <style:style style:family="text" style:name="T2931">
      <style:text-properties fo:language="es" fo:country="ES" fo:font-weight="bold"/>
    </style:style>
    <style:style style:family="text" style:name="T2932">
      <style:text-properties fo:font-size="8pt" fo:language="es" fo:country="ES"/>
    </style:style>
    <style:style style:family="text" style:name="T2933">
      <style:text-properties fo:font-size="9pt" fo:language="es" fo:country="ES"/>
    </style:style>
    <style:style style:family="text" style:name="T2934">
      <style:text-properties fo:font-size="9pt" fo:language="es" fo:country="ES"/>
    </style:style>
    <style:style style:parent-style-name="1362" style:list-style-name="WWNum160" style:family="paragraph" style:name="P132">
      <style:text-properties/>
      <style:paragraph-properties fo:text-align="left"/>
    </style:style>
    <style:style style:family="text" style:name="T2935">
      <style:text-properties fo:language="es" fo:country="ES" fo:font-weight="bold"/>
    </style:style>
    <style:style style:family="text" style:name="T2936">
      <style:text-properties fo:language="es" fo:country="ES"/>
    </style:style>
    <style:style style:family="text" style:name="T2937">
      <style:text-properties fo:font-size="8pt" fo:language="es" fo:country="ES"/>
    </style:style>
    <style:style style:family="text" style:name="T2938">
      <style:text-properties fo:font-size="9pt" fo:language="es" fo:country="ES"/>
    </style:style>
    <style:style style:family="text" style:name="T2939">
      <style:text-properties fo:font-size="9pt" fo:language="es" fo:country="ES"/>
    </style:style>
    <style:style style:parent-style-name="1362" style:list-style-name="WWNum160" style:family="paragraph" style:name="P133">
      <style:text-properties/>
      <style:paragraph-properties fo:text-align="left"/>
    </style:style>
    <style:style style:family="text" style:name="T2940">
      <style:text-properties fo:font-size="9pt" fo:language="es" fo:country="ES"/>
    </style:style>
    <style:style style:family="text" style:name="T2941">
      <style:text-properties fo:font-size="11pt" fo:language="es" fo:country="ES"/>
    </style:style>
    <style:style style:family="text" style:name="T2942">
      <style:text-properties fo:font-size="11pt" fo:language="es" fo:country="ES" fo:font-weight="bold"/>
    </style:style>
    <style:style style:family="text" style:name="T2943">
      <style:text-properties fo:font-size="11pt" fo:language="es" fo:country="ES"/>
    </style:style>
    <style:style style:family="text" style:name="T2944">
      <style:text-properties fo:font-size="8pt" fo:language="es" fo:country="ES"/>
    </style:style>
    <style:style style:family="text" style:name="T2945">
      <style:text-properties fo:language="es" fo:country="ES"/>
    </style:style>
    <style:style style:family="text" style:name="T2946">
      <style:text-properties fo:font-size="9pt" fo:language="es" fo:country="ES"/>
    </style:style>
    <style:style style:family="text" style:name="T2947">
      <style:text-properties fo:font-size="9pt" fo:language="es" fo:country="ES"/>
    </style:style>
    <style:style style:parent-style-name="1362" style:list-style-name="WWNum148" style:family="paragraph" style:name="P134">
      <style:text-properties/>
      <style:paragraph-properties fo:text-align="left"/>
    </style:style>
    <style:style style:family="text" style:name="T2948">
      <style:text-properties fo:language="es" fo:country="ES" fo:font-weight="bold"/>
    </style:style>
    <style:style style:family="text" style:name="T2949">
      <style:text-properties fo:font-size="9pt" fo:language="es" fo:country="ES" fo:font-weight="bold"/>
    </style:style>
    <style:style style:family="text" style:name="T2950">
      <style:text-properties fo:font-size="8pt" fo:language="es" fo:country="ES"/>
    </style:style>
    <style:style style:family="text" style:name="T2951">
      <style:text-properties fo:language="es" fo:country="ES"/>
    </style:style>
    <style:style style:family="text" style:name="T2952">
      <style:text-properties fo:font-size="9pt" fo:language="es" fo:country="ES"/>
    </style:style>
    <style:style style:family="text" style:name="T2953">
      <style:text-properties fo:language="es" fo:country="ES"/>
    </style:style>
    <style:style style:parent-style-name="1362" style:list-style-name="WWNum136" style:family="paragraph" style:name="P135">
      <style:text-properties/>
      <style:paragraph-properties fo:text-align="left"/>
    </style:style>
    <style:style style:family="text" style:name="T2954">
      <style:text-properties fo:language="es" fo:country="ES" fo:font-weight="bold"/>
    </style:style>
    <style:style style:family="text" style:name="T2955">
      <style:text-properties fo:font-size="9pt" fo:language="es" fo:country="ES" fo:font-weight="bold"/>
    </style:style>
    <style:style style:family="text" style:name="T2956">
      <style:text-properties fo:font-size="8pt" fo:language="es" fo:country="ES"/>
    </style:style>
    <style:style style:family="text" style:name="T2957">
      <style:text-properties fo:language="es" fo:country="ES"/>
    </style:style>
    <style:style style:family="text" style:name="T2958">
      <style:text-properties fo:font-size="9pt" fo:language="es" fo:country="ES"/>
    </style:style>
    <style:style style:family="text" style:name="T2959">
      <style:text-properties fo:font-size="9pt" fo:language="es" fo:country="ES"/>
    </style:style>
    <style:style style:family="text" style:name="T2960">
      <style:text-properties fo:language="es" fo:country="ES"/>
    </style:style>
    <style:style style:family="paragraph" style:name="P136">
      <style:text-properties/>
      <style:paragraph-properties fo:text-align="center" fo:margin-left="0cm" fo:text-indent="0cm"/>
    </style:style>
    <style:style style:family="text" style:name="T2961">
      <style:text-properties fo:font-size="9pt" fo:language="es" fo:country="ES"/>
    </style:style>
    <style:style style:family="text" style:name="T2962">
      <style:text-properties fo:font-size="9pt" fo:language="es" fo:country="ES"/>
    </style:style>
    <style:style style:parent-style-name="1362" style:list-style-name="WWNum3" style:family="paragraph" style:name="P137">
      <style:text-properties/>
      <style:paragraph-properties fo:text-align="left"/>
    </style:style>
    <style:style style:family="text" style:name="T2963">
      <style:text-properties fo:font-size="11pt" fo:language="es" fo:country="ES"/>
    </style:style>
    <style:style style:family="text" style:name="T2964">
      <style:text-properties fo:font-size="11pt" fo:language="es" fo:country="ES" fo:font-weight="bold"/>
    </style:style>
    <style:style style:family="text" style:name="T2965">
      <style:text-properties fo:font-size="11pt" fo:language="es" fo:country="ES"/>
    </style:style>
    <style:style style:family="text" style:name="T2966">
      <style:text-properties fo:font-size="8pt" fo:language="es" fo:country="ES"/>
    </style:style>
    <style:style style:family="text" style:name="T2967">
      <style:text-properties fo:language="es" fo:country="ES"/>
    </style:style>
    <style:style style:family="text" style:name="T2968">
      <style:text-properties fo:font-size="9pt" fo:language="es" fo:country="ES"/>
    </style:style>
    <style:style style:family="text" style:name="T2969">
      <style:text-properties fo:language="es" fo:country="ES"/>
    </style:style>
    <style:style style:parent-style-name="1362" style:list-style-name="WWNum112" style:family="paragraph" style:name="P138">
      <style:text-properties/>
      <style:paragraph-properties fo:text-align="left"/>
    </style:style>
    <style:style style:family="text" style:name="T2970">
      <style:text-properties fo:language="es" fo:country="ES" fo:font-weight="bold"/>
    </style:style>
    <style:style style:family="text" style:name="T2971">
      <style:text-properties fo:font-size="9pt" fo:language="es" fo:country="ES" fo:font-weight="bold"/>
    </style:style>
    <style:style style:family="text" style:name="T2972">
      <style:text-properties fo:font-size="8pt" fo:language="es" fo:country="ES"/>
    </style:style>
    <style:style style:family="text" style:name="T2973">
      <style:text-properties fo:language="es" fo:country="ES"/>
    </style:style>
    <style:style style:family="text" style:name="T2974">
      <style:text-properties fo:font-size="9pt" fo:language="es" fo:country="ES"/>
    </style:style>
    <style:style style:family="text" style:name="T2975">
      <style:text-properties fo:font-size="9pt" fo:language="es" fo:country="ES"/>
    </style:style>
    <style:style style:parent-style-name="1362" style:list-style-name="WWNum114" style:family="paragraph" style:name="P139">
      <style:text-properties/>
      <style:paragraph-properties fo:text-align="left"/>
    </style:style>
    <style:style style:family="text" style:name="T2976">
      <style:text-properties fo:font-size="9pt" fo:language="es" fo:country="ES"/>
    </style:style>
    <style:style style:family="text" style:name="T2977">
      <style:text-properties fo:language="es" fo:country="ES" fo:font-weight="bold"/>
    </style:style>
    <style:style style:family="text" style:name="T2978">
      <style:text-properties fo:font-size="9pt" fo:language="es" fo:country="ES" fo:font-weight="bold"/>
    </style:style>
    <style:style style:family="text" style:name="T2979">
      <style:text-properties fo:font-size="8pt" fo:language="es" fo:country="ES"/>
    </style:style>
    <style:style style:family="text" style:name="T2980">
      <style:text-properties fo:language="es" fo:country="ES"/>
    </style:style>
    <style:style style:family="text" style:name="T2981">
      <style:text-properties fo:font-size="9pt" fo:language="es" fo:country="ES"/>
    </style:style>
    <style:style style:parent-style-name="1362" style:list-style-name="WWNum114" style:family="paragraph" style:name="P140">
      <style:text-properties/>
      <style:paragraph-properties fo:text-align="left"/>
    </style:style>
    <style:style style:family="text" style:name="T2982">
      <style:text-properties fo:font-size="11pt" fo:language="es" fo:country="ES" fo:font-weight="bold"/>
    </style:style>
    <style:style style:family="text" style:name="T2983">
      <style:text-properties fo:font-size="9pt" fo:language="es" fo:country="ES"/>
    </style:style>
    <style:style style:family="text" style:name="T2984">
      <style:text-properties fo:font-size="8pt" fo:language="es" fo:country="ES"/>
    </style:style>
    <style:style style:family="text" style:name="T2985">
      <style:text-properties fo:language="es" fo:country="ES"/>
    </style:style>
    <style:style style:family="text" style:name="T2986">
      <style:text-properties fo:font-size="9pt" fo:language="es" fo:country="ES"/>
    </style:style>
    <style:style style:family="text" style:name="T2987">
      <style:text-properties fo:font-size="9pt" fo:language="es" fo:country="ES"/>
    </style:style>
    <style:style style:parent-style-name="1362" style:list-style-name="WWNum114" style:family="paragraph" style:name="P141">
      <style:text-properties/>
      <style:paragraph-properties fo:text-align="left"/>
    </style:style>
    <style:style style:family="text" style:name="T2988">
      <style:text-properties fo:language="es" fo:country="ES" fo:font-weight="bold"/>
    </style:style>
    <style:style style:family="text" style:name="T2989">
      <style:text-properties fo:font-size="9pt" fo:language="es" fo:country="ES" fo:font-weight="bold"/>
    </style:style>
    <style:style style:family="text" style:name="T2990">
      <style:text-properties fo:font-size="8pt" fo:language="es" fo:country="ES"/>
    </style:style>
    <style:style style:family="text" style:name="T2991">
      <style:text-properties fo:language="es" fo:country="ES"/>
    </style:style>
    <style:style style:family="text" style:name="T2992">
      <style:text-properties fo:font-size="9pt" fo:language="es" fo:country="ES"/>
    </style:style>
    <style:style style:family="text" style:name="T2993">
      <style:text-properties fo:language="es" fo:country="ES"/>
    </style:style>
    <style:style style:parent-style-name="1362" style:list-style-name="WWNum114" style:family="paragraph" style:name="P142">
      <style:text-properties/>
      <style:paragraph-properties fo:text-align="left"/>
    </style:style>
    <style:style style:family="text" style:name="T2994">
      <style:text-properties fo:language="es" fo:country="ES" fo:font-weight="bold"/>
    </style:style>
    <style:style style:family="text" style:name="T2995">
      <style:text-properties fo:font-size="9pt" fo:language="es" fo:country="ES" fo:font-weight="bold"/>
    </style:style>
    <style:style style:family="text" style:name="T2996">
      <style:text-properties fo:font-size="8pt" fo:language="es" fo:country="ES"/>
    </style:style>
    <style:style style:family="text" style:name="T2997">
      <style:text-properties fo:language="es" fo:country="ES"/>
    </style:style>
    <style:style style:family="text" style:name="T2998">
      <style:text-properties fo:font-size="9pt" fo:language="es" fo:country="ES"/>
    </style:style>
    <style:style style:family="text" style:name="T2999">
      <style:text-properties fo:font-size="9pt" fo:language="es" fo:country="ES"/>
    </style:style>
    <style:style style:parent-style-name="1362" style:family="paragraph" style:name="P143">
      <style:text-properties/>
      <style:paragraph-properties fo:text-align="left"/>
    </style:style>
    <style:style style:family="text" style:name="T3000">
      <style:text-properties fo:language="es" fo:country="ES" fo:font-weight="bold"/>
    </style:style>
    <style:style style:family="text" style:name="T3001">
      <style:text-properties fo:language="es" fo:country="ES"/>
    </style:style>
    <style:style style:family="text" style:name="T3002">
      <style:text-properties fo:font-size="8pt" fo:language="es" fo:country="ES"/>
    </style:style>
    <style:style style:family="text" style:name="T3003">
      <style:text-properties fo:font-size="9pt" fo:language="es" fo:country="ES"/>
    </style:style>
    <style:style style:family="text" style:name="T3004">
      <style:text-properties fo:font-size="9pt"/>
    </style:style>
    <style:style style:parent-style-name="1362" style:list-style-name="WWNum114" style:family="paragraph" style:name="P144">
      <style:text-properties/>
      <style:paragraph-properties fo:text-align="left"/>
    </style:style>
    <style:style style:family="text" style:name="T3005">
      <style:text-properties fo:language="es" fo:country="ES" fo:font-weight="bold"/>
    </style:style>
    <style:style style:family="text" style:name="T3006">
      <style:text-properties fo:language="es" fo:country="ES"/>
    </style:style>
    <style:style style:family="text" style:name="T3007">
      <style:text-properties fo:font-size="8pt" fo:language="es" fo:country="ES"/>
    </style:style>
    <style:style style:family="text" style:name="T3008">
      <style:text-properties fo:font-size="9pt" fo:language="es" fo:country="ES"/>
    </style:style>
    <style:style style:family="text" style:name="T3009">
      <style:text-properties fo:font-size="9pt" fo:language="es" fo:country="ES"/>
    </style:style>
    <style:style style:parent-style-name="1362" style:list-style-name="WWNum114" style:family="paragraph" style:name="P145">
      <style:text-properties/>
      <style:paragraph-properties fo:text-align="left"/>
    </style:style>
    <style:style style:family="text" style:name="T3010">
      <style:text-properties fo:font-size="9pt" fo:language="es" fo:country="ES"/>
    </style:style>
    <style:style style:family="text" style:name="T3011">
      <style:text-properties fo:language="es" fo:country="ES" fo:font-weight="bold"/>
    </style:style>
    <style:style style:family="text" style:name="T3012">
      <style:text-properties fo:language="es" fo:country="ES"/>
    </style:style>
    <style:style style:family="text" style:name="T3013">
      <style:text-properties fo:font-size="8pt" fo:language="es" fo:country="ES"/>
    </style:style>
    <style:style style:family="text" style:name="T3014">
      <style:text-properties fo:font-size="9pt" fo:language="es" fo:country="ES"/>
    </style:style>
    <style:style style:family="text" style:name="T3015">
      <style:text-properties fo:font-size="9pt" fo:language="es" fo:country="ES"/>
    </style:style>
    <style:style style:family="text" style:name="T3016">
      <style:text-properties fo:font-size="9pt" fo:language="es" fo:country="ES"/>
    </style:style>
    <style:style style:family="paragraph" style:name="P146">
      <style:text-properties/>
      <style:paragraph-properties fo:text-align="left" fo:margin-left="0cm" fo:text-indent="0cm"/>
    </style:style>
    <style:style style:family="text" style:name="T3017">
      <style:text-properties fo:font-size="9pt" fo:language="es" fo:country="ES"/>
    </style:style>
    <style:style style:family="text" style:name="T3018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38" style:family="paragraph" style:name="P147">
      <style:text-properties/>
      <style:paragraph-properties fo:text-align="left"/>
    </style:style>
    <style:style style:family="text" style:name="T3019">
      <style:text-properties fo:language="es" fo:country="ES" fo:font-weight="bold"/>
    </style:style>
    <style:style style:family="text" style:name="T3020">
      <style:text-properties fo:font-size="9pt" fo:language="es" fo:country="ES"/>
    </style:style>
    <style:style style:family="text" style:name="T3021">
      <style:text-properties fo:font-size="8pt" fo:language="es" fo:country="ES"/>
    </style:style>
    <style:style style:family="text" style:name="T3022">
      <style:text-properties fo:language="es" fo:country="ES"/>
    </style:style>
    <style:style style:family="text" style:name="T3023">
      <style:text-properties fo:font-size="9pt" fo:language="es" fo:country="ES"/>
    </style:style>
    <style:style style:family="text" style:name="T3024">
      <style:text-properties fo:language="es" fo:country="ES"/>
    </style:style>
    <style:style style:parent-style-name="1362" style:list-style-name="WWNum138" style:family="paragraph" style:name="P148">
      <style:text-properties/>
      <style:paragraph-properties fo:text-align="left"/>
    </style:style>
    <style:style style:family="text" style:name="T3025">
      <style:text-properties fo:language="es" fo:country="ES"/>
    </style:style>
    <style:style style:family="text" style:name="T3026">
      <style:text-properties fo:language="es" fo:country="ES" fo:font-weight="bold"/>
    </style:style>
    <style:style style:family="text" style:name="T3027">
      <style:text-properties fo:language="es" fo:country="ES" fo:font-weight="bold"/>
    </style:style>
    <style:style style:family="text" style:name="T3028">
      <style:text-properties fo:font-size="9pt" fo:language="es" fo:country="ES"/>
    </style:style>
    <style:style style:family="text" style:name="T3029">
      <style:text-properties fo:font-size="8pt" fo:language="es" fo:country="ES"/>
    </style:style>
    <style:style style:family="text" style:name="T3030">
      <style:text-properties fo:language="es" fo:country="ES"/>
    </style:style>
    <style:style style:family="text" style:name="T3031">
      <style:text-properties fo:font-size="9pt" fo:language="es" fo:country="ES"/>
    </style:style>
    <style:style style:family="text" style:name="T3032">
      <style:text-properties fo:language="es" fo:country="ES"/>
    </style:style>
    <style:style style:parent-style-name="1362" style:list-style-name="WWNum138" style:family="paragraph" style:name="P149">
      <style:text-properties/>
      <style:paragraph-properties fo:text-align="left"/>
    </style:style>
    <style:style style:family="text" style:name="T3033">
      <style:text-properties fo:language="es" fo:country="ES" fo:font-weight="bold"/>
    </style:style>
    <style:style style:family="text" style:name="T3034">
      <style:text-properties fo:font-size="9pt" fo:language="es" fo:country="ES"/>
    </style:style>
    <style:style style:family="text" style:name="T3035">
      <style:text-properties fo:font-size="8pt" fo:language="es" fo:country="ES"/>
    </style:style>
    <style:style style:family="text" style:name="T3036">
      <style:text-properties fo:language="es" fo:country="ES"/>
    </style:style>
    <style:style style:family="text" style:name="T3037">
      <style:text-properties fo:font-size="9pt" fo:language="es" fo:country="ES"/>
    </style:style>
    <style:style style:family="text" style:name="T3038">
      <style:text-properties fo:language="es" fo:country="ES"/>
    </style:style>
    <style:style style:family="paragraph" style:name="P150">
      <style:text-properties/>
      <style:paragraph-properties fo:text-align="center" fo:margin-left="0cm" fo:text-indent="0cm"/>
    </style:style>
    <style:style style:family="text" style:name="T3039">
      <style:text-properties fo:font-size="9pt" fo:language="es" fo:country="ES"/>
    </style:style>
    <style:style style:family="text" style:name="T3040">
      <style:text-properties fo:font-size="9pt" fo:language="es" fo:country="ES"/>
    </style:style>
    <style:style style:parent-style-name="1362" style:list-style-name="WWNum3" style:family="paragraph" style:name="P151">
      <style:text-properties/>
      <style:paragraph-properties fo:text-align="left"/>
    </style:style>
    <style:style style:family="text" style:name="T3041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4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43">
      <style:text-properties fo:font-size="9pt" fo:language="es" fo:country="ES" style:text-underline-type="none" style:text-underline-width="auto"/>
    </style:style>
    <style:style style:family="text" style:name="T3044">
      <style:text-properties fo:language="es" fo:country="ES"/>
    </style:style>
    <style:style style:parent-style-name="1362" style:family="paragraph" style:name="P152">
      <style:text-properties/>
      <style:paragraph-properties fo:text-align="left" fo:margin-left="0cm"/>
    </style:style>
    <style:style style:family="text" style:name="T3045">
      <style:text-properties fo:font-size="9pt" fo:language="es" fo:country="ES"/>
    </style:style>
    <style:style style:family="text" style:name="T3046">
      <style:text-properties fo:font-size="9pt" fo:language="es" fo:country="ES" fo:font-weight="bold"/>
    </style:style>
    <style:style style:family="text" style:name="T3047">
      <style:text-properties fo:language="es" fo:country="ES" fo:font-weight="bold"/>
    </style:style>
    <style:style style:family="text" style:name="T3048">
      <style:text-properties fo:font-size="9pt" fo:language="es" fo:country="ES"/>
    </style:style>
    <style:style style:family="text" style:name="T3049">
      <style:text-properties fo:font-size="8pt" fo:language="es" fo:country="ES"/>
    </style:style>
    <style:style style:family="text" style:name="T3050">
      <style:text-properties fo:font-size="9pt" fo:language="es" fo:country="ES"/>
    </style:style>
    <style:style style:family="text" style:name="T3051">
      <style:text-properties fo:font-size="9pt" fo:language="es" fo:country="ES" fo:font-weight="bold"/>
    </style:style>
    <style:style style:family="text" style:name="T3052">
      <style:text-properties fo:font-size="9pt" fo:language="es" fo:country="ES" fo:font-weight="bold"/>
    </style:style>
    <style:style style:family="text" style:name="T3053">
      <style:text-properties fo:font-size="9pt" fo:language="es" fo:country="ES" fo:font-weight="bold"/>
    </style:style>
    <style:style style:family="text" style:name="T3054">
      <style:text-properties fo:language="es" fo:country="ES"/>
    </style:style>
    <style:style style:parent-style-name="1362" style:family="paragraph" style:name="P153">
      <style:text-properties/>
      <style:paragraph-properties fo:text-align="left" fo:margin-left="0cm"/>
    </style:style>
    <style:style style:family="text" style:name="T3055">
      <style:text-properties fo:font-size="9pt" fo:language="es" fo:country="ES"/>
    </style:style>
    <style:style style:family="text" style:name="T3056">
      <style:text-properties fo:font-size="9pt" fo:language="es" fo:country="ES"/>
    </style:style>
    <style:style style:family="text" style:name="T3057">
      <style:text-properties fo:font-size="9pt" fo:language="es" fo:country="ES"/>
    </style:style>
    <style:style style:family="text" style:name="T3058">
      <style:text-properties fo:font-size="9pt" fo:language="es" fo:country="ES"/>
    </style:style>
    <style:style style:family="text" style:name="T3059">
      <style:text-properties fo:font-size="9pt" fo:language="es" fo:country="ES" fo:font-weight="bold"/>
    </style:style>
    <style:style style:family="text" style:name="T3060">
      <style:text-properties fo:font-size="9pt" fo:language="es" fo:country="ES" fo:font-weight="bold"/>
    </style:style>
    <style:style style:family="text" style:name="T3061">
      <style:text-properties fo:font-size="9pt" fo:language="es" fo:country="ES" fo:font-weight="bold"/>
    </style:style>
    <style:style style:family="text" style:name="T3062">
      <style:text-properties fo:language="es" fo:country="ES" fo:font-weight="bold"/>
    </style:style>
    <style:style style:family="text" style:name="T3063">
      <style:text-properties fo:font-size="9pt" fo:language="es" fo:country="ES"/>
    </style:style>
    <style:style style:family="text" style:name="T3064">
      <style:text-properties fo:font-size="8pt" fo:language="es" fo:country="ES"/>
    </style:style>
    <style:style style:family="text" style:name="T3065">
      <style:text-properties fo:font-size="9pt" fo:language="es" fo:country="ES"/>
    </style:style>
    <style:style style:family="text" style:name="T3066">
      <style:text-properties fo:font-size="9pt" fo:language="es" fo:country="ES" fo:font-weight="bold"/>
    </style:style>
    <style:style style:family="text" style:name="T3067">
      <style:text-properties fo:font-size="9pt" fo:language="es" fo:country="ES" fo:font-weight="bold"/>
    </style:style>
    <style:style style:family="text" style:name="T3068">
      <style:text-properties fo:font-size="9pt" fo:language="es" fo:country="ES" fo:font-weight="bold"/>
    </style:style>
    <style:style style:family="text" style:name="T3069">
      <style:text-properties fo:language="es" fo:country="ES"/>
    </style:style>
    <style:style style:parent-style-name="1362" style:family="paragraph" style:name="P154">
      <style:text-properties/>
      <style:paragraph-properties fo:text-align="left" fo:margin-left="0cm"/>
    </style:style>
    <style:style style:family="text" style:name="T3070">
      <style:text-properties fo:font-size="9pt" fo:language="es" fo:country="ES"/>
    </style:style>
    <style:style style:family="text" style:name="T3071">
      <style:text-properties fo:font-size="9pt" fo:language="es" fo:country="ES"/>
    </style:style>
    <style:style style:family="text" style:name="T3072">
      <style:text-properties fo:font-size="9pt" fo:language="es" fo:country="ES"/>
    </style:style>
    <style:style style:family="text" style:name="T3073">
      <style:text-properties fo:font-size="9pt" fo:language="es" fo:country="ES"/>
    </style:style>
    <style:style style:family="text" style:name="T3074">
      <style:text-properties fo:font-size="9pt" fo:language="es" fo:country="ES" fo:font-weight="bold"/>
    </style:style>
    <style:style style:family="text" style:name="T3075">
      <style:text-properties fo:font-size="9pt" fo:language="es" fo:country="ES" fo:font-weight="bold"/>
    </style:style>
    <style:style style:family="text" style:name="T3076">
      <style:text-properties fo:font-size="9pt" fo:language="es" fo:country="ES" fo:font-weight="bold"/>
    </style:style>
    <style:style style:family="text" style:name="T3077">
      <style:text-properties fo:language="es" fo:country="ES" fo:font-weight="bold"/>
    </style:style>
    <style:style style:family="text" style:name="T3078">
      <style:text-properties fo:font-size="9pt" fo:language="es" fo:country="ES"/>
    </style:style>
    <style:style style:family="text" style:name="T3079">
      <style:text-properties fo:font-size="8pt" fo:language="es" fo:country="ES"/>
    </style:style>
    <style:style style:family="text" style:name="T3080">
      <style:text-properties fo:font-size="9pt" fo:language="es" fo:country="ES"/>
    </style:style>
    <style:style style:family="text" style:name="T3081">
      <style:text-properties fo:font-size="9pt" fo:language="es" fo:country="ES" fo:font-weight="bold"/>
    </style:style>
    <style:style style:family="text" style:name="T3082">
      <style:text-properties fo:font-size="9pt" fo:language="es" fo:country="ES" fo:font-weight="bold"/>
    </style:style>
    <style:style style:family="text" style:name="T3083">
      <style:text-properties fo:font-size="9pt" fo:language="es" fo:country="ES" fo:font-weight="bold"/>
    </style:style>
    <style:style style:family="text" style:name="T3084">
      <style:text-properties fo:language="es" fo:country="ES"/>
    </style:style>
    <style:style style:parent-style-name="1362" style:family="paragraph" style:name="P155">
      <style:text-properties/>
      <style:paragraph-properties fo:text-align="left" fo:margin-left="0cm"/>
    </style:style>
    <style:style style:family="text" style:name="T3085">
      <style:text-properties fo:font-size="9pt" fo:language="es" fo:country="ES"/>
    </style:style>
    <style:style style:family="text" style:name="T3086">
      <style:text-properties fo:font-size="9pt" fo:language="es" fo:country="ES"/>
    </style:style>
    <style:style style:family="text" style:name="T3087">
      <style:text-properties fo:font-size="9pt" fo:language="es" fo:country="ES"/>
    </style:style>
    <style:style style:family="text" style:name="T3088">
      <style:text-properties fo:font-size="9pt" fo:language="es" fo:country="ES"/>
    </style:style>
    <style:style style:family="text" style:name="T3089">
      <style:text-properties fo:font-size="9pt" fo:language="es" fo:country="ES" fo:font-weight="bold"/>
    </style:style>
    <style:style style:family="text" style:name="T3090">
      <style:text-properties fo:font-size="9pt" fo:language="es" fo:country="ES" fo:font-weight="bold"/>
    </style:style>
    <style:style style:family="text" style:name="T3091">
      <style:text-properties fo:font-size="9pt" fo:language="es" fo:country="ES" fo:font-weight="bold"/>
    </style:style>
    <style:style style:family="text" style:name="T3092">
      <style:text-properties fo:language="es" fo:country="ES" fo:font-weight="bold"/>
    </style:style>
    <style:style style:family="text" style:name="T3093">
      <style:text-properties fo:font-size="9pt" fo:language="es" fo:country="ES"/>
    </style:style>
    <style:style style:family="text" style:name="T3094">
      <style:text-properties fo:font-size="8pt" fo:language="es" fo:country="ES"/>
    </style:style>
    <style:style style:family="text" style:name="T3095">
      <style:text-properties fo:font-size="9pt" fo:language="es" fo:country="ES"/>
    </style:style>
    <style:style style:family="text" style:name="T3096">
      <style:text-properties fo:font-size="9pt" fo:language="es" fo:country="ES" fo:font-weight="bold"/>
    </style:style>
    <style:style style:family="text" style:name="T3097">
      <style:text-properties fo:font-size="9pt" fo:language="es" fo:country="ES" fo:font-weight="bold"/>
    </style:style>
    <style:style style:family="text" style:name="T3098">
      <style:text-properties fo:font-size="9pt" fo:language="es" fo:country="ES" fo:font-weight="bold"/>
    </style:style>
    <style:style style:family="text" style:name="T3099">
      <style:text-properties fo:language="es" fo:country="ES"/>
    </style:style>
    <style:style style:family="paragraph" style:name="P156">
      <style:text-properties/>
      <style:paragraph-properties fo:text-align="left" fo:margin-left="0cm" fo:text-indent="0cm"/>
    </style:style>
    <style:style style:family="text" style:name="T3100">
      <style:text-properties fo:font-size="9pt" fo:language="es" fo:country="ES"/>
    </style:style>
    <style:style style:family="text" style:name="T3101">
      <style:text-properties fo:language="es" fo:country="ES"/>
    </style:style>
    <style:style style:parent-style-name="1362" style:list-style-name="WWNum93" style:family="paragraph" style:name="P157">
      <style:text-properties/>
      <style:paragraph-properties fo:text-align="left"/>
    </style:style>
    <style:style style:family="text" style:name="T310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0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04">
      <style:text-properties fo:font-size="9pt" fo:language="es" fo:country="ES"/>
    </style:style>
    <style:style style:family="text" style:name="T3105">
      <style:text-properties fo:language="es" fo:country="ES"/>
    </style:style>
    <style:style style:parent-style-name="1362" style:family="paragraph" style:name="P158">
      <style:text-properties/>
      <style:paragraph-properties fo:text-align="left" fo:margin-left="0cm"/>
    </style:style>
    <style:style style:family="text" style:name="T3106">
      <style:text-properties fo:font-size="9pt" fo:language="es" fo:country="ES"/>
    </style:style>
    <style:style style:family="text" style:name="T3107">
      <style:text-properties fo:font-size="9pt" fo:language="es" fo:country="ES"/>
    </style:style>
    <style:style style:family="text" style:name="T3108">
      <style:text-properties fo:font-size="9pt" fo:language="es" fo:country="ES"/>
    </style:style>
    <style:style style:family="text" style:name="T3109">
      <style:text-properties fo:font-size="9pt" fo:language="es" fo:country="ES"/>
    </style:style>
    <style:style style:family="text" style:name="T3110">
      <style:text-properties fo:font-size="9pt" fo:language="es" fo:country="ES" fo:font-weight="bold"/>
    </style:style>
    <style:style style:family="text" style:name="T3111">
      <style:text-properties fo:font-size="9pt" fo:language="es" fo:country="ES" fo:font-weight="bold"/>
    </style:style>
    <style:style style:family="text" style:name="T3112">
      <style:text-properties fo:font-size="9pt" fo:language="es" fo:country="ES" fo:font-weight="bold"/>
    </style:style>
    <style:style style:family="text" style:name="T3113">
      <style:text-properties fo:language="es" fo:country="ES" fo:font-weight="bold"/>
    </style:style>
    <style:style style:family="text" style:name="T3114">
      <style:text-properties fo:font-size="9pt" fo:language="es" fo:country="ES" fo:font-weight="bold"/>
    </style:style>
    <style:style style:family="text" style:name="T3115">
      <style:text-properties fo:font-size="8pt" fo:language="es" fo:country="ES"/>
    </style:style>
    <style:style style:family="text" style:name="T3116">
      <style:text-properties fo:font-size="9pt" fo:language="es" fo:country="ES"/>
    </style:style>
    <style:style style:family="text" style:name="T3117">
      <style:text-properties fo:font-size="9pt" fo:language="es" fo:country="ES" fo:font-weight="bold"/>
    </style:style>
    <style:style style:family="text" style:name="T3118">
      <style:text-properties fo:font-size="9pt" fo:language="es" fo:country="ES" fo:font-weight="bold"/>
    </style:style>
    <style:style style:family="text" style:name="T3119">
      <style:text-properties fo:font-size="9pt" fo:language="es" fo:country="ES" fo:font-weight="bold"/>
    </style:style>
    <style:style style:family="text" style:name="T3120">
      <style:text-properties fo:language="es" fo:country="ES"/>
    </style:style>
    <style:style style:parent-style-name="1362" style:family="paragraph" style:name="P159">
      <style:text-properties/>
      <style:paragraph-properties fo:text-align="left" fo:margin-left="0cm"/>
    </style:style>
    <style:style style:family="text" style:name="T3121">
      <style:text-properties fo:font-size="9pt" fo:language="es" fo:country="ES"/>
    </style:style>
    <style:style style:family="text" style:name="T3122">
      <style:text-properties fo:font-size="9pt" fo:language="es" fo:country="ES"/>
    </style:style>
    <style:style style:family="text" style:name="T3123">
      <style:text-properties fo:font-size="9pt" fo:language="es" fo:country="ES"/>
    </style:style>
    <style:style style:family="text" style:name="T3124">
      <style:text-properties fo:font-size="9pt" fo:language="es" fo:country="ES"/>
    </style:style>
    <style:style style:family="text" style:name="T3125">
      <style:text-properties fo:font-size="9pt" fo:language="es" fo:country="ES" fo:font-weight="bold"/>
    </style:style>
    <style:style style:family="text" style:name="T3126">
      <style:text-properties fo:font-size="9pt" fo:language="es" fo:country="ES" fo:font-weight="bold"/>
    </style:style>
    <style:style style:family="text" style:name="T3127">
      <style:text-properties fo:font-size="9pt" fo:language="es" fo:country="ES" fo:font-weight="bold"/>
    </style:style>
    <style:style style:family="text" style:name="T3128">
      <style:text-properties fo:language="es" fo:country="ES" fo:font-weight="bold"/>
    </style:style>
    <style:style style:family="text" style:name="T3129">
      <style:text-properties fo:font-size="9pt" fo:language="es" fo:country="ES"/>
    </style:style>
    <style:style style:family="text" style:name="T3130">
      <style:text-properties fo:font-size="8pt" fo:language="es" fo:country="ES"/>
    </style:style>
    <style:style style:family="text" style:name="T3131">
      <style:text-properties fo:font-size="9pt" fo:language="es" fo:country="ES"/>
    </style:style>
    <style:style style:family="text" style:name="T3132">
      <style:text-properties fo:font-size="9pt" fo:language="es" fo:country="ES" fo:font-weight="bold"/>
    </style:style>
    <style:style style:family="text" style:name="T3133">
      <style:text-properties fo:font-size="9pt" fo:language="es" fo:country="ES" fo:font-weight="bold"/>
    </style:style>
    <style:style style:family="text" style:name="T3134">
      <style:text-properties fo:font-size="9pt" fo:language="es" fo:country="ES" fo:font-weight="bold"/>
    </style:style>
    <style:style style:family="text" style:name="T3135">
      <style:text-properties fo:language="es" fo:country="ES"/>
    </style:style>
    <style:style style:parent-style-name="1362" style:family="paragraph" style:name="P160">
      <style:text-properties/>
      <style:paragraph-properties fo:text-align="left" fo:margin-left="0cm"/>
    </style:style>
    <style:style style:family="text" style:name="T3136">
      <style:text-properties fo:font-size="9pt" fo:language="es" fo:country="ES"/>
    </style:style>
    <style:style style:family="text" style:name="T3137">
      <style:text-properties fo:font-size="9pt" fo:language="es" fo:country="ES"/>
    </style:style>
    <style:style style:family="text" style:name="T3138">
      <style:text-properties fo:font-size="9pt" fo:language="es" fo:country="ES"/>
    </style:style>
    <style:style style:family="text" style:name="T3139">
      <style:text-properties fo:font-size="9pt" fo:language="es" fo:country="ES"/>
    </style:style>
    <style:style style:family="text" style:name="T3140">
      <style:text-properties fo:font-size="9pt" fo:language="es" fo:country="ES" fo:font-weight="bold"/>
    </style:style>
    <style:style style:family="text" style:name="T3141">
      <style:text-properties fo:font-size="9pt" fo:language="es" fo:country="ES" fo:font-weight="bold"/>
    </style:style>
    <style:style style:family="text" style:name="T3142">
      <style:text-properties fo:font-size="9pt" fo:language="es" fo:country="ES" fo:font-weight="bold"/>
    </style:style>
    <style:style style:family="text" style:name="T3143">
      <style:text-properties fo:language="es" fo:country="ES" fo:font-weight="bold"/>
    </style:style>
    <style:style style:family="text" style:name="T3144">
      <style:text-properties fo:font-size="9pt" fo:language="es" fo:country="ES"/>
    </style:style>
    <style:style style:family="text" style:name="T3145">
      <style:text-properties fo:font-size="8pt" fo:language="es" fo:country="ES"/>
    </style:style>
    <style:style style:family="text" style:name="T3146">
      <style:text-properties fo:font-size="9pt" fo:language="es" fo:country="ES"/>
    </style:style>
    <style:style style:family="text" style:name="T3147">
      <style:text-properties fo:font-size="9pt" fo:language="es" fo:country="ES" fo:font-weight="bold"/>
    </style:style>
    <style:style style:family="text" style:name="T3148">
      <style:text-properties fo:font-size="9pt" fo:language="es" fo:country="ES" fo:font-weight="bold"/>
    </style:style>
    <style:style style:family="text" style:name="T3149">
      <style:text-properties fo:font-size="9pt" fo:language="es" fo:country="ES" fo:font-weight="bold"/>
    </style:style>
    <style:style style:family="text" style:name="T3150">
      <style:text-properties fo:language="es" fo:country="ES"/>
    </style:style>
    <style:style style:family="paragraph" style:name="P161">
      <style:text-properties/>
      <style:paragraph-properties fo:text-align="left" fo:margin-left="0cm" fo:text-indent="0cm"/>
    </style:style>
    <style:style style:family="text" style:name="T3151">
      <style:text-properties fo:font-size="9pt" fo:language="es" fo:country="ES"/>
    </style:style>
    <style:style style:family="text" style:name="T3152">
      <style:text-properties fo:font-size="9pt" fo:language="es" fo:country="ES"/>
    </style:style>
    <style:style style:family="text" style:name="T3153">
      <style:text-properties fo:font-size="9pt" fo:language="es" fo:country="ES"/>
    </style:style>
    <style:style style:family="text" style:name="T3154">
      <style:text-properties fo:font-size="9pt" fo:language="es" fo:country="ES"/>
    </style:style>
    <style:style style:family="text" style:name="T3155">
      <style:text-properties fo:font-size="9pt" fo:language="es" fo:country="ES" fo:font-weight="bold"/>
    </style:style>
    <style:style style:family="text" style:name="T3156">
      <style:text-properties fo:font-size="9pt" fo:language="es" fo:country="ES" fo:font-weight="bold"/>
    </style:style>
    <style:style style:family="text" style:name="T3157">
      <style:text-properties fo:font-size="9pt" fo:language="es" fo:country="ES" fo:font-weight="bold"/>
    </style:style>
    <style:style style:family="text" style:name="T3158">
      <style:text-properties fo:language="es" fo:country="ES" fo:font-weight="bold"/>
    </style:style>
    <style:style style:family="text" style:name="T3159">
      <style:text-properties fo:font-size="9pt" fo:language="es" fo:country="ES"/>
    </style:style>
    <style:style style:family="text" style:name="T3160">
      <style:text-properties fo:font-size="8pt" fo:language="es" fo:country="ES"/>
    </style:style>
    <style:style style:family="text" style:name="T3161">
      <style:text-properties fo:font-size="9pt" fo:language="es" fo:country="ES"/>
    </style:style>
    <style:style style:family="text" style:name="T3162">
      <style:text-properties fo:font-size="9pt" fo:language="es" fo:country="ES" fo:font-weight="bold"/>
    </style:style>
    <style:style style:family="text" style:name="T3163">
      <style:text-properties fo:font-size="9pt" fo:language="es" fo:country="ES" fo:font-weight="bold"/>
    </style:style>
    <style:style style:family="text" style:name="T3164">
      <style:text-properties fo:font-size="9pt" fo:language="es" fo:country="ES" fo:font-weight="bold"/>
    </style:style>
    <style:style style:family="text" style:name="T3165">
      <style:text-properties fo:language="es" fo:country="ES"/>
    </style:style>
    <style:style style:family="paragraph" style:name="P162">
      <style:text-properties/>
      <style:paragraph-properties fo:text-align="center" fo:margin-left="0cm" fo:text-indent="0cm"/>
    </style:style>
    <style:style style:family="text" style:name="T3166">
      <style:text-properties fo:font-size="9pt" fo:language="es" fo:country="ES"/>
    </style:style>
    <style:style style:family="text" style:name="T3167">
      <style:text-properties fo:font-size="9pt" fo:language="es" fo:country="ES"/>
    </style:style>
    <style:style style:parent-style-name="1362" style:list-style-name="WWNum207" style:family="paragraph" style:name="P163">
      <style:text-properties/>
      <style:paragraph-properties fo:text-align="left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11pt" fo:language="es" fo:country="ES" fo:font-weight="bold"/>
    </style:style>
    <style:style style:family="text" style:name="T3170">
      <style:text-properties fo:font-size="9pt" fo:language="es" fo:country="ES" fo:font-weight="normal"/>
    </style:style>
    <style:style style:family="text" style:name="T3171">
      <style:text-properties fo:font-size="8pt" fo:language="es" fo:country="ES"/>
    </style:style>
    <style:style style:family="text" style:name="T3172">
      <style:text-properties fo:language="es" fo:country="ES"/>
    </style:style>
    <style:style style:family="text" style:name="T3173">
      <style:text-properties fo:font-size="9pt" fo:language="es" fo:country="ES"/>
    </style:style>
    <style:style style:family="text" style:name="T3174">
      <style:text-properties fo:font-size="9pt" fo:language="es" fo:country="ES" fo:font-weight="bold"/>
    </style:style>
    <style:style style:family="text" style:name="T3175">
      <style:text-properties fo:font-size="8pt" fo:language="es" fo:country="ES" fo:font-weight="normal"/>
    </style:style>
    <style:style style:family="text" style:name="T3176">
      <style:text-properties fo:font-size="11pt" fo:language="es" fo:country="ES" fo:font-weight="bold"/>
    </style:style>
    <style:style style:family="text" style:name="T3177">
      <style:text-properties fo:font-size="9pt" fo:language="es" fo:country="ES" fo:font-weight="normal"/>
    </style:style>
    <style:style style:family="text" style:name="T3178">
      <style:text-properties fo:font-size="9pt" fo:language="es" fo:country="ES"/>
    </style:style>
    <style:style style:family="text" style:name="T3179">
      <style:text-properties fo:language="es" fo:country="ES"/>
    </style:style>
    <style:style style:parent-style-name="1362" style:list-style-name="WWNum208" style:family="paragraph" style:name="P164">
      <style:text-properties/>
      <style:paragraph-properties fo:text-align="left"/>
    </style:style>
    <style:style style:family="text" style:name="T3180">
      <style:text-properties fo:font-size="9pt" fo:language="es" fo:country="ES"/>
    </style:style>
    <style:style style:family="text" style:name="T3181">
      <style:text-properties fo:font-size="11pt" fo:language="es" fo:country="ES" fo:font-weight="bold"/>
    </style:style>
    <style:style style:family="text" style:name="T3182">
      <style:text-properties fo:font-size="9pt" fo:language="es" fo:country="ES" fo:font-weight="bold"/>
    </style:style>
    <style:style style:family="text" style:name="T3183">
      <style:text-properties fo:font-size="8pt" fo:language="es" fo:country="ES"/>
    </style:style>
    <style:style style:family="text" style:name="T3184">
      <style:text-properties fo:language="es" fo:country="ES"/>
    </style:style>
    <style:style style:family="text" style:name="T3185">
      <style:text-properties fo:font-size="9pt" fo:language="es" fo:country="ES"/>
    </style:style>
    <style:style style:family="text" style:name="T3186">
      <style:text-properties fo:font-size="8pt" fo:language="es" fo:country="ES" fo:font-weight="normal"/>
    </style:style>
    <style:style style:family="text" style:name="T3187">
      <style:text-properties fo:font-size="11pt" fo:language="es" fo:country="ES" fo:font-weight="bold"/>
    </style:style>
    <style:style style:family="text" style:name="T3188">
      <style:text-properties fo:font-size="11pt" fo:language="es" fo:country="ES" fo:font-weight="normal"/>
    </style:style>
    <style:style style:family="text" style:name="T3189">
      <style:text-properties fo:font-size="9pt" fo:language="es" fo:country="ES" fo:font-weight="normal"/>
    </style:style>
    <style:style style:family="text" style:name="T3190">
      <style:text-properties fo:font-size="9pt" fo:language="es" fo:country="ES"/>
    </style:style>
    <style:style style:family="text" style:name="T3191">
      <style:text-properties fo:font-size="9pt" fo:language="es" fo:country="ES"/>
    </style:style>
    <style:style style:parent-style-name="1362" style:list-style-name="WWNum268" style:family="paragraph" style:name="P165">
      <style:text-properties/>
      <style:paragraph-properties fo:text-align="left"/>
    </style:style>
    <style:style style:family="text" style:name="T3192">
      <style:text-properties fo:language="es" fo:country="ES"/>
    </style:style>
    <style:style style:parent-style-name="1362" style:list-style-name="WWNum268" style:family="paragraph" style:name="P166">
      <style:text-properties/>
      <style:paragraph-properties fo:text-align="left"/>
    </style:style>
    <style:style style:family="text" style:name="T3193">
      <style:text-properties fo:font-size="11pt" fo:language="es" fo:country="ES" fo:font-weight="bold"/>
    </style:style>
    <style:style style:family="text" style:name="T3194">
      <style:text-properties fo:font-size="8pt" fo:language="es" fo:country="ES" fo:font-weight="normal"/>
    </style:style>
    <style:style style:family="text" style:name="T3195">
      <style:text-properties fo:font-size="11pt" fo:language="es" fo:country="ES" fo:font-weight="bold"/>
    </style:style>
    <style:style style:family="text" style:name="T3196">
      <style:text-properties fo:font-size="11pt" fo:language="es" fo:country="ES" fo:font-weight="bold"/>
    </style:style>
    <style:style style:family="text" style:name="T3197">
      <style:text-properties fo:font-size="9pt" fo:language="es" fo:country="ES"/>
    </style:style>
    <style:style style:family="text" style:name="T3198">
      <style:text-properties fo:font-size="9pt" fo:language="es" fo:country="ES"/>
    </style:style>
    <style:style style:parent-style-name="1362" style:list-style-name="WWNum268" style:family="paragraph" style:name="P167">
      <style:text-properties/>
      <style:paragraph-properties fo:text-align="left"/>
    </style:style>
    <style:style style:family="text" style:name="T3199">
      <style:text-properties fo:font-size="11pt" fo:language="es" fo:country="ES" fo:font-weight="bold"/>
    </style:style>
    <style:style style:family="text" style:name="T3200">
      <style:text-properties fo:font-size="8pt" fo:language="es" fo:country="ES" fo:font-weight="normal"/>
    </style:style>
    <style:style style:family="text" style:name="T3201">
      <style:text-properties fo:font-size="11pt" fo:language="es" fo:country="ES" fo:font-weight="bold"/>
    </style:style>
    <style:style style:family="text" style:name="T3202">
      <style:text-properties fo:font-size="11pt" fo:language="es" fo:country="ES" fo:font-weight="bold"/>
    </style:style>
    <style:style style:family="text" style:name="T3203">
      <style:text-properties fo:font-size="9pt" fo:language="es" fo:country="ES"/>
    </style:style>
    <style:style style:family="text" style:name="T3204">
      <style:text-properties fo:font-size="9pt" fo:language="es" fo:country="ES"/>
    </style:style>
    <style:style style:parent-style-name="1362" style:list-style-name="WWNum208" style:family="paragraph" style:name="P168">
      <style:text-properties/>
      <style:paragraph-properties fo:text-align="left"/>
    </style:style>
    <style:style style:family="text" style:name="T3205">
      <style:text-properties fo:font-size="11pt" fo:language="es" fo:country="ES" fo:font-weight="bold"/>
    </style:style>
    <style:style style:family="text" style:name="T3206">
      <style:text-properties fo:font-size="9pt" fo:language="es" fo:country="ES" fo:font-weight="bold"/>
    </style:style>
    <style:style style:family="text" style:name="T3207">
      <style:text-properties fo:font-size="8pt" fo:language="es" fo:country="ES"/>
    </style:style>
    <style:style style:family="text" style:name="T3208">
      <style:text-properties fo:language="es" fo:country="ES"/>
    </style:style>
    <style:style style:family="text" style:name="T3209">
      <style:text-properties fo:font-size="9pt" fo:language="es" fo:country="ES"/>
    </style:style>
    <style:style style:family="text" style:name="T3210">
      <style:text-properties fo:language="es" fo:country="ES"/>
    </style:style>
    <style:style style:parent-style-name="1362" style:list-style-name="WWNum208" style:family="paragraph" style:name="P169">
      <style:text-properties/>
      <style:paragraph-properties fo:text-align="left"/>
    </style:style>
    <style:style style:family="text" style:name="T3211">
      <style:text-properties fo:font-size="11pt" fo:language="es" fo:country="ES" fo:font-weight="bold"/>
    </style:style>
    <style:style style:family="text" style:name="T3212">
      <style:text-properties fo:font-size="8pt" fo:language="es" fo:country="ES"/>
    </style:style>
    <style:style style:family="text" style:name="T3213">
      <style:text-properties fo:font-size="9pt" fo:language="es" fo:country="ES"/>
    </style:style>
    <style:style style:family="text" style:name="T3214">
      <style:text-properties fo:font-size="9pt" fo:language="es" fo:country="ES"/>
    </style:style>
    <style:style style:family="paragraph" style:name="P170">
      <style:text-properties/>
      <style:paragraph-properties fo:text-align="center" fo:margin-left="0cm" fo:text-indent="0cm"/>
    </style:style>
    <style:style style:family="text" style:name="T3215">
      <style:text-properties fo:font-size="9pt" fo:language="es" fo:country="ES"/>
    </style:style>
    <style:style style:family="text" style:name="T3216">
      <style:text-properties fo:font-size="9pt" fo:language="es" fo:country="ES"/>
    </style:style>
    <style:style style:family="paragraph" style:name="P171">
      <style:text-properties/>
      <style:paragraph-properties fo:text-align="left" fo:margin-left="0cm" fo:text-indent="0cm"/>
    </style:style>
    <style:style style:family="text" style:name="T3217">
      <style:text-properties fo:font-size="9pt" fo:language="es" fo:country="ES"/>
    </style:style>
    <style:style style:family="text" style:name="T3218">
      <style:text-properties fo:font-size="9pt" fo:language="es" fo:country="ES"/>
    </style:style>
    <style:style style:family="paragraph" style:name="P172">
      <style:text-properties/>
      <style:paragraph-properties/>
    </style:style>
    <style:style style:family="text" style:name="T3219">
      <style:text-properties fo:font-size="1pt" fo:language="es" fo:country="ES"/>
    </style:style>
    <style:style style:family="text" style:name="T3220">
      <style:text-properties fo:font-size="1pt" fo:language="es" fo:country="ES"/>
    </style:style>
    <style:style style:family="paragraph" style:name="P173">
      <style:text-properties/>
      <style:paragraph-properties/>
    </style:style>
    <style:style style:family="text" style:name="T3221">
      <style:text-properties fo:font-size="1pt" fo:language="es" fo:country="ES"/>
    </style:style>
    <style:style style:family="text" style:name="T3222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76" style:family="paragraph" style:name="P174">
      <style:text-properties/>
      <style:paragraph-properties fo:text-align="left"/>
    </style:style>
    <style:style style:family="text" style:name="T3223">
      <style:text-properties fo:font-size="11pt" fo:language="es" fo:country="ES" fo:font-weight="bold"/>
    </style:style>
    <style:style style:family="text" style:name="T3224">
      <style:text-properties fo:font-size="11pt" fo:language="es" fo:country="ES" fo:font-weight="bold"/>
    </style:style>
    <style:style style:family="text" style:name="T3225">
      <style:text-properties fo:font-size="8pt" fo:language="es" fo:country="ES"/>
    </style:style>
    <style:style style:family="text" style:name="T3226">
      <style:text-properties fo:font-size="11pt" fo:language="es" fo:country="ES" fo:font-weight="bold"/>
    </style:style>
    <style:style style:family="text" style:name="T3227">
      <style:text-properties fo:font-size="9pt" fo:language="es" fo:country="ES" fo:font-weight="normal"/>
    </style:style>
    <style:style style:family="text" style:name="T3228">
      <style:text-properties fo:font-size="8pt" fo:language="es" fo:country="ES"/>
    </style:style>
    <style:style style:family="text" style:name="T3229">
      <style:text-properties fo:language="es" fo:country="ES"/>
    </style:style>
    <style:style style:family="text" style:name="T3230">
      <style:text-properties fo:font-size="9pt" fo:language="es" fo:country="ES"/>
    </style:style>
    <style:style style:family="text" style:name="T3231">
      <style:text-properties fo:font-size="9pt" fo:language="es" fo:country="ES" fo:font-weight="normal"/>
    </style:style>
    <style:style style:family="text" style:name="T3232">
      <style:text-properties fo:font-size="9pt" fo:language="es" fo:country="ES" fo:font-weight="normal"/>
    </style:style>
    <style:style style:parent-style-name="1362" style:list-style-name="WWNum212" style:family="paragraph" style:name="P175">
      <style:text-properties/>
      <style:paragraph-properties fo:text-align="left"/>
    </style:style>
    <style:style style:family="text" style:name="T3233">
      <style:text-properties fo:font-size="11pt" fo:language="es" fo:country="ES" fo:font-weight="bold"/>
    </style:style>
    <style:style style:family="text" style:name="T3234">
      <style:text-properties fo:font-size="11pt" fo:language="es" fo:country="ES" fo:font-weight="bold"/>
    </style:style>
    <style:style style:family="text" style:name="T3235">
      <style:text-properties fo:font-size="11pt" fo:language="es" fo:country="ES" fo:font-weight="bold"/>
    </style:style>
    <style:style style:family="text" style:name="T3236">
      <style:text-properties fo:font-size="8pt" fo:language="es" fo:country="ES"/>
    </style:style>
    <style:style style:family="text" style:name="T3237">
      <style:text-properties fo:font-size="11pt" fo:language="es" fo:country="ES" fo:font-weight="bold"/>
    </style:style>
    <style:style style:family="text" style:name="T3238">
      <style:text-properties fo:font-size="9pt" fo:language="es" fo:country="ES" fo:font-weight="normal"/>
    </style:style>
    <style:style style:family="text" style:name="T3239">
      <style:text-properties fo:font-size="8pt" fo:language="es" fo:country="ES"/>
    </style:style>
    <style:style style:family="text" style:name="T3240">
      <style:text-properties fo:font-size="9pt" fo:language="es" fo:country="ES"/>
    </style:style>
    <style:style style:family="text" style:name="T3241">
      <style:text-properties fo:font-size="9pt" fo:language="es" fo:country="ES" fo:font-weight="normal"/>
    </style:style>
    <style:style style:family="text" style:name="T3242">
      <style:text-properties fo:font-size="9pt" fo:language="es" fo:country="ES" fo:font-weight="normal"/>
    </style:style>
    <style:style style:parent-style-name="1362" style:list-style-name="WWNum212" style:family="paragraph" style:name="P176">
      <style:text-properties/>
      <style:paragraph-properties fo:text-align="left"/>
    </style:style>
    <style:style style:family="text" style:name="T3243">
      <style:text-properties fo:font-size="11pt" fo:language="es" fo:country="ES" fo:font-weight="bold"/>
    </style:style>
    <style:style style:family="text" style:name="T3244">
      <style:text-properties fo:font-size="9pt" fo:language="es" fo:country="ES" fo:font-weight="normal"/>
    </style:style>
    <style:style style:family="text" style:name="T3245">
      <style:text-properties fo:language="es" fo:country="ES"/>
    </style:style>
    <style:style style:parent-style-name="1362" style:list-style-name="WWNum176" style:family="paragraph" style:name="P177">
      <style:text-properties/>
      <style:paragraph-properties fo:text-align="left"/>
    </style:style>
    <style:style style:family="text" style:name="T3246">
      <style:text-properties fo:font-size="11pt" fo:language="es" fo:country="ES" fo:font-weight="bold"/>
    </style:style>
    <style:style style:family="text" style:name="T3247">
      <style:text-properties fo:font-size="11pt" fo:language="es" fo:country="ES" fo:font-weight="normal"/>
    </style:style>
    <style:style style:family="text" style:name="T3248">
      <style:text-properties fo:font-size="8pt" fo:language="es" fo:country="ES"/>
    </style:style>
    <style:style style:family="text" style:name="T3249">
      <style:text-properties fo:language="es" fo:country="ES"/>
    </style:style>
    <style:style style:family="text" style:name="T3250">
      <style:text-properties fo:font-size="9pt" fo:language="es" fo:country="ES" fo:font-weight="normal"/>
    </style:style>
    <style:style style:family="text" style:name="T3251">
      <style:text-properties fo:font-size="11pt" fo:language="es" fo:country="ES" fo:font-weight="bold"/>
    </style:style>
    <style:style style:family="text" style:name="T3252">
      <style:text-properties fo:font-size="9pt" fo:language="es" fo:country="ES" fo:font-weight="normal"/>
    </style:style>
    <style:style style:family="text" style:name="T3253">
      <style:text-properties fo:font-size="8pt" fo:language="es" fo:country="ES"/>
    </style:style>
    <style:style style:family="text" style:name="T3254">
      <style:text-properties fo:language="es" fo:country="ES"/>
    </style:style>
    <style:style style:family="text" style:name="T3255">
      <style:text-properties fo:font-size="9pt" fo:language="es" fo:country="ES" fo:font-weight="normal"/>
    </style:style>
    <style:style style:family="text" style:name="T3256">
      <style:text-properties fo:font-size="9pt" fo:language="es" fo:country="ES" fo:font-weight="normal"/>
    </style:style>
    <style:style style:parent-style-name="1362" style:list-style-name="WWNum176" style:family="paragraph" style:name="P178">
      <style:text-properties/>
      <style:paragraph-properties fo:text-align="left"/>
    </style:style>
    <style:style style:family="text" style:name="T3257">
      <style:text-properties fo:font-size="11pt" fo:language="es" fo:country="ES" fo:font-weight="bold"/>
    </style:style>
    <style:style style:family="text" style:name="T3258">
      <style:text-properties fo:font-size="9pt" fo:language="es" fo:country="ES" fo:font-weight="normal"/>
    </style:style>
    <style:style style:family="text" style:name="T3259">
      <style:text-properties fo:font-size="8pt" fo:language="es" fo:country="ES"/>
    </style:style>
    <style:style style:family="text" style:name="T3260">
      <style:text-properties fo:font-size="9pt" fo:language="es" fo:country="ES"/>
    </style:style>
    <style:style style:family="text" style:name="T3261">
      <style:text-properties fo:font-size="9pt" fo:language="es" fo:country="ES" fo:font-weight="normal"/>
    </style:style>
    <style:style style:parent-style-name="1362" style:list-style-name="WWNum176" style:family="paragraph" style:name="P179">
      <style:text-properties/>
      <style:paragraph-properties fo:text-align="left"/>
    </style:style>
    <style:style style:family="text" style:name="T3262">
      <style:text-properties fo:font-size="9pt" fo:language="es" fo:country="ES" fo:font-weight="normal"/>
    </style:style>
    <style:style style:family="text" style:name="T3263">
      <style:text-properties fo:font-size="11pt" fo:language="es" fo:country="ES" fo:font-weight="bold"/>
    </style:style>
    <style:style style:family="text" style:name="T3264">
      <style:text-properties fo:font-size="11pt" fo:language="es" fo:country="ES" fo:font-weight="normal"/>
    </style:style>
    <style:style style:family="text" style:name="T3265">
      <style:text-properties fo:font-size="8pt" fo:language="es" fo:country="ES"/>
    </style:style>
    <style:style style:family="text" style:name="T3266">
      <style:text-properties fo:language="es" fo:country="ES"/>
    </style:style>
    <style:style style:family="text" style:name="T3267">
      <style:text-properties fo:font-size="9pt" fo:language="es" fo:country="ES" fo:font-weight="normal"/>
    </style:style>
    <style:style style:family="text" style:name="T3268">
      <style:text-properties fo:font-size="9pt" fo:language="es" fo:country="ES" fo:font-weight="normal"/>
    </style:style>
    <style:style style:parent-style-name="1362" style:list-style-name="WWNum237" style:family="paragraph" style:name="P180">
      <style:text-properties/>
      <style:paragraph-properties fo:text-align="left"/>
    </style:style>
    <style:style style:family="text" style:name="T3269">
      <style:text-properties fo:font-size="9pt" fo:language="es" fo:country="ES" fo:font-weight="normal"/>
    </style:style>
    <style:style style:family="text" style:name="T3270">
      <style:text-properties fo:font-size="11pt" fo:language="es" fo:country="ES" fo:font-weight="bold"/>
    </style:style>
    <style:style style:family="text" style:name="T3271">
      <style:text-properties fo:font-size="11pt" fo:language="es" fo:country="ES" fo:font-weight="normal"/>
    </style:style>
    <style:style style:family="text" style:name="T3272">
      <style:text-properties fo:font-size="8pt" fo:language="es" fo:country="ES"/>
    </style:style>
    <style:style style:family="text" style:name="T3273">
      <style:text-properties fo:language="es" fo:country="ES"/>
    </style:style>
    <style:style style:family="text" style:name="T3274">
      <style:text-properties fo:font-size="9pt" fo:language="es" fo:country="ES" fo:font-weight="normal"/>
    </style:style>
    <style:style style:family="text" style:name="T3275">
      <style:text-properties fo:font-size="9pt" fo:language="es" fo:country="ES" fo:font-weight="normal"/>
    </style:style>
    <style:style style:parent-style-name="1362" style:list-style-name="WWNum176" style:family="paragraph" style:name="P181">
      <style:paragraph-properties fo:text-align="left"/>
    </style:style>
    <style:style style:family="text" style:name="T3276">
      <style:text-properties fo:font-size="11pt" fo:language="es" fo:country="ES" fo:font-weight="bold"/>
    </style:style>
    <style:style style:family="text" style:name="T3277">
      <style:text-properties fo:font-size="8pt" fo:language="es" fo:country="ES"/>
    </style:style>
    <style:style style:family="text" style:name="T3278">
      <style:text-properties fo:language="es" fo:country="ES"/>
    </style:style>
    <style:style style:family="text" style:name="T3279">
      <style:text-properties fo:font-size="9pt" fo:language="es" fo:country="ES" fo:font-weight="normal"/>
    </style:style>
    <style:style style:parent-style-name="1362" style:list-style-name="WWNum176" style:family="paragraph" style:name="P182">
      <style:text-properties/>
      <style:paragraph-properties fo:text-align="left"/>
    </style:style>
    <style:style style:family="text" style:name="T3280">
      <style:text-properties fo:font-size="11pt" fo:language="es" fo:country="ES" fo:font-weight="bold"/>
    </style:style>
    <style:style style:family="text" style:name="T3281">
      <style:text-properties fo:font-size="9pt" fo:language="es" fo:country="ES" fo:font-weight="normal"/>
    </style:style>
    <style:style style:family="text" style:name="T3282">
      <style:text-properties fo:font-size="8pt" fo:language="es" fo:country="ES"/>
    </style:style>
    <style:style style:family="text" style:name="T3283">
      <style:text-properties fo:language="es" fo:country="ES"/>
    </style:style>
    <style:style style:family="text" style:name="T3284">
      <style:text-properties fo:font-size="9pt" fo:language="es" fo:country="ES" fo:font-weight="normal"/>
    </style:style>
    <style:style style:family="text" style:name="T3285">
      <style:text-properties fo:font-size="9pt" fo:language="es" fo:country="ES" fo:font-weight="normal"/>
    </style:style>
    <style:style style:parent-style-name="1362" style:list-style-name="WWNum176" style:family="paragraph" style:name="P183">
      <style:paragraph-properties fo:text-align="left"/>
    </style:style>
    <style:style style:family="text" style:name="T3286">
      <style:text-properties fo:font-size="11pt" fo:language="es" fo:country="ES" fo:font-weight="bold"/>
    </style:style>
    <style:style style:family="text" style:name="T3287">
      <style:text-properties fo:font-size="9pt" fo:language="es" fo:country="ES" fo:font-weight="normal"/>
    </style:style>
    <style:style style:family="text" style:name="T3288">
      <style:text-properties fo:font-size="8pt" fo:language="es" fo:country="ES"/>
    </style:style>
    <style:style style:family="text" style:name="T3289">
      <style:text-properties fo:language="es" fo:country="ES"/>
    </style:style>
    <style:style style:family="text" style:name="T3290">
      <style:text-properties fo:font-size="9pt" fo:language="es" fo:country="ES" fo:font-weight="normal"/>
    </style:style>
    <style:style style:family="text" style:name="T3291">
      <style:text-properties fo:language="es" fo:country="ES"/>
    </style:style>
    <style:style style:parent-style-name="1362" style:list-style-name="WWNum176" style:family="paragraph" style:name="P184">
      <style:text-properties/>
      <style:paragraph-properties fo:text-align="left"/>
    </style:style>
    <style:style style:family="text" style:name="T3292">
      <style:text-properties fo:font-size="9pt" fo:language="es" fo:country="ES" fo:font-weight="normal"/>
    </style:style>
    <style:style style:family="text" style:name="T3293">
      <style:text-properties fo:font-size="11pt" fo:language="es" fo:country="ES" fo:font-weight="bold"/>
    </style:style>
    <style:style style:family="text" style:name="T3294">
      <style:text-properties fo:font-size="8pt" fo:language="es" fo:country="ES" fo:font-weight="normal"/>
    </style:style>
    <style:style style:family="text" style:name="T3295">
      <style:text-properties fo:font-size="9pt" fo:language="es" fo:country="ES" fo:font-weight="normal"/>
    </style:style>
    <style:style style:family="text" style:name="T3296">
      <style:text-properties fo:font-size="9pt" fo:language="es" fo:country="ES" fo:font-weight="normal"/>
    </style:style>
    <style:style style:parent-style-name="1362" style:list-style-name="WWNum209" style:family="paragraph" style:name="P185">
      <style:text-properties/>
      <style:paragraph-properties fo:text-align="left"/>
    </style:style>
    <style:style style:family="text" style:name="T3297">
      <style:text-properties fo:font-size="9pt" fo:language="es" fo:country="ES"/>
    </style:style>
    <style:style style:family="text" style:name="T3298">
      <style:text-properties fo:font-size="11pt" fo:language="es" fo:country="ES" fo:font-weight="bold"/>
    </style:style>
    <style:style style:family="text" style:name="T3299">
      <style:text-properties fo:font-size="8pt" fo:language="es" fo:country="ES"/>
    </style:style>
    <style:style style:family="text" style:name="T3300">
      <style:text-properties fo:font-size="9pt" fo:language="es" fo:country="ES"/>
    </style:style>
    <style:style style:family="text" style:name="T3301">
      <style:text-properties fo:font-size="9pt" fo:language="es" fo:country="ES"/>
    </style:style>
    <style:style style:parent-style-name="1362" style:family="paragraph" style:name="P186">
      <style:text-properties/>
      <style:paragraph-properties fo:text-align="left"/>
    </style:style>
    <style:style style:family="text" style:name="T3302">
      <style:text-properties fo:font-size="11pt" fo:language="es" fo:country="ES" fo:font-weight="bold"/>
    </style:style>
    <style:style style:family="text" style:name="T3303">
      <style:text-properties fo:font-size="9pt" fo:language="es" fo:country="ES"/>
    </style:style>
    <style:style style:family="text" style:name="T3304">
      <style:text-properties fo:font-size="8pt" fo:language="es" fo:country="ES"/>
    </style:style>
    <style:style style:family="text" style:name="T3305">
      <style:text-properties fo:font-size="9pt" fo:language="es" fo:country="ES"/>
    </style:style>
    <style:style style:family="text" style:name="T3306">
      <style:text-properties fo:font-size="9pt" fo:language="es" fo:country="ES"/>
    </style:style>
    <style:style style:family="text" style:name="T3307">
      <style:text-properties fo:font-size="9pt" fo:language="es" fo:country="ES" fo:font-weight="bold"/>
    </style:style>
    <style:style style:family="text" style:name="T3308">
      <style:text-properties fo:font-size="9pt" fo:language="es" fo:country="ES"/>
    </style:style>
    <style:style style:family="text" style:name="T3309">
      <style:text-properties fo:font-size="9pt" fo:language="es" fo:country="ES"/>
    </style:style>
    <style:style style:family="text" style:name="T3310">
      <style:text-properties fo:font-size="9pt" fo:language="es" fo:country="ES"/>
    </style:style>
    <style:style style:family="text" style:name="T3311">
      <style:text-properties fo:font-size="9pt" fo:language="es" fo:country="ES"/>
    </style:style>
    <style:style style:parent-style-name="1362" style:list-style-name="WWNum209" style:family="paragraph" style:name="P187">
      <style:text-properties/>
      <style:paragraph-properties fo:text-align="left"/>
    </style:style>
    <style:style style:family="text" style:name="T3312">
      <style:text-properties fo:font-size="11pt" fo:language="es" fo:country="ES" fo:font-weight="bold"/>
    </style:style>
    <style:style style:family="text" style:name="T3313">
      <style:text-properties fo:font-size="9pt" fo:language="es" fo:country="ES"/>
    </style:style>
    <style:style style:family="text" style:name="T3314">
      <style:text-properties fo:font-size="8pt" fo:language="es" fo:country="ES"/>
    </style:style>
    <style:style style:family="text" style:name="T3315">
      <style:text-properties fo:font-size="9pt" fo:language="es" fo:country="ES"/>
    </style:style>
    <style:style style:family="text" style:name="T3316">
      <style:text-properties fo:font-size="9pt" fo:language="es" fo:country="ES"/>
    </style:style>
    <style:style style:family="text" style:name="T3317">
      <style:text-properties fo:font-size="9pt" fo:language="es" fo:country="ES" fo:font-weight="bold"/>
    </style:style>
    <style:style style:family="text" style:name="T3318">
      <style:text-properties fo:font-size="9pt" fo:language="es" fo:country="ES"/>
    </style:style>
    <style:style style:family="text" style:name="T3319">
      <style:text-properties fo:font-size="9pt" fo:language="es" fo:country="ES"/>
    </style:style>
    <style:style style:family="text" style:name="T3320">
      <style:text-properties fo:font-size="9pt" fo:language="es" fo:country="ES" fo:font-weight="normal"/>
    </style:style>
    <style:style style:parent-style-name="1362" style:list-style-name="WWNum209" style:family="paragraph" style:name="P188">
      <style:text-properties/>
      <style:paragraph-properties fo:text-align="left"/>
    </style:style>
    <style:style style:family="text" style:name="T3321">
      <style:text-properties fo:font-size="9pt" fo:language="es" fo:country="ES"/>
    </style:style>
    <style:style style:family="text" style:name="T3322">
      <style:text-properties fo:font-size="11pt" fo:language="es" fo:country="ES" fo:font-weight="bold"/>
    </style:style>
    <style:style style:family="text" style:name="T3323">
      <style:text-properties fo:font-size="9pt" fo:language="es" fo:country="ES"/>
    </style:style>
    <style:style style:family="text" style:name="T3324">
      <style:text-properties fo:font-size="8pt" fo:language="es" fo:country="ES"/>
    </style:style>
    <style:style style:family="text" style:name="T3325">
      <style:text-properties fo:font-size="9pt" fo:language="es" fo:country="ES"/>
    </style:style>
    <style:style style:family="text" style:name="T3326">
      <style:text-properties fo:font-size="9pt" fo:language="es" fo:country="ES"/>
    </style:style>
    <style:style style:family="text" style:name="T3327">
      <style:text-properties fo:font-size="9pt" fo:language="es" fo:country="ES"/>
    </style:style>
    <style:style style:family="text" style:name="T3328">
      <style:text-properties fo:font-size="9pt" fo:language="es" fo:country="ES"/>
    </style:style>
    <style:style style:family="text" style:name="T3329">
      <style:text-properties fo:font-size="9pt" fo:language="es" fo:country="ES"/>
    </style:style>
    <style:style style:family="text" style:name="T3330">
      <style:text-properties fo:font-size="9pt" fo:language="es" fo:country="ES"/>
    </style:style>
    <style:style style:family="text" style:name="T3331">
      <style:text-properties fo:font-size="9pt" fo:language="es" fo:country="ES"/>
    </style:style>
    <style:style style:family="text" style:name="T3332">
      <style:text-properties fo:font-size="9pt" fo:language="es" fo:country="ES"/>
    </style:style>
    <style:style style:family="paragraph" style:name="P189">
      <style:text-properties/>
      <style:paragraph-properties fo:text-align="left" fo:margin-left="0cm" fo:text-indent="0cm"/>
    </style:style>
    <style:style style:family="text" style:name="T3333">
      <style:text-properties fo:font-size="9pt" fo:language="es" fo:country="ES" fo:font-weight="normal"/>
    </style:style>
    <style:style style:family="text" style:name="T3334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77" style:family="paragraph" style:name="P190">
      <style:text-properties/>
      <style:paragraph-properties fo:text-align="left"/>
    </style:style>
    <style:style style:family="text" style:name="T3335">
      <style:text-properties fo:font-size="11pt" fo:language="es" fo:country="ES" fo:font-weight="bold"/>
    </style:style>
    <style:style style:family="text" style:name="T3336">
      <style:text-properties fo:font-size="8pt" fo:language="es" fo:country="ES"/>
    </style:style>
    <style:style style:family="text" style:name="T3337">
      <style:text-properties fo:language="es" fo:country="ES"/>
    </style:style>
    <style:style style:family="text" style:name="T3338">
      <style:text-properties fo:font-size="9pt" fo:language="es" fo:country="ES" fo:font-weight="normal"/>
    </style:style>
    <style:style style:parent-style-name="1362" style:list-style-name="WWNum177" style:family="paragraph" style:name="P191">
      <style:text-properties/>
      <style:paragraph-properties fo:text-align="left"/>
    </style:style>
    <style:style style:family="text" style:name="T3339">
      <style:text-properties fo:font-size="9pt" fo:language="es" fo:country="ES" fo:font-weight="normal"/>
    </style:style>
    <style:style style:family="text" style:name="T3340">
      <style:text-properties fo:font-size="11pt" fo:language="es" fo:country="ES" fo:font-weight="bold"/>
    </style:style>
    <style:style style:family="text" style:name="T3341">
      <style:text-properties fo:font-size="11pt" fo:language="es" fo:country="ES" fo:font-weight="normal"/>
    </style:style>
    <style:style style:family="text" style:name="T3342">
      <style:text-properties fo:font-size="8pt" fo:language="es" fo:country="ES" fo:font-weight="normal"/>
    </style:style>
    <style:style style:family="text" style:name="T3343">
      <style:text-properties fo:font-size="9pt" fo:language="es" fo:country="ES" fo:font-weight="normal"/>
    </style:style>
    <style:style style:family="text" style:name="T3344">
      <style:text-properties fo:font-size="9pt" fo:language="es" fo:country="ES" fo:font-weight="normal"/>
    </style:style>
    <style:style style:parent-style-name="1362" style:list-style-name="WWNum177" style:family="paragraph" style:name="P192">
      <style:text-properties/>
      <style:paragraph-properties fo:text-align="left"/>
    </style:style>
    <style:style style:family="text" style:name="T3345">
      <style:text-properties fo:font-size="9pt" fo:language="es" fo:country="ES" fo:font-weight="normal"/>
    </style:style>
    <style:style style:family="text" style:name="T3346">
      <style:text-properties fo:font-size="11pt" fo:language="es" fo:country="ES" fo:font-weight="bold"/>
    </style:style>
    <style:style style:family="text" style:name="T3347">
      <style:text-properties fo:font-size="9pt" fo:language="es" fo:country="ES" fo:font-weight="normal"/>
    </style:style>
    <style:style style:family="text" style:name="T3348">
      <style:text-properties fo:font-size="8pt" fo:language="es" fo:country="ES" fo:font-weight="normal"/>
    </style:style>
    <style:style style:family="text" style:name="T3349">
      <style:text-properties fo:font-size="9pt" fo:language="es" fo:country="ES" fo:font-weight="normal"/>
    </style:style>
    <style:style style:family="text" style:name="T3350">
      <style:text-properties fo:font-size="9pt" fo:language="es" fo:country="ES" fo:font-weight="normal"/>
    </style:style>
    <style:style style:family="text" style:name="T3351">
      <style:text-properties fo:font-size="9pt" fo:language="es" fo:country="ES" fo:font-weight="normal"/>
    </style:style>
    <style:style style:parent-style-name="1362" style:list-style-name="WWNum218" style:family="paragraph" style:name="P193">
      <style:text-properties/>
      <style:paragraph-properties fo:text-align="left"/>
    </style:style>
    <style:style style:family="text" style:name="T3352">
      <style:text-properties fo:language="es" fo:country="ES" fo:font-weight="bold"/>
    </style:style>
    <style:style style:family="text" style:name="T3353">
      <style:text-properties fo:font-size="8pt" fo:language="es" fo:country="ES"/>
    </style:style>
    <style:style style:family="text" style:name="T3354">
      <style:text-properties fo:language="es" fo:country="ES"/>
    </style:style>
    <style:style style:family="text" style:name="T3355">
      <style:text-properties fo:font-size="9pt" fo:language="es" fo:country="ES" fo:font-weight="normal"/>
    </style:style>
    <style:style style:family="text" style:name="T3356">
      <style:text-properties fo:language="es" fo:country="ES"/>
    </style:style>
    <style:style style:family="paragraph" style:name="P194">
      <style:text-properties/>
      <style:paragraph-properties fo:text-align="center" fo:margin-left="0cm" fo:text-indent="0cm"/>
    </style:style>
    <style:style style:family="text" style:name="T3357">
      <style:text-properties fo:font-size="9pt" fo:language="es" fo:country="ES"/>
    </style:style>
    <style:style style:family="text" style:name="T3358">
      <style:text-properties fo:font-size="11pt" fo:language="es" fo:country="ES" fo:font-weight="bold"/>
    </style:style>
    <style:style style:parent-style-name="1362" style:list-style-name="WWNum187" style:family="paragraph" style:name="P195">
      <style:paragraph-properties fo:text-align="left"/>
    </style:style>
    <style:style style:family="text" style:name="T3359">
      <style:text-properties fo:font-size="11pt" fo:language="es" fo:country="ES" fo:font-weight="bold"/>
    </style:style>
    <style:style style:family="text" style:name="T3360">
      <style:text-properties fo:font-size="8pt" fo:language="es" fo:country="ES"/>
    </style:style>
    <style:style style:family="text" style:name="T3361">
      <style:text-properties fo:color="#000000" fo:font-size="11pt" fo:language="es" fo:country="ES" fo:font-weight="bold"/>
    </style:style>
    <style:style style:family="text" style:name="T3362">
      <style:text-properties fo:font-size="9pt" fo:language="es" fo:country="ES"/>
    </style:style>
    <style:style style:parent-style-name="1362" style:list-style-name="WWNum187" style:family="paragraph" style:name="P196">
      <style:paragraph-properties fo:text-align="left"/>
    </style:style>
    <style:style style:family="text" style:name="T3363">
      <style:text-properties fo:font-size="11pt" fo:language="es" fo:country="ES" fo:font-weight="bold"/>
    </style:style>
    <style:style style:family="text" style:name="T3364">
      <style:text-properties fo:font-size="9pt" fo:language="es" fo:country="ES"/>
    </style:style>
    <style:style style:family="text" style:name="T3365">
      <style:text-properties fo:font-size="8pt" fo:language="es" fo:country="ES"/>
    </style:style>
    <style:style style:family="text" style:name="T3366">
      <style:text-properties fo:font-size="11pt" fo:language="es" fo:country="ES" fo:font-weight="bold"/>
    </style:style>
    <style:style style:family="text" style:name="T3367">
      <style:text-properties fo:font-size="9pt" fo:language="es" fo:country="ES"/>
    </style:style>
    <style:style style:family="text" style:name="T3368">
      <style:text-properties fo:font-size="9pt" fo:language="es" fo:country="ES"/>
    </style:style>
    <style:style style:family="text" style:name="T3369">
      <style:text-properties fo:font-size="9pt" fo:language="es" fo:country="ES"/>
    </style:style>
    <style:style style:parent-style-name="1362" style:list-style-name="WWNum187" style:family="paragraph" style:name="P197">
      <style:text-properties/>
      <style:paragraph-properties fo:text-align="left"/>
    </style:style>
    <style:style style:family="text" style:name="T3370">
      <style:text-properties fo:font-size="9pt" fo:language="es" fo:country="ES"/>
    </style:style>
    <style:style style:family="text" style:name="T3371">
      <style:text-properties fo:font-size="11pt" fo:language="es" fo:country="ES" fo:font-weight="bold"/>
    </style:style>
    <style:style style:family="text" style:name="T3372">
      <style:text-properties fo:font-size="8pt" fo:language="es" fo:country="ES"/>
    </style:style>
    <style:style style:family="text" style:name="T3373">
      <style:text-properties fo:font-size="9pt" fo:language="es" fo:country="ES"/>
    </style:style>
    <style:style style:family="text" style:name="T3374">
      <style:text-properties fo:font-size="9pt" fo:language="es" fo:country="ES"/>
    </style:style>
    <style:style style:parent-style-name="1362" style:list-style-name="WWNum217" style:family="paragraph" style:name="P198">
      <style:paragraph-properties fo:text-align="left"/>
    </style:style>
    <style:style style:family="text" style:name="T3375">
      <style:text-properties fo:font-size="9pt" fo:language="es" fo:country="ES"/>
    </style:style>
    <style:style style:family="text" style:name="T3376">
      <style:text-properties fo:font-size="11pt" fo:language="es" fo:country="ES" fo:font-weight="bold"/>
    </style:style>
    <style:style style:family="text" style:name="T3377">
      <style:text-properties fo:font-size="9pt" fo:language="es" fo:country="ES" fo:font-weight="bold"/>
    </style:style>
    <style:style style:family="text" style:name="T3378">
      <style:text-properties fo:font-size="8pt" fo:language="es" fo:country="ES"/>
    </style:style>
    <style:style style:family="text" style:name="T3379">
      <style:text-properties fo:font-size="9pt" fo:language="es" fo:country="ES"/>
    </style:style>
    <style:style style:family="text" style:name="T3380">
      <style:text-properties fo:font-size="9pt" fo:language="es" fo:country="ES"/>
    </style:style>
    <style:style style:parent-style-name="1362" style:list-style-name="WWNum217" style:family="paragraph" style:name="P199">
      <style:paragraph-properties fo:text-align="left"/>
    </style:style>
    <style:style style:family="text" style:name="T3381">
      <style:text-properties fo:font-size="11pt" fo:language="es" fo:country="ES" fo:font-weight="bold"/>
    </style:style>
    <style:style style:family="text" style:name="T3382">
      <style:text-properties fo:font-size="11pt" fo:language="es" fo:country="ES" fo:font-weight="bold"/>
    </style:style>
    <style:style style:family="text" style:name="T3383">
      <style:text-properties fo:font-size="9pt" fo:language="es" fo:country="ES"/>
    </style:style>
    <style:style style:family="text" style:name="T3384">
      <style:text-properties fo:font-size="9pt" fo:language="es" fo:country="ES"/>
    </style:style>
    <style:style style:family="text" style:name="T3385">
      <style:text-properties fo:font-size="9pt" fo:language="es" fo:country="ES"/>
    </style:style>
    <style:style style:parent-style-name="1362" style:list-style-name="WWNum217" style:family="paragraph" style:name="P200">
      <style:paragraph-properties fo:text-align="left"/>
    </style:style>
    <style:style style:family="text" style:name="T3386">
      <style:text-properties fo:font-size="9pt" fo:language="es" fo:country="ES" fo:font-weight="normal"/>
    </style:style>
    <style:style style:family="text" style:name="T3387">
      <style:text-properties fo:font-size="11pt" fo:language="es" fo:country="ES" fo:font-weight="bold"/>
    </style:style>
    <style:style style:family="text" style:name="T3388">
      <style:text-properties fo:font-size="9pt" fo:language="es" fo:country="ES" fo:font-weight="normal"/>
    </style:style>
    <style:style style:family="text" style:name="T3389">
      <style:text-properties fo:font-size="8pt" fo:language="es" fo:country="ES" fo:font-weight="normal"/>
    </style:style>
    <style:style style:family="text" style:name="T3390">
      <style:text-properties fo:font-size="9pt" fo:language="es" fo:country="ES" fo:font-weight="normal"/>
    </style:style>
    <style:style style:family="text" style:name="T3391">
      <style:text-properties fo:font-size="9pt" fo:language="es" fo:country="ES"/>
    </style:style>
    <style:style style:parent-style-name="1362" style:list-style-name="WWNum217" style:family="paragraph" style:name="P201">
      <style:paragraph-properties fo:text-align="left"/>
    </style:style>
    <style:style style:family="text" style:name="T3392">
      <style:text-properties fo:font-size="11pt" fo:language="es" fo:country="ES" fo:font-weight="bold"/>
    </style:style>
    <style:style style:family="text" style:name="T3393">
      <style:text-properties fo:font-size="9pt" fo:language="es" fo:country="ES" fo:font-weight="normal"/>
    </style:style>
    <style:style style:family="text" style:name="T3394">
      <style:text-properties fo:font-size="8pt" fo:language="es" fo:country="ES"/>
    </style:style>
    <style:style style:family="text" style:name="T3395">
      <style:text-properties fo:font-size="9pt" fo:language="es" fo:country="ES" fo:font-weight="normal"/>
    </style:style>
    <style:style style:parent-style-name="1362" style:list-style-name="WWNum217" style:family="paragraph" style:name="P202">
      <style:paragraph-properties fo:text-align="left"/>
    </style:style>
    <style:style style:family="text" style:name="T3396">
      <style:text-properties fo:font-size="11pt" fo:language="es" fo:country="ES" fo:font-weight="bold"/>
    </style:style>
    <style:style style:family="text" style:name="T3397">
      <style:text-properties fo:font-size="9pt" fo:language="es" fo:country="ES" fo:font-weight="normal"/>
    </style:style>
    <style:style style:family="text" style:name="T3398">
      <style:text-properties fo:font-size="8pt" fo:language="es" fo:country="ES"/>
    </style:style>
    <style:style style:family="text" style:name="T3399">
      <style:text-properties fo:font-size="9pt" fo:language="es" fo:country="ES" fo:font-weight="normal"/>
    </style:style>
    <style:style style:parent-style-name="1362" style:list-style-name="WWNum217" style:family="paragraph" style:name="P203">
      <style:paragraph-properties fo:text-align="left"/>
    </style:style>
    <style:style style:family="text" style:name="T3400">
      <style:text-properties fo:font-size="11pt" fo:language="es" fo:country="ES" fo:font-weight="bold"/>
    </style:style>
    <style:style style:family="text" style:name="T3401">
      <style:text-properties fo:font-size="9pt" fo:language="es" fo:country="ES" fo:font-weight="normal"/>
    </style:style>
    <style:style style:family="text" style:name="T3402">
      <style:text-properties fo:font-size="8pt" fo:language="es" fo:country="ES"/>
    </style:style>
    <style:style style:family="text" style:name="T3403">
      <style:text-properties fo:font-size="9pt" fo:language="es" fo:country="ES" fo:font-weight="normal"/>
    </style:style>
    <style:style style:parent-style-name="1362" style:list-style-name="WWNum217" style:family="paragraph" style:name="P204">
      <style:paragraph-properties fo:text-align="left"/>
    </style:style>
    <style:style style:family="text" style:name="T3404">
      <style:text-properties fo:font-size="11pt" fo:language="es" fo:country="ES" fo:font-weight="bold"/>
    </style:style>
    <style:style style:family="text" style:name="T3405">
      <style:text-properties fo:font-size="9pt" fo:language="es" fo:country="ES" fo:font-weight="bold"/>
    </style:style>
    <style:style style:family="text" style:name="T3406">
      <style:text-properties fo:font-size="8pt" fo:language="es" fo:country="ES"/>
    </style:style>
    <style:style style:family="text" style:name="T3407">
      <style:text-properties fo:font-size="9pt" fo:language="es" fo:country="ES" fo:font-weight="normal"/>
    </style:style>
    <style:style style:family="text" style:name="T3408">
      <style:text-properties fo:font-size="9pt" fo:language="es" fo:country="ES" fo:font-weight="normal"/>
    </style:style>
    <style:style style:family="paragraph" style:name="P205">
      <style:text-properties/>
      <style:paragraph-properties fo:text-align="left" fo:margin-left="0cm" fo:text-indent="0cm"/>
    </style:style>
    <style:style style:family="text" style:name="T3409">
      <style:text-properties fo:font-size="9pt" fo:language="es" fo:country="ES" fo:font-weight="normal"/>
    </style:style>
    <style:style style:family="text" style:name="T3410">
      <style:text-properties fo:font-size="9pt" fo:language="es" fo:country="ES" fo:font-weight="normal"/>
    </style:style>
    <style:style style:family="paragraph" style:name="P206">
      <style:text-properties/>
      <style:paragraph-properties fo:line-height="100%"/>
    </style:style>
    <style:style style:family="text" style:name="T3411">
      <style:text-properties fo:language="es" fo:country="ES"/>
    </style:style>
    <style:style style:family="text" style:name="T3412">
      <style:text-properties fo:language="es" fo:country="ES"/>
    </style:style>
    <style:style style:family="text" style:name="T3413">
      <style:text-properties fo:language="es" fo:country="ES"/>
    </style:style>
    <style:style style:family="text" style:name="T3414">
      <style:text-properties fo:language="es" fo:country="ES"/>
    </style:style>
    <style:style style:family="text" style:name="T3415">
      <style:text-properties fo:language="es" fo:country="ES"/>
    </style:style>
    <style:style style:family="text" style:name="T3416">
      <style:text-properties fo:language="es" fo:country="ES"/>
    </style:style>
    <style:style style:family="text" style:name="T3417">
      <style:text-properties fo:language="es" fo:country="ES"/>
    </style:style>
    <style:style style:family="paragraph" style:name="P207">
      <style:text-properties/>
      <style:paragraph-properties/>
    </style:style>
    <style:style style:family="text" style:name="T3418">
      <style:text-properties fo:language="es" fo:country="ES"/>
    </style:style>
    <style:style style:family="text" style:name="T3419">
      <style:text-properties fo:language="es" fo:country="ES"/>
    </style:style>
    <style:style style:family="paragraph" style:name="P208">
      <style:text-properties/>
      <style:paragraph-properties/>
    </style:style>
    <style:style style:family="text" style:name="T3420">
      <style:text-properties fo:language="es" fo:country="ES"/>
    </style:style>
    <style:style style:family="text" style:name="T3421">
      <style:text-properties fo:language="es" fo:country="ES"/>
    </style:style>
    <style:style style:family="paragraph" style:name="P209">
      <style:text-properties/>
      <style:paragraph-properties/>
    </style:style>
    <style:style style:family="text" style:name="T3422">
      <style:text-properties fo:font-size="3pt" fo:language="es" fo:country="ES" fo:font-weight="bold"/>
    </style:style>
    <style:style style:family="text" style:name="T3423">
      <style:text-properties fo:font-size="3pt" fo:language="es" fo:country="ES" fo:font-weight="bold"/>
    </style:style>
    <style:style style:family="paragraph" style:name="P210">
      <style:text-properties/>
      <style:paragraph-properties/>
    </style:style>
    <style:style style:family="text" style:name="T3424">
      <style:text-properties fo:language="es" fo:country="ES" fo:font-weight="bold"/>
    </style:style>
    <style:style style:family="text" style:name="T3425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2" style:family="paragraph" style:name="P211">
      <style:text-properties/>
      <style:paragraph-properties fo:text-align="left"/>
    </style:style>
    <style:style style:family="text" style:name="T3426">
      <style:text-properties fo:font-size="11pt" fo:language="es" fo:country="ES" fo:font-weight="bold"/>
    </style:style>
    <style:style style:family="text" style:name="T3427">
      <style:text-properties fo:font-size="9pt" fo:language="es" fo:country="ES"/>
    </style:style>
    <style:style style:family="text" style:name="T3428">
      <style:text-properties fo:font-size="10pt" fo:language="es" fo:country="ES" fo:font-weight="normal"/>
    </style:style>
    <style:style style:family="text" style:name="T3429">
      <style:text-properties fo:font-size="11pt" fo:language="es" fo:country="ES" fo:font-weight="bold"/>
    </style:style>
    <style:style style:family="text" style:name="T3430">
      <style:text-properties fo:font-size="8pt" fo:language="es" fo:country="ES"/>
    </style:style>
    <style:style style:family="text" style:name="T3431">
      <style:text-properties fo:language="es" fo:country="ES"/>
    </style:style>
    <style:style style:family="text" style:name="T3432">
      <style:text-properties fo:font-size="9pt" fo:language="es" fo:country="ES"/>
    </style:style>
    <style:style style:family="text" style:name="T3433">
      <style:text-properties fo:language="es" fo:country="ES"/>
    </style:style>
    <style:style style:parent-style-name="1362" style:list-style-name="WWNum2" style:family="paragraph" style:name="P212">
      <style:text-properties/>
      <style:paragraph-properties fo:text-align="left"/>
    </style:style>
    <style:style style:family="text" style:name="T3434">
      <style:text-properties fo:font-size="11pt" fo:language="es" fo:country="ES" fo:font-weight="bold"/>
    </style:style>
    <style:style style:family="text" style:name="T3435">
      <style:text-properties fo:font-size="9pt" fo:language="es" fo:country="ES" fo:font-weight="bold"/>
    </style:style>
    <style:style style:family="text" style:name="T3436">
      <style:text-properties fo:font-size="8pt" fo:language="es" fo:country="ES"/>
    </style:style>
    <style:style style:family="text" style:name="T3437">
      <style:text-properties fo:language="es" fo:country="ES"/>
    </style:style>
    <style:style style:family="text" style:name="T3438">
      <style:text-properties fo:font-size="9pt" fo:language="es" fo:country="ES"/>
    </style:style>
    <style:style style:family="text" style:name="T3439">
      <style:text-properties fo:language="es" fo:country="ES"/>
    </style:style>
    <style:style style:parent-style-name="1362" style:list-style-name="WWNum155" style:family="paragraph" style:name="P213">
      <style:text-properties/>
      <style:paragraph-properties fo:text-align="left"/>
    </style:style>
    <style:style style:family="text" style:name="T3440">
      <style:text-properties fo:font-size="11pt" fo:language="es" fo:country="ES" fo:font-weight="bold"/>
    </style:style>
    <style:style style:family="text" style:name="T3441">
      <style:text-properties fo:font-size="11pt" fo:language="es" fo:country="ES"/>
    </style:style>
    <style:style style:family="text" style:name="T3442">
      <style:text-properties fo:font-size="8pt" fo:language="es" fo:country="ES"/>
    </style:style>
    <style:style style:family="text" style:name="T3443">
      <style:text-properties fo:font-size="9pt" fo:language="es" fo:country="ES"/>
    </style:style>
    <style:style style:family="text" style:name="T3444">
      <style:text-properties fo:font-size="9pt" fo:language="es" fo:country="ES"/>
    </style:style>
    <style:style style:family="text" style:name="T3445">
      <style:text-properties fo:font-size="9pt" fo:language="es" fo:country="ES"/>
    </style:style>
    <style:style style:family="paragraph" style:name="P214">
      <style:text-properties/>
      <style:paragraph-properties fo:text-align="left" fo:margin-left="0cm" fo:text-indent="0cm"/>
    </style:style>
    <style:style style:family="text" style:name="T3446">
      <style:text-properties fo:font-size="9pt" fo:language="es" fo:country="ES"/>
    </style:style>
    <style:style style:family="text" style:name="T3447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5">
      <style:text-properties/>
      <style:paragraph-properties fo:text-align="left"/>
    </style:style>
    <style:style style:family="text" style:name="T3448">
      <style:text-properties fo:language="es" fo:country="ES" fo:font-weight="bold"/>
    </style:style>
    <style:style style:family="text" style:name="T3449">
      <style:text-properties fo:font-size="9pt" fo:language="es" fo:country="ES"/>
    </style:style>
    <style:style style:family="text" style:name="T3450">
      <style:text-properties fo:font-size="8pt" fo:language="es" fo:country="ES"/>
    </style:style>
    <style:style style:family="text" style:name="T3451">
      <style:text-properties fo:language="es" fo:country="ES"/>
    </style:style>
    <style:style style:family="text" style:name="T3452">
      <style:text-properties fo:font-size="9pt" fo:language="es" fo:country="ES"/>
    </style:style>
    <style:style style:family="text" style:name="T3453">
      <style:text-properties fo:font-size="9pt"/>
    </style:style>
    <style:style style:family="paragraph" style:name="P216">
      <style:text-properties/>
      <style:paragraph-properties fo:text-align="left"/>
    </style:style>
    <style:style style:family="text" style:name="T3454">
      <style:text-properties fo:language="es" fo:country="ES"/>
    </style:style>
    <style:style style:family="text" style:name="T3455">
      <style:text-properties fo:language="es" fo:country="ES" fo:font-weight="bold"/>
    </style:style>
    <style:style style:family="text" style:name="T3456">
      <style:text-properties fo:font-size="9pt" fo:language="es" fo:country="ES"/>
    </style:style>
    <style:style style:family="text" style:name="T3457">
      <style:text-properties fo:font-size="8pt" fo:language="es" fo:country="ES"/>
    </style:style>
    <style:style style:family="text" style:name="T3458">
      <style:text-properties fo:language="es" fo:country="ES"/>
    </style:style>
    <style:style style:family="text" style:name="T3459">
      <style:text-properties fo:font-size="9pt" fo:language="es" fo:country="ES"/>
    </style:style>
    <style:style style:family="text" style:name="T3460">
      <style:text-properties fo:language="es" fo:country="ES"/>
    </style:style>
    <style:style style:family="paragraph" style:name="P217">
      <style:text-properties/>
      <style:paragraph-properties fo:text-align="left"/>
    </style:style>
    <style:style style:family="text" style:name="T3461">
      <style:text-properties fo:language="es" fo:country="ES"/>
    </style:style>
    <style:style style:family="text" style:name="T3462">
      <style:text-properties fo:language="es" fo:country="ES" fo:font-weight="bold"/>
    </style:style>
    <style:style style:family="text" style:name="T3463">
      <style:text-properties fo:font-size="9pt" fo:language="es" fo:country="ES"/>
    </style:style>
    <style:style style:family="text" style:name="T3464">
      <style:text-properties fo:font-size="8pt" fo:language="es" fo:country="ES"/>
    </style:style>
    <style:style style:family="text" style:name="T3465">
      <style:text-properties fo:language="es" fo:country="ES"/>
    </style:style>
    <style:style style:family="text" style:name="T3466">
      <style:text-properties fo:font-size="9pt" fo:language="es" fo:country="ES"/>
    </style:style>
    <style:style style:family="text" style:name="T3467">
      <style:text-properties fo:font-size="9pt"/>
    </style:style>
    <style:style style:family="paragraph" style:name="P218">
      <style:text-properties/>
      <style:paragraph-properties fo:text-align="left"/>
    </style:style>
    <style:style style:family="text" style:name="T3468">
      <style:text-properties fo:language="es" fo:country="ES"/>
    </style:style>
    <style:style style:family="text" style:name="T3469">
      <style:text-properties fo:language="es" fo:country="ES" fo:font-weight="bold"/>
    </style:style>
    <style:style style:family="text" style:name="T3470">
      <style:text-properties fo:font-size="9pt" fo:language="es" fo:country="ES"/>
    </style:style>
    <style:style style:family="text" style:name="T3471">
      <style:text-properties fo:font-size="8pt" fo:language="es" fo:country="ES"/>
    </style:style>
    <style:style style:family="text" style:name="T3472">
      <style:text-properties fo:language="es" fo:country="ES"/>
    </style:style>
    <style:style style:family="text" style:name="T3473">
      <style:text-properties fo:font-size="9pt" fo:language="es" fo:country="ES"/>
    </style:style>
    <style:style style:family="text" style:name="T3474">
      <style:text-properties fo:font-size="9pt" fo:language="es" fo:country="ES"/>
    </style:style>
    <style:style style:family="paragraph" style:name="P219">
      <style:text-properties/>
      <style:paragraph-properties fo:text-align="center" fo:margin-left="0cm" fo:text-indent="0cm"/>
    </style:style>
    <style:style style:family="text" style:name="T3475">
      <style:text-properties fo:font-size="9pt" fo:language="es" fo:country="ES"/>
    </style:style>
    <style:style style:family="text" style:name="T3476">
      <style:text-properties fo:font-size="9pt" fo:language="es" fo:country="ES"/>
    </style:style>
    <style:style style:family="paragraph" style:name="P220">
      <style:text-properties/>
      <style:paragraph-properties fo:text-align="left"/>
    </style:style>
    <style:style style:family="text" style:name="T3477">
      <style:text-properties fo:font-size="11pt" fo:font-weight="bold"/>
    </style:style>
    <style:style style:family="text" style:name="T3478">
      <style:text-properties fo:font-size="9pt"/>
    </style:style>
    <style:style style:family="text" style:name="T3479">
      <style:text-properties fo:font-size="8pt" fo:language="es" fo:country="ES"/>
    </style:style>
    <style:style style:family="text" style:name="T3480">
      <style:text-properties fo:language="es" fo:country="ES"/>
    </style:style>
    <style:style style:family="text" style:name="T3481">
      <style:text-properties fo:font-size="9pt"/>
    </style:style>
    <style:style style:family="text" style:name="T3482">
      <style:text-properties fo:font-size="9pt"/>
    </style:style>
    <style:style style:family="paragraph" style:name="P221">
      <style:text-properties/>
      <style:paragraph-properties fo:text-align="center" fo:margin-left="0cm" fo:text-indent="0cm"/>
    </style:style>
    <style:style style:family="text" style:name="T3483">
      <style:text-properties fo:font-size="9pt" fo:language="es" fo:country="ES"/>
    </style:style>
    <style:style style:family="text" style:name="T3484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22">
      <style:text-properties/>
      <style:paragraph-properties fo:text-align="left"/>
    </style:style>
    <style:style style:family="text" style:name="T3485">
      <style:text-properties fo:language="es" fo:country="ES" fo:font-weight="bold"/>
    </style:style>
    <style:style style:family="text" style:name="T3486">
      <style:text-properties fo:language="es" fo:country="ES"/>
    </style:style>
    <style:style style:family="text" style:name="T3487">
      <style:text-properties fo:font-size="8pt" fo:language="es" fo:country="ES"/>
    </style:style>
    <style:style style:family="text" style:name="T3488">
      <style:text-properties fo:language="es" fo:country="ES" fo:font-weight="bold"/>
    </style:style>
    <style:style style:family="text" style:name="T3489">
      <style:text-properties fo:font-size="9pt" fo:language="es" fo:country="ES"/>
    </style:style>
    <style:style style:family="text" style:name="T3490">
      <style:text-properties fo:font-size="8pt" fo:language="es" fo:country="ES"/>
    </style:style>
    <style:style style:family="text" style:name="T3491">
      <style:text-properties fo:language="es" fo:country="ES"/>
    </style:style>
    <style:style style:family="text" style:name="T3492">
      <style:text-properties fo:font-size="9pt" fo:language="es" fo:country="ES"/>
    </style:style>
    <style:style style:family="text" style:name="T3493">
      <style:text-properties fo:language="es" fo:country="ES"/>
    </style:style>
    <style:style style:family="paragraph" style:name="P223">
      <style:text-properties/>
      <style:paragraph-properties fo:text-align="left"/>
    </style:style>
    <style:style style:family="text" style:name="T3494">
      <style:text-properties fo:language="es" fo:country="ES" fo:font-weight="bold"/>
    </style:style>
    <style:style style:family="text" style:name="T3495">
      <style:text-properties fo:language="es" fo:country="ES"/>
    </style:style>
    <style:style style:family="text" style:name="T3496">
      <style:text-properties fo:font-size="8pt" fo:language="es" fo:country="ES"/>
    </style:style>
    <style:style style:family="text" style:name="T3497">
      <style:text-properties fo:language="es" fo:country="ES" fo:font-weight="bold"/>
    </style:style>
    <style:style style:family="text" style:name="T3498">
      <style:text-properties fo:font-size="9pt" fo:language="es" fo:country="ES"/>
    </style:style>
    <style:style style:family="text" style:name="T3499">
      <style:text-properties fo:font-size="8pt" fo:language="es" fo:country="ES"/>
    </style:style>
    <style:style style:family="text" style:name="T3500">
      <style:text-properties fo:language="es" fo:country="ES"/>
    </style:style>
    <style:style style:family="text" style:name="T3501">
      <style:text-properties fo:font-size="9pt" fo:language="es" fo:country="ES"/>
    </style:style>
    <style:style style:family="text" style:name="T3502">
      <style:text-properties fo:language="es" fo:country="ES"/>
    </style:style>
    <style:style style:family="paragraph" style:name="P224">
      <style:text-properties/>
      <style:paragraph-properties fo:text-align="left"/>
    </style:style>
    <style:style style:family="text" style:name="T3503">
      <style:text-properties fo:language="es" fo:country="ES" fo:font-weight="bold"/>
    </style:style>
    <style:style style:family="text" style:name="T3504">
      <style:text-properties fo:language="es" fo:country="ES"/>
    </style:style>
    <style:style style:family="text" style:name="T3505">
      <style:text-properties fo:font-size="8pt" fo:language="es" fo:country="ES"/>
    </style:style>
    <style:style style:family="text" style:name="T3506">
      <style:text-properties fo:language="es" fo:country="ES" fo:font-weight="bold"/>
    </style:style>
    <style:style style:family="text" style:name="T3507">
      <style:text-properties fo:font-size="9pt" fo:language="es" fo:country="ES"/>
    </style:style>
    <style:style style:family="text" style:name="T3508">
      <style:text-properties fo:font-size="8pt" fo:language="es" fo:country="ES"/>
    </style:style>
    <style:style style:family="text" style:name="T3509">
      <style:text-properties fo:language="es" fo:country="ES"/>
    </style:style>
    <style:style style:family="text" style:name="T3510">
      <style:text-properties fo:font-size="9pt" fo:language="es" fo:country="ES"/>
    </style:style>
    <style:style style:family="text" style:name="T3511">
      <style:text-properties fo:language="es" fo:country="ES"/>
    </style:style>
    <style:style style:family="paragraph" style:name="P225">
      <style:text-properties/>
      <style:paragraph-properties fo:text-align="left"/>
    </style:style>
    <style:style style:family="text" style:name="T3512">
      <style:text-properties fo:language="es" fo:country="ES" fo:font-weight="bold"/>
    </style:style>
    <style:style style:family="text" style:name="T3513">
      <style:text-properties fo:language="es" fo:country="ES"/>
    </style:style>
    <style:style style:family="text" style:name="T3514">
      <style:text-properties fo:font-size="8pt" fo:language="es" fo:country="ES"/>
    </style:style>
    <style:style style:family="text" style:name="T3515">
      <style:text-properties fo:language="es" fo:country="ES" fo:font-weight="bold"/>
    </style:style>
    <style:style style:family="text" style:name="T3516">
      <style:text-properties fo:font-size="9pt" fo:language="es" fo:country="ES"/>
    </style:style>
    <style:style style:family="text" style:name="T3517">
      <style:text-properties fo:font-size="8pt" fo:language="es" fo:country="ES"/>
    </style:style>
    <style:style style:family="text" style:name="T3518">
      <style:text-properties fo:language="es" fo:country="ES"/>
    </style:style>
    <style:style style:family="text" style:name="T3519">
      <style:text-properties fo:font-size="9pt" fo:language="es" fo:country="ES"/>
    </style:style>
    <style:style style:family="text" style:name="T3520">
      <style:text-properties fo:language="es" fo:country="ES"/>
    </style:style>
    <style:style style:family="paragraph" style:name="P226">
      <style:text-properties/>
      <style:paragraph-properties fo:text-align="center" fo:margin-left="0cm" fo:text-indent="0cm"/>
    </style:style>
    <style:style style:family="text" style:name="T3521">
      <style:text-properties fo:font-size="9pt" fo:language="es" fo:country="ES"/>
    </style:style>
    <style:style style:family="text" style:name="T3522">
      <style:text-properties fo:font-size="9pt" fo:language="es" fo:country="ES"/>
    </style:style>
    <style:style style:family="paragraph" style:name="P227">
      <style:text-properties/>
      <style:paragraph-properties fo:text-align="left"/>
    </style:style>
    <style:style style:family="text" style:name="T3523">
      <style:text-properties fo:font-size="9pt" fo:language="es" fo:country="ES"/>
    </style:style>
    <style:style style:family="text" style:name="T3524">
      <style:text-properties fo:font-size="9pt" fo:language="es" fo:country="ES"/>
    </style:style>
    <style:style style:family="paragraph" style:name="P228">
      <style:text-properties/>
      <style:paragraph-properties/>
    </style:style>
    <style:style style:family="text" style:name="T3525">
      <style:text-properties fo:font-size="3pt" fo:language="es" fo:country="ES" fo:font-weight="bold"/>
    </style:style>
    <style:style style:family="text" style:name="T3526">
      <style:text-properties fo:font-size="3pt" fo:language="es" fo:country="ES" fo:font-weight="bold"/>
    </style:style>
    <style:style style:family="paragraph" style:name="P229">
      <style:text-properties/>
      <style:paragraph-properties/>
    </style:style>
    <style:style style:family="text" style:name="T3527">
      <style:text-properties fo:language="es" fo:country="ES" fo:font-weight="bold"/>
    </style:style>
    <style:style style:family="text" style:name="T3528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92" style:family="paragraph" style:name="P230">
      <style:text-properties/>
      <style:paragraph-properties fo:line-height="100%"/>
    </style:style>
    <style:style style:family="text" style:name="T3529">
      <style:text-properties fo:language="es" fo:country="ES" fo:font-weight="bold"/>
    </style:style>
    <style:style style:family="text" style:name="T3530">
      <style:text-properties fo:language="es" fo:country="ES"/>
    </style:style>
    <style:style style:family="text" style:name="T3531">
      <style:text-properties fo:language="es" fo:country="ES"/>
    </style:style>
    <style:style style:parent-style-name="1362" style:list-style-name="WWNum192" style:family="paragraph" style:name="P231">
      <style:text-properties/>
      <style:paragraph-properties fo:line-height="100%"/>
    </style:style>
    <style:style style:family="text" style:name="T3532">
      <style:text-properties fo:language="es" fo:country="ES" fo:font-weight="bold"/>
    </style:style>
    <style:style style:family="text" style:name="T3533">
      <style:text-properties fo:language="es" fo:country="ES"/>
    </style:style>
    <style:style style:family="text" style:name="T3534">
      <style:text-properties fo:language="es" fo:country="ES"/>
    </style:style>
    <style:style style:parent-style-name="1362" style:list-style-name="WWNum192" style:family="paragraph" style:name="P232">
      <style:text-properties/>
      <style:paragraph-properties fo:line-height="100%"/>
    </style:style>
    <style:style style:family="text" style:name="T3535">
      <style:text-properties fo:language="es" fo:country="ES" fo:font-weight="bold"/>
    </style:style>
    <style:style style:family="text" style:name="T3536">
      <style:text-properties fo:language="es" fo:country="ES" fo:font-weight="bold"/>
    </style:style>
    <style:style style:family="text" style:name="T3537">
      <style:text-properties fo:language="es" fo:country="ES"/>
    </style:style>
    <style:style style:family="text" style:name="T3538">
      <style:text-properties fo:language="es" fo:country="ES"/>
    </style:style>
    <style:style style:parent-style-name="1362" style:list-style-name="WWNum204" style:family="paragraph" style:name="P233">
      <style:text-properties/>
      <style:paragraph-properties fo:text-align="left"/>
    </style:style>
    <style:style style:family="text" style:name="T3539">
      <style:text-properties fo:font-size="9pt" fo:language="es" fo:country="ES" fo:font-weight="normal"/>
    </style:style>
    <style:style style:family="text" style:name="T3540">
      <style:text-properties fo:font-size="11pt" fo:language="es" fo:country="ES" fo:font-weight="bold"/>
    </style:style>
    <style:style style:family="text" style:name="T3541">
      <style:text-properties fo:font-size="9pt" fo:language="es" fo:country="ES" fo:font-weight="normal"/>
    </style:style>
    <style:style style:family="text" style:name="T3542">
      <style:text-properties fo:font-size="8pt" fo:language="es" fo:country="ES" fo:font-weight="normal"/>
    </style:style>
    <style:style style:family="text" style:name="T3543">
      <style:text-properties fo:font-size="9pt" fo:language="es" fo:country="ES" fo:font-weight="normal"/>
    </style:style>
    <style:style style:family="text" style:name="T3544">
      <style:text-properties fo:font-size="9pt" fo:language="es" fo:country="ES" fo:font-weight="normal"/>
    </style:style>
    <style:style style:parent-style-name="1362" style:list-style-name="WWNum204" style:family="paragraph" style:name="P234">
      <style:text-properties/>
      <style:paragraph-properties fo:text-align="left"/>
    </style:style>
    <style:style style:family="text" style:name="T3545">
      <style:text-properties fo:font-size="11pt" fo:language="es" fo:country="ES" fo:font-weight="bold"/>
    </style:style>
    <style:style style:family="text" style:name="T3546">
      <style:text-properties fo:font-size="9pt" fo:language="es" fo:country="ES" fo:font-weight="normal"/>
    </style:style>
    <style:style style:family="text" style:name="T3547">
      <style:text-properties fo:font-size="8pt" fo:language="es" fo:country="ES" fo:font-weight="normal"/>
    </style:style>
    <style:style style:family="text" style:name="T3548">
      <style:text-properties fo:font-size="9pt" fo:language="es" fo:country="ES" fo:font-weight="normal"/>
    </style:style>
    <style:style style:family="text" style:name="T3549">
      <style:text-properties fo:font-size="9pt" fo:language="es" fo:country="ES" fo:font-weight="normal"/>
    </style:style>
    <style:style style:parent-style-name="1362" style:list-style-name="WWNum204" style:family="paragraph" style:name="P235">
      <style:text-properties/>
      <style:paragraph-properties fo:text-align="left"/>
    </style:style>
    <style:style style:family="text" style:name="T3550">
      <style:text-properties fo:font-size="9pt" fo:language="es" fo:country="ES" fo:font-weight="normal"/>
    </style:style>
    <style:style style:family="text" style:name="T3551">
      <style:text-properties fo:font-size="11pt" fo:language="es" fo:country="ES" fo:font-weight="bold"/>
    </style:style>
    <style:style style:family="text" style:name="T3552">
      <style:text-properties fo:font-size="9pt" fo:language="es" fo:country="ES" fo:font-weight="normal"/>
    </style:style>
    <style:style style:family="text" style:name="T3553">
      <style:text-properties fo:font-size="9pt" fo:language="es" fo:country="ES" fo:font-weight="normal"/>
    </style:style>
    <style:style style:parent-style-name="1362" style:list-style-name="WWNum255" style:family="paragraph" style:name="P236">
      <style:text-properties/>
      <style:paragraph-properties fo:text-align="left"/>
    </style:style>
    <style:style style:family="text" style:name="T3554">
      <style:text-properties fo:font-size="11pt" fo:language="es" fo:country="ES" fo:font-weight="bold"/>
    </style:style>
    <style:style style:family="text" style:name="T3555">
      <style:text-properties fo:font-size="9pt" fo:language="es" fo:country="ES" fo:font-weight="normal"/>
    </style:style>
    <style:style style:parent-style-name="1362" style:list-style-name="WWNum256" style:family="paragraph" style:name="P237">
      <style:text-properties/>
      <style:paragraph-properties fo:text-align="left"/>
    </style:style>
    <style:style style:family="text" style:name="T3556">
      <style:text-properties fo:font-size="9pt" fo:language="es" fo:country="ES"/>
    </style:style>
    <style:style style:family="text" style:name="T3557">
      <style:text-properties fo:font-size="11pt" fo:language="es" fo:country="ES" fo:font-weight="bold"/>
    </style:style>
    <style:style style:family="text" style:name="T3558">
      <style:text-properties fo:font-size="9pt" fo:language="es" fo:country="ES"/>
    </style:style>
    <style:style style:family="text" style:name="T3559">
      <style:text-properties fo:font-size="8pt" fo:language="es" fo:country="ES"/>
    </style:style>
    <style:style style:family="text" style:name="T3560">
      <style:text-properties fo:font-size="9pt" fo:language="es" fo:country="ES"/>
    </style:style>
    <style:style style:family="text" style:name="T3561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92" style:family="paragraph" style:name="P238">
      <style:text-properties/>
      <style:paragraph-properties fo:text-align="left"/>
    </style:style>
    <style:style style:family="text" style:name="T3562">
      <style:text-properties fo:font-size="11pt" fo:language="es" fo:country="ES" fo:font-weight="bold"/>
    </style:style>
    <style:style style:family="text" style:name="T3563">
      <style:text-properties fo:font-size="9pt" fo:language="es" fo:country="ES" fo:font-weight="normal"/>
    </style:style>
    <style:style style:family="text" style:name="T3564">
      <style:text-properties fo:font-size="8pt" fo:language="es" fo:country="ES" fo:font-weight="normal"/>
    </style:style>
    <style:style style:family="text" style:name="T3565">
      <style:text-properties fo:font-size="9pt" fo:language="es" fo:country="ES" fo:font-weight="normal"/>
    </style:style>
    <style:style style:family="text" style:name="T3566">
      <style:text-properties fo:font-size="9pt" fo:language="es" fo:country="ES" fo:font-weight="normal"/>
    </style:style>
    <style:style style:parent-style-name="1362" style:list-style-name="WWNum205" style:family="paragraph" style:name="P239">
      <style:text-properties/>
      <style:paragraph-properties fo:text-align="left"/>
    </style:style>
    <style:style style:family="text" style:name="T3567">
      <style:text-properties fo:font-size="11pt" fo:language="es" fo:country="ES" fo:font-weight="bold"/>
    </style:style>
    <style:style style:family="text" style:name="T3568">
      <style:text-properties fo:font-size="9pt" fo:language="es" fo:country="ES" fo:font-weight="normal"/>
    </style:style>
    <style:style style:family="text" style:name="T3569">
      <style:text-properties fo:font-size="8pt" fo:language="es" fo:country="ES" fo:font-weight="normal"/>
    </style:style>
    <style:style style:family="text" style:name="T3570">
      <style:text-properties fo:font-size="9pt" fo:language="es" fo:country="ES" fo:font-weight="normal"/>
    </style:style>
    <style:style style:family="text" style:name="T3571">
      <style:text-properties fo:font-size="9pt" fo:language="es" fo:country="ES" fo:font-weight="normal"/>
    </style:style>
    <style:style style:parent-style-name="1362" style:list-style-name="WWNum205" style:family="paragraph" style:name="P240">
      <style:text-properties/>
      <style:paragraph-properties fo:text-align="left"/>
    </style:style>
    <style:style style:family="text" style:name="T3572">
      <style:text-properties fo:font-size="11pt" fo:language="es" fo:country="ES" fo:font-weight="bold"/>
    </style:style>
    <style:style style:family="text" style:name="T3573">
      <style:text-properties fo:font-size="9pt" fo:language="es" fo:country="ES" fo:font-weight="normal"/>
    </style:style>
    <style:style style:family="text" style:name="T3574">
      <style:text-properties fo:font-size="8pt" fo:language="es" fo:country="ES" fo:font-weight="normal"/>
    </style:style>
    <style:style style:family="text" style:name="T3575">
      <style:text-properties fo:font-size="9pt" fo:language="es" fo:country="ES" fo:font-weight="normal"/>
    </style:style>
    <style:style style:family="text" style:name="T3576">
      <style:text-properties fo:font-size="9pt" fo:language="es" fo:country="ES" fo:font-weight="normal"/>
    </style:style>
    <style:style style:parent-style-name="1362" style:list-style-name="WWNum258" style:family="paragraph" style:name="P241">
      <style:text-properties/>
      <style:paragraph-properties fo:text-align="left"/>
    </style:style>
    <style:style style:family="text" style:name="T3577">
      <style:text-properties fo:font-size="11pt" fo:language="es" fo:country="ES" fo:font-weight="bold"/>
    </style:style>
    <style:style style:family="text" style:name="T3578">
      <style:text-properties fo:font-size="9pt" fo:language="es" fo:country="ES" fo:font-weight="normal"/>
    </style:style>
    <style:style style:family="text" style:name="T3579">
      <style:text-properties fo:font-size="8pt" fo:language="es" fo:country="ES" fo:font-weight="normal"/>
    </style:style>
    <style:style style:family="text" style:name="T3580">
      <style:text-properties fo:font-size="9pt" fo:language="es" fo:country="ES" fo:font-weight="normal"/>
    </style:style>
    <style:style style:family="text" style:name="T3581">
      <style:text-properties fo:font-size="9pt" fo:language="es" fo:country="ES" fo:font-weight="normal"/>
    </style:style>
    <style:style style:family="text" style:name="T3582">
      <style:text-properties fo:font-size="9pt" fo:language="es" fo:country="ES" fo:font-weight="normal"/>
    </style:style>
    <style:style style:parent-style-name="1362" style:list-style-name="WWNum259" style:family="paragraph" style:name="P242">
      <style:text-properties/>
      <style:paragraph-properties fo:text-align="left"/>
    </style:style>
    <style:style style:family="text" style:name="T3583">
      <style:text-properties fo:font-size="9pt" fo:language="es" fo:country="ES"/>
    </style:style>
    <style:style style:family="text" style:name="T3584">
      <style:text-properties fo:font-size="11pt" fo:language="es" fo:country="ES" fo:font-weight="bold"/>
    </style:style>
    <style:style style:family="text" style:name="T3585">
      <style:text-properties fo:font-size="9pt" fo:language="es" fo:country="ES"/>
    </style:style>
    <style:style style:family="text" style:name="T3586">
      <style:text-properties fo:font-size="8pt" fo:language="es" fo:country="ES"/>
    </style:style>
    <style:style style:family="text" style:name="T3587">
      <style:text-properties fo:font-size="9pt" fo:language="es" fo:country="ES"/>
    </style:style>
    <style:style style:family="text" style:name="T3588">
      <style:text-properties fo:language="es" fo:country="ES"/>
    </style:style>
    <style:style style:parent-style-name="1362" style:list-style-name="WWNum254" style:family="paragraph" style:name="P243">
      <style:text-properties/>
      <style:paragraph-properties fo:text-align="left"/>
    </style:style>
    <style:style style:family="text" style:name="T3589">
      <style:text-properties fo:font-size="9pt" fo:language="es" fo:country="ES" fo:font-weight="normal"/>
    </style:style>
    <style:style style:family="text" style:name="T3590">
      <style:text-properties fo:font-size="11pt" fo:language="es" fo:country="ES" fo:font-weight="bold"/>
    </style:style>
    <style:style style:family="text" style:name="T3591">
      <style:text-properties fo:font-size="9pt" fo:language="es" fo:country="ES" fo:font-weight="normal"/>
    </style:style>
    <style:style style:family="text" style:name="T3592">
      <style:text-properties fo:font-size="8pt" fo:language="es" fo:country="ES" fo:font-weight="normal"/>
    </style:style>
    <style:style style:family="text" style:name="T3593">
      <style:text-properties fo:font-size="9pt" fo:language="es" fo:country="ES" fo:font-weight="normal"/>
    </style:style>
    <style:style style:family="text" style:name="T3594">
      <style:text-properties fo:language="es" fo:country="ES"/>
    </style:style>
    <style:style style:parent-style-name="1362" style:list-style-name="WWNum216" style:family="paragraph" style:name="P244">
      <style:paragraph-properties fo:text-align="left"/>
    </style:style>
    <style:style style:family="text" style:name="T3595">
      <style:text-properties fo:font-size="11pt" fo:language="es" fo:country="ES" fo:font-weight="bold"/>
    </style:style>
    <style:style style:family="text" style:name="T3596">
      <style:text-properties fo:font-size="9pt" fo:language="es" fo:country="ES"/>
    </style:style>
    <style:style style:family="text" style:name="T3597">
      <style:text-properties fo:font-size="8pt" fo:language="es" fo:country="ES" fo:font-weight="normal"/>
    </style:style>
    <style:style style:family="text" style:name="T3598">
      <style:text-properties fo:font-size="9pt" fo:language="es" fo:country="ES"/>
    </style:style>
    <style:style style:parent-style-name="1362" style:list-style-name="WWNum247" style:family="paragraph" style:name="P245">
      <style:text-properties/>
      <style:paragraph-properties fo:text-align="left"/>
    </style:style>
    <style:style style:family="text" style:name="T3599">
      <style:text-properties fo:font-size="11pt" fo:language="es" fo:country="ES" fo:font-weight="bold"/>
    </style:style>
    <style:style style:family="text" style:name="T3600">
      <style:text-properties fo:font-size="9pt" fo:language="es" fo:country="ES"/>
    </style:style>
    <style:style style:family="text" style:name="T3601">
      <style:text-properties fo:font-size="8pt" fo:language="es" fo:country="ES" fo:font-weight="normal"/>
    </style:style>
    <style:style style:family="text" style:name="T3602">
      <style:text-properties fo:font-size="9pt" fo:language="es" fo:country="ES"/>
    </style:style>
    <style:style style:parent-style-name="1362" style:list-style-name="WWNum247" style:family="paragraph" style:name="P246">
      <style:text-properties/>
      <style:paragraph-properties fo:text-align="left"/>
    </style:style>
    <style:style style:family="text" style:name="T3603">
      <style:text-properties fo:font-size="11pt" fo:language="es" fo:country="ES" fo:font-weight="bold"/>
    </style:style>
    <style:style style:family="text" style:name="T3604">
      <style:text-properties fo:font-size="9pt" fo:language="es" fo:country="ES"/>
    </style:style>
    <style:style style:family="text" style:name="T3605">
      <style:text-properties fo:font-size="8pt" fo:language="es" fo:country="ES" fo:font-weight="normal"/>
    </style:style>
    <style:style style:family="text" style:name="T3606">
      <style:text-properties fo:font-size="9pt" fo:language="es" fo:country="ES"/>
    </style:style>
    <style:style style:family="text" style:name="T3607">
      <style:text-properties fo:font-size="9pt" fo:language="es" fo:country="ES"/>
    </style:style>
    <style:style style:parent-style-name="1362" style:list-style-name="WWNum247" style:family="paragraph" style:name="P247">
      <style:paragraph-properties fo:text-align="left"/>
    </style:style>
    <style:style style:family="text" style:name="T3608">
      <style:text-properties fo:font-size="11pt" fo:language="es" fo:country="ES" fo:font-weight="bold"/>
    </style:style>
    <style:style style:family="text" style:name="T3609">
      <style:text-properties fo:font-size="9pt" fo:language="es" fo:country="ES"/>
    </style:style>
    <style:style style:family="text" style:name="T3610">
      <style:text-properties fo:font-size="8pt" fo:language="es" fo:country="ES" fo:font-weight="normal"/>
    </style:style>
    <style:style style:family="text" style:name="T3611">
      <style:text-properties fo:font-size="9pt" fo:language="es" fo:country="ES"/>
    </style:style>
    <style:style style:parent-style-name="1362" style:list-style-name="WWNum247" style:family="paragraph" style:name="P248">
      <style:paragraph-properties fo:text-align="left"/>
    </style:style>
    <style:style style:family="text" style:name="T3612">
      <style:text-properties fo:font-size="11pt" fo:language="es" fo:country="ES" fo:font-weight="bold"/>
    </style:style>
    <style:style style:family="text" style:name="T3613">
      <style:text-properties fo:font-size="9pt" fo:language="es" fo:country="ES"/>
    </style:style>
    <style:style style:family="text" style:name="T3614">
      <style:text-properties fo:font-size="8pt" fo:language="es" fo:country="ES" fo:font-weight="normal"/>
    </style:style>
    <style:style style:family="text" style:name="T3615">
      <style:text-properties fo:font-size="9pt" fo:language="es" fo:country="ES"/>
    </style:style>
    <style:style style:family="text" style:name="T3616">
      <style:text-properties fo:font-size="9pt" fo:language="es" fo:country="ES"/>
    </style:style>
    <style:style style:parent-style-name="1362" style:family="paragraph" style:name="P249">
      <style:paragraph-properties fo:text-align="left"/>
    </style:style>
    <style:style style:family="text" style:name="T3617">
      <style:text-properties fo:font-size="11pt" fo:language="es" fo:country="ES" fo:font-weight="bold"/>
    </style:style>
    <style:style style:family="text" style:name="T3618">
      <style:text-properties fo:font-size="9pt" fo:language="es" fo:country="ES"/>
    </style:style>
    <style:style style:family="text" style:name="T3619">
      <style:text-properties fo:font-size="8pt" fo:language="es" fo:country="ES"/>
    </style:style>
    <style:style style:family="text" style:name="T3620">
      <style:text-properties fo:font-size="11pt" fo:language="es" fo:country="ES" fo:font-weight="bold"/>
    </style:style>
    <style:style style:family="text" style:name="T3621">
      <style:text-properties fo:font-size="11pt" fo:language="es" fo:country="ES" fo:font-weight="bold"/>
    </style:style>
    <style:style style:family="text" style:name="T3622">
      <style:text-properties fo:font-size="11pt" fo:language="es" fo:country="ES" fo:font-weight="bold"/>
    </style:style>
    <style:style style:family="text" style:name="T3623">
      <style:text-properties fo:font-size="11pt" fo:language="es" fo:country="ES" fo:font-weight="bold"/>
    </style:style>
    <style:style style:family="text" style:name="T3624">
      <style:text-properties fo:font-size="9pt" fo:language="es" fo:country="ES"/>
    </style:style>
    <style:style style:family="text" style:name="T3625">
      <style:text-properties fo:font-size="8pt" fo:language="es" fo:country="ES"/>
    </style:style>
    <style:style style:family="text" style:name="T3626">
      <style:text-properties fo:font-size="9pt" fo:language="es" fo:country="ES"/>
    </style:style>
    <style:style style:parent-style-name="1362" style:list-style-name="WWNum247" style:family="paragraph" style:name="P250">
      <style:paragraph-properties fo:text-align="left" fo:margin-left="1.251cm" fo:margin-right="-0.2505cm" fo:text-indent="-0.635cm"/>
    </style:style>
    <style:style style:family="text" style:name="T3627">
      <style:text-properties fo:font-size="11pt" fo:language="es" fo:country="ES" fo:font-weight="bold"/>
    </style:style>
    <style:style style:family="text" style:name="T3628">
      <style:text-properties fo:font-size="9pt" fo:language="es" fo:country="ES"/>
    </style:style>
    <style:style style:family="text" style:name="T3629">
      <style:text-properties fo:font-size="8pt" fo:language="es" fo:country="ES"/>
    </style:style>
    <style:style style:family="text" style:name="T3630">
      <style:text-properties fo:font-size="11pt" fo:language="es" fo:country="ES" fo:font-weight="bold"/>
    </style:style>
    <style:style style:family="text" style:name="T3631">
      <style:text-properties fo:font-size="11pt" fo:language="es" fo:country="ES" fo:font-weight="bold"/>
    </style:style>
    <style:style style:family="text" style:name="T3632">
      <style:text-properties fo:font-size="11pt" fo:language="es" fo:country="ES" fo:font-weight="bold"/>
    </style:style>
    <style:style style:family="text" style:name="T3633">
      <style:text-properties fo:font-size="11pt" fo:language="es" fo:country="ES" fo:font-weight="bold"/>
    </style:style>
    <style:style style:family="text" style:name="T3634">
      <style:text-properties fo:font-size="9pt" fo:language="es" fo:country="ES"/>
    </style:style>
    <style:style style:family="text" style:name="T3635">
      <style:text-properties fo:font-size="8pt" fo:language="es" fo:country="ES"/>
    </style:style>
    <style:style style:family="text" style:name="T3636">
      <style:text-properties fo:font-size="9pt" fo:language="es" fo:country="ES"/>
    </style:style>
    <style:style style:family="text" style:name="T3637">
      <style:text-properties fo:font-size="9pt" fo:language="es" fo:country="ES"/>
    </style:style>
    <style:style style:family="text" style:name="T3638">
      <style:text-properties fo:font-size="9pt" fo:language="es" fo:country="ES"/>
    </style:style>
    <style:style style:family="text" style:name="T3639">
      <style:text-properties fo:font-size="9pt" fo:language="es" fo:country="ES"/>
    </style:style>
    <style:style style:family="paragraph" style:name="P251">
      <style:paragraph-properties fo:text-align="left" fo:margin-left="0cm" fo:margin-right="-0.2505cm" fo:text-indent="0cm"/>
    </style:style>
    <style:style style:family="text" style:name="T3640">
      <style:text-properties fo:font-size="9pt" fo:language="es" fo:country="ES"/>
    </style:style>
    <style:style style:family="text" style:name="T3641">
      <style:text-properties fo:font-size="9pt" fo:language="es" fo:country="ES"/>
    </style:style>
    <style:style style:family="paragraph" style:name="P252">
      <style:text-properties/>
      <style:paragraph-properties/>
    </style:style>
    <style:style style:family="text" style:name="T3642">
      <style:text-properties fo:language="es" fo:country="ES"/>
    </style:style>
    <style:style style:family="text" style:name="T3643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644">
      <style:text-properties fo:language="es" fo:country="ES"/>
    </style:style>
  </office:automatic-styles>
  <office:body>
    <office:text text:use-soft-page-breaks="true">
      <text:p text:style-name="P34"><text:span text:style-name="T2463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464">|<text:s text:c="3"/>VIMRC - Documentación</text:span><text:span text:style-name="T2465"/><text:span/></text:p>
      <text:p text:style-name="P36"><text:span text:style-name="T2466"/><text:span text:style-name="T2467"/><draw:rect draw:style-name="gr4" draw:z-index="6145" text:anchor-type="paragraph" svg:width="21.03cm" svg:height="0.1832cm" svg:x="-3.019cm" svg:y="0.7863cm"/><text:span text:style-name="T2468"/><text:span/></text:p>
      <text:p text:style-name="P37"><text:span text:style-name="T2469"/><text:span text:style-name="T2470"/><text:span/></text:p>
      <text:p text:style-name="P38"><text:span text:style-name="T2471">MOVIMIENTOS:</text:span><text:span text:style-name="T2472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473">h</text:span><text:span text:style-name="T2474"><text:s/></text:span><text:span text:style-name="T2475">—&gt;</text:span><text:span text:style-name="T2476"><text:s/></text:span><text:span text:style-name="T2477">⇦</text:span><text:span text:style-name="T2478"/><text:span/></text:p>
              </text:list-item>
              <text:list-item>
                <text:p text:style-name="P40"><text:span text:style-name="T2479">j </text:span><text:span text:style-name="T2480"><text:s/></text:span><text:span text:style-name="T2481">—&gt; </text:span><text:span text:style-name="T2482"><text:s/></text:span><text:span text:style-name="T2483">⇩</text:span><text:span text:style-name="T2484"/><text:span/></text:p>
              </text:list-item>
              <text:list-item>
                <text:p text:style-name="P41"><text:span text:style-name="T2485">k</text:span><text:span text:style-name="T2486"><text:s/></text:span><text:span text:style-name="T2487">—&gt;</text:span><text:span text:style-name="T2488"><text:s text:c="2"/></text:span><text:span text:style-name="T2489">⇧</text:span><text:span text:style-name="T2490"/><text:span/></text:p>
              </text:list-item>
            </text:list>
            <text:list text:style-name="WWNum141" text:continue-numbering="true">
              <text:list-item>
                <text:p text:style-name="P42"><text:span text:style-name="T2491">l</text:span><text:span text:style-name="T2492"><text:s/></text:span><text:span text:style-name="T2493"><text:s text:c="2"/></text:span><text:span text:style-name="T2494">—&gt;</text:span><text:span text:style-name="T2495"><text:s/></text:span><text:span text:style-name="T2496">⇨</text:span><text:span text:style-name="T2497"/><text:span/></text:p>
              </text:list-item>
            </text:list>
            <text:p text:style-name="P43"><text:span text:style-name="T2498">———</text:span><text:span text:style-name="T2499"/><text:span/></text:p>
            <text:list text:style-name="WWNum163" text:continue-numbering="true">
              <text:list-item>
                <text:p text:style-name="P44"><text:span text:style-name="T2500">e</text:span><text:span text:style-name="T2501"><text:s/></text:span><text:span text:style-name="T2502">—&gt;</text:span><text:span text:style-name="T2503"><text:s/></text:span><text:span text:style-name="T2504">Adelanta una palabra (</text:span><text:span text:style-name="T2505">Apuntando al final de la palabra</text:span><text:span text:style-name="T2506">)</text:span><text:span text:style-name="T2507"/><text:span/></text:p>
              </text:list-item>
            </text:list>
            <text:p text:style-name="P45"><text:span text:style-name="T2508">f[Letra]</text:span><text:span text:style-name="T2509"><text:s/></text:span><text:span text:style-name="T2510">—&gt; </text:span><text:span text:style-name="T2511">Se mueve a la siguiente letra</text:span><text:span/></text:p>
            <text:list text:style-name="WWNum163" text:continue-numbering="true">
              <text:list-item>
                <text:p text:style-name="P46"><text:span text:style-name="T2512">F[Letra] </text:span><text:span text:style-name="T2513">—&gt; </text:span><text:span text:style-name="T2514">Se mueve a la anterior letra</text:span><text:span text:style-name="T2515"/><text:span/></text:p>
              </text:list-item>
              <text:list-item>
                <text:p text:style-name="P47"><text:span text:style-name="T2516">{ </text:span><text:span text:style-name="T2517">—&gt; </text:span><text:span text:style-name="T2518">Salta un Párrafo atrás</text:span><text:span text:style-name="T2519"/><text:span/></text:p>
              </text:list-item>
              <text:list-item>
                <text:p text:style-name="P48"><text:span text:style-name="T2520"/><text:span text:style-name="T2521">} </text:span><text:span text:style-name="T2522">—&gt; </text:span><text:span text:style-name="T2523">Salta </text:span><text:span text:style-name="T2524">un Párrafo adelante</text:span><text:span text:style-name="T2525"/><text:span/></text:p>
              </text:list-item>
              <text:list-item>
                <text:p text:style-name="P49"><text:span text:style-name="T2526">m[letra]</text:span><text:span text:style-name="T2527"><text:s/></text:span><text:span text:style-name="T2528">—&gt; </text:span><text:span text:style-name="T2529">Pone una Marca en el punto sobre el que el cursor está</text:span><text:span/></text:p>
              </text:list-item>
              <text:list-item>
                <text:p text:style-name="P50"><text:span text:style-name="T2530">'[Letra]</text:span><text:span text:style-name="T2531"><text:s/></text:span><text:span text:style-name="T2532">—&gt; </text:span><text:span text:style-name="T2533">Va hacia esa marca</text:span><text:span text:style-name="T2534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535">w<text:s text:c="2"/></text:span><text:span text:style-name="T2536"><text:s/></text:span><text:span text:style-name="T2537">—&gt;</text:span><text:span text:style-name="T2538"><text:s/></text:span><text:span text:style-name="T2539">Avanza una Palabra</text:span><text:span text:style-name="T2540"/><text:span/></text:p>
              </text:list-item>
              <text:list-item>
                <text:p text:style-name="P52"><text:span text:style-name="T2541">b </text:span><text:span text:style-name="T2542"><text:s text:c="2"/></text:span><text:span text:style-name="T2543">—&gt;</text:span><text:span text:style-name="T2544"><text:s/></text:span><text:span text:style-name="T2545">Retrocede una Palabra</text:span><text:span text:style-name="T2546"/><text:span/></text:p>
              </text:list-item>
            </text:list>
            <text:p text:style-name="P53"><text:span text:style-name="T2547">e</text:span><text:span text:style-name="T2548"><text:s/></text:span><text:span text:style-name="T2549">—&gt; </text:span><text:span text:style-name="T2550">avanza palabra por palabra en el final de la misma</text:span><text:span/></text:p>
            <text:list text:style-name="WWNum34" text:continue-numbering="true">
              <text:list-item>
                <text:p text:style-name="P54"><text:span text:style-name="T2551">ge</text:span><text:span text:style-name="T2552"><text:s/></text:span><text:span text:style-name="T2553">—&gt; </text:span><text:span text:style-name="T2554">retrocede palabra por palabra en el final de la misma</text:span><text:span text:style-name="T2555"/><text:span/></text:p>
              </text:list-item>
            </text:list>
            <text:list text:style-name="WWNum188" text:continue-numbering="true">
              <text:list-item>
                <text:p text:style-name="P55"><text:span text:style-name="T2556"/><text:span text:style-name="T2557">ap</text:span><text:span text:style-name="T2558"><text:s/></text:span><text:span text:style-name="T2559">—&gt;</text:span><text:span text:style-name="T2560"><text:s/></text:span><text:span text:style-name="T2561">Párrafo</text:span><text:span text:style-name="T2562"/><text:span/></text:p>
              </text:list-item>
              <text:list-item>
                <text:p text:style-name="P56"><text:span text:style-name="T2563">M</text:span><text:span text:style-name="T2564"> —&gt; Moverse a la parte media de la pantalla</text:span><text:span/></text:p>
              </text:list-item>
            </text:list>
            <text:p text:style-name="P57"><text:span text:style-name="T2565">———</text:span><text:span text:style-name="T2566"/><text:span/></text:p>
            <text:p text:style-name="P58"><text:span text:style-name="T2567"/><text:span text:style-name="T2568"/><text:span/></text:p>
            <text:list text:style-name="WWNum234" text:continue-numbering="true">
              <text:list-item>
                <text:p text:style-name="P59"><text:span text:style-name="T2569">ca</text:span><text:span text:style-name="T2570"><text:s/></text:span><text:span text:style-name="T2571">—&gt;</text:span><text:span text:style-name="T2572"><text:s/></text:span><text:span text:style-name="T2573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574"/><text:span text:style-name="T2575">cd</text:span><text:span text:style-name="T2576"><text:s/></text:span><text:span text:style-name="T2577">—&gt;</text:span><text:span text:style-name="T2578"><text:s/></text:span><text:span text:style-name="T2579">Va a la Posterior linea modifiicada</text:span><text:span text:style-name="T2580"/><text:span/></text:p>
              </text:list-item>
              <text:list-item>
                <text:p text:style-name="P61"><text:span text:style-name="T2581">K</text:span><text:span text:style-name="T2582"><text:s/></text:span><text:span text:style-name="T2583">—&gt;</text:span><text:span text:style-name="T2584"><text:s/></text:span><text:span text:style-name="T2585">Con un texto seleccionado sube el texto entre renglones.</text:span><text:span text:style-name="T2586"/><text:span/></text:p>
              </text:list-item>
            </text:list>
            <text:list text:style-name="WWNum234" text:continue-numbering="true">
              <text:list-item>
                <text:p text:style-name="P62"><text:span text:style-name="T2587">J</text:span><text:span text:style-name="T2588"><text:s/></text:span><text:span text:style-name="T2589">—&gt;</text:span><text:span text:style-name="T2590"><text:s/></text:span><text:span text:style-name="T2591">Con un texto seleccionado baja el texto entre renglones.</text:span><text:span text:style-name="T2592"/><text:span/></text:p>
              </text:list-item>
            </text:list>
            <text:p text:style-name="P63"><text:span text:style-name="T2593"/><text:span text:style-name="T2594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595">gd</text:span><text:span text:style-name="T2596"><text:s/></text:span><text:span text:style-name="T2597">—&gt;</text:span><text:span text:style-name="T2598"><text:s/></text:span><text:span text:style-name="T2599">Va a la Definición de la Función</text:span><text:span text:style-name="T2600"/><text:span/></text:p>
              </text:list-item>
            </text:list>
            <text:list text:style-name="WWNum33" text:continue-numbering="true">
              <text:list-item>
                <text:p text:style-name="P65"><text:span text:style-name="T2601">%</text:span><text:span text:style-name="T2602"><text:s/></text:span><text:span text:style-name="T2603">—&gt;</text:span><text:span text:style-name="T2604"><text:s/></text:span><text:span text:style-name="T2605">Dirige a la llave, paréntesis, etc. al que abre/cierra.</text:span><text:span text:style-name="T2606"/><text:span/></text:p>
              </text:list-item>
            </text:list>
            <text:p text:style-name="P66"><text:span text:style-name="T2607">———</text:span><text:span text:style-name="T2608"/><text:span/></text:p>
            <text:list text:style-name="WWNum33" text:continue-numbering="true">
              <text:list-item>
                <text:p text:style-name="P67"><text:span text:style-name="T2609">0 </text:span><text:span text:style-name="T2610">—&gt;</text:span><text:span text:style-name="T2611"><text:s/></text:span><text:span text:style-name="T2612">Principio de la Linea</text:span><text:span text:style-name="T2613"/><text:span/></text:p>
              </text:list-item>
              <text:list-item>
                <text:p text:style-name="P68"><text:span text:style-name="T2614">$</text:span><text:span text:style-name="T2615"><text:s/></text:span><text:span text:style-name="T2616">—&gt;</text:span><text:span text:style-name="T2617"><text:s/></text:span><text:span text:style-name="T2618">Final de la Linea</text:span><text:span text:style-name="T2619"/><text:span/></text:p>
              </text:list-item>
              <text:list-item>
                <text:p text:style-name="P69"><text:span text:style-name="T2620"/><text:span text:style-name="T2621">[Numero] %</text:span><text:span text:style-name="T2622"><text:s/></text:span><text:span text:style-name="T2623">—&gt;</text:span><text:span text:style-name="T2624"><text:s/></text:span><text:span text:style-name="T2625">Va al porcentaje del documento</text:span><text:span text:style-name="T2626"/><text:span/></text:p>
              </text:list-item>
            </text:list>
            <text:list text:style-name="WWNum227" text:continue-numbering="true">
              <text:list-item>
                <text:p text:style-name="P70"><text:span text:style-name="T2627">f[Letra]</text:span><text:span text:style-name="T2628"><text:s/></text:span><text:span text:style-name="T2629">—&gt;</text:span><text:span text:style-name="T2630"><text:s/></text:span><text:span text:style-name="T2631">Va a la siguiente letra</text:span><text:span text:style-name="T2632"/><text:span/></text:p>
              </text:list-item>
              <text:list-item>
                <text:p text:style-name="P71"><text:span text:style-name="T2633">F[Letra]</text:span><text:span text:style-name="T2634"><text:s/></text:span><text:span text:style-name="T2635">—&gt;</text:span><text:span text:style-name="T2636"><text:s/></text:span><text:span text:style-name="T2637">Va a la anterior letra</text:span><text:span text:style-name="T2638"/><text:span/></text:p>
              </text:list-item>
            </text:list>
            <text:p text:style-name="P72"><text:span text:style-name="T2639"/><text:span text:style-name="T2640"/><text:span/></text:p>
            <text:list text:style-name="WWNum227" text:continue-numbering="true">
              <text:list-item>
                <text:p text:style-name="P73"><text:span text:style-name="T2641">t[Letra] </text:span><text:span text:style-name="T2642">—&gt;</text:span><text:span text:style-name="T2643"><text:s/></text:span><text:span text:style-name="T2644">Va un caracter antes de la siguiente letra</text:span><text:span text:style-name="T2645"/><text:span/></text:p>
              </text:list-item>
              <text:list-item>
                <text:p text:style-name="P74"><text:span text:style-name="T2646">T[Letra] </text:span><text:span text:style-name="T2647">—&gt;</text:span><text:span text:style-name="T2648"><text:s/></text:span><text:span text:style-name="T2649">Va un caracter antes de la anterior letra</text:span><text:span text:style-name="T2650"/><text:span/></text:p>
              </text:list-item>
              <text:list-item>
                <text:p text:style-name="P75"><text:span text:style-name="T2651">;</text:span><text:span text:style-name="T2652"><text:s/></text:span><text:span text:style-name="T2653">—&gt;</text:span><text:span text:style-name="T2654"><text:s/></text:span><text:span text:style-name="T2655">Siguiente resultado de ‘t’ o ‘f’</text:span><text:span text:style-name="T2656"/><text:span/></text:p>
              </text:list-item>
            </text:list>
            <text:list text:style-name="WWNum33" text:continue-numbering="true">
              <text:list-item>
                <text:p text:style-name="P76"><text:span text:style-name="T2657">, </text:span><text:span text:style-name="T2658">—&gt;</text:span><text:span text:style-name="T2659"><text:s/></text:span><text:span text:style-name="T2660">Anterior resultado</text:span><text:span text:style-name="T2661"> de ‘t’ o ‘f’</text:span><text:span text:style-name="T2662"/><text:span/></text:p>
              </text:list-item>
            </text:list>
            <text:p text:style-name="P77"><text:span text:style-name="T2663"/><text:span text:style-name="T2664"/><text:span/></text:p>
          </table:table-cell>
        </table:table-row>
      </table:table>
      <text:p text:style-name="P78"><text:span text:style-name="T2665"/><text:span text:style-name="T2666"/><text:span/></text:p>
      <text:p text:style-name="P79"><text:span text:style-name="T2667">COMANDOS:</text:span><text:span text:style-name="T2668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2669">:w </text:span><text:span text:style-name="T2670">—&gt;</text:span><text:span text:style-name="T2671"><text:s/></text:span><text:span text:style-name="T2672">Guardar</text:span><text:span text:style-name="T2673"/><text:span/></text:p>
              </text:list-item>
              <text:list-item>
                <text:p text:style-name="P81"><text:span text:style-name="T2674">:</text:span><text:span text:style-name="T2675">q </text:span><text:span text:style-name="T2676">—&gt;</text:span><text:span text:style-name="T2677"><text:s/></text:span><text:span text:style-name="T2678">Salir</text:span><text:span text:style-name="T2679"/><text:span/></text:p>
              </text:list-item>
              <text:list-item>
                <text:p text:style-name="P82"><text:span text:style-name="T2680">:q! </text:span><text:span text:style-name="T2681">—&gt;</text:span><text:span text:style-name="T2682"><text:s/></text:span><text:span text:style-name="T2683">Salir forzadamente</text:span><text:span text:style-name="T2684"/><text:span/></text:p>
              </text:list-item>
              <text:list-item>
                <text:p text:style-name="P83"><text:span text:style-name="T2685">:wq </text:span><text:span text:style-name="T2686">—&gt;</text:span><text:span text:style-name="T2687"><text:s/></text:span><text:span text:style-name="T2688">Guardar y Salir</text:span><text:span text:style-name="T2689"/><text:span/></text:p>
              </text:list-item>
              <text:list-item>
                <text:p text:style-name="P84"><text:span text:style-name="T2690">:x </text:span><text:span text:style-name="T2691">—&gt;</text:span><text:span text:style-name="T2692"><text:s/></text:span><text:span text:style-name="T2693">Igual que :wq</text:span><text:span text:style-name="T2694"/><text:span/></text:p>
              </text:list-item>
              <text:list-item>
                <text:p text:style-name="P85"><text:span text:style-name="T2695">:wq! </text:span><text:span text:style-name="T2696">—&gt;</text:span><text:span text:style-name="T2697"><text:s/></text:span><text:span text:style-name="T2698">Lo mismo que :wq pero para archivos de lectura</text:span><text:span text:style-name="T2699"/><text:span/></text:p>
              </text:list-item>
            </text:list>
            <text:list text:style-name="WWNum142" text:continue-numbering="true">
              <text:list-item>
                <text:p text:style-name="P86"><text:span text:style-name="T2700"/><text:span text:style-name="T2701">:browse oldfiles</text:span><text:span text:style-name="T2702"><text:s/></text:span><text:span text:style-name="T2703">—&gt;</text:span><text:span text:style-name="T2704"><text:s/></text:span><text:span text:style-name="T2705">Busca entre archivos recientemente abiertos</text:span><text:span text:style-name="T2706"/><text:span/></text:p>
              </text:list-item>
            </text:list>
            <text:p text:style-name="P87"><text:span text:style-name="T2707">———</text:span><text:span text:style-name="T2708"/><text:span/></text:p>
            <text:list text:style-name="WWNum167" text:continue-numbering="true">
              <text:list-item>
                <text:p text:style-name="P88"><text:span text:style-name="T2709"/><text:span text:style-name="T2710">:![Comando Bash] </text:span><text:span text:style-name="T2711">—&gt;</text:span><text:span text:style-name="T2712"><text:s/></text:span><text:span text:style-name="T2713">Ejecuta comando de Terminal</text:span><text:span text:style-name="T2714"/><text:span/></text:p>
              </text:list-item>
            </text:list>
            <text:list text:style-name="WWNum170" text:continue-numbering="true">
              <text:list-item>
                <text:p text:style-name="P89"><text:span text:style-name="T2715"/><text:span text:style-name="T2716">:earlier 10m</text:span><text:span text:style-name="T2717"><text:s/></text:span><text:span text:style-name="T2718">—&gt; </text:span><text:span text:style-name="T2719">Retrocede los cambios según en el tiempo especificado.</text:span><text:span text:style-name="T2720"/><text:span/></text:p>
              </text:list-item>
            </text:list>
            <text:p text:style-name="P90"><text:span text:style-name="T2721"/><text:span/></text:p>
          </table:table-cell>
          <table:table-cell table:style-name="ce5">
            <text:list text:style-name="WWNum23" text:continue-numbering="true">
              <text:list-item>
                <text:p text:style-name="P91"><text:span text:style-name="T2722">:PlugInstall</text:span><text:span text:style-name="T2723"><text:s/></text:span><text:span text:style-name="T2724">—&gt;</text:span><text:span text:style-name="T2725"><text:s/></text:span><text:span text:style-name="T2726">Instala los plugins no instalados, descritos en .vimrc</text:span><text:span text:style-name="T2727"/><text:span/></text:p>
              </text:list-item>
              <text:list-item>
                <text:p text:style-name="P92"><text:span text:style-name="T2728">:PlugClean</text:span><text:span text:style-name="T2729"><text:s/></text:span><text:span text:style-name="T2730">—&gt;</text:span><text:span text:style-name="T2731"><text:s/></text:span><text:span text:style-name="T2732">Elimina los plugins instalados, no descritos en .vimrc</text:span><text:span text:style-name="T2733"/><text:span/></text:p>
              </text:list-item>
              <text:list-item>
                <text:p text:style-name="P93"><text:span text:style-name="T2734">:PlugUpdate</text:span><text:span text:style-name="T2735"><text:s/></text:span><text:span text:style-name="T2736">—&gt;</text:span><text:span text:style-name="T2737"><text:s/></text:span><text:span text:style-name="T2738">Actualiza los Plugins</text:span><text:span text:style-name="T2739"/><text:span/></text:p>
              </text:list-item>
            </text:list>
            <text:list text:style-name="WWNum110" text:continue-numbering="true">
              <text:list-item>
                <text:p text:style-name="P94"><text:span text:style-name="T2740">:PlugUpgrade</text:span><text:span text:style-name="T2741"><text:s/></text:span><text:span text:style-name="T2742">—&gt;</text:span><text:span text:style-name="T2743"><text:s/></text:span><text:span text:style-name="T2744">Actualiza Vim-Plug</text:span><text:span text:style-name="T2745"/><text:span/></text:p>
              </text:list-item>
            </text:list>
            <text:p text:style-name="P95"><text:span text:style-name="T2746">———</text:span><text:span text:style-name="T2747"/><text:span/></text:p>
            <text:list text:style-name="WWNum137" text:continue-numbering="true">
              <text:list-item>
                <text:p text:style-name="P96"><text:span text:style-name="T2748">, gss </text:span><text:span text:style-name="T2749">== </text:span><text:span text:style-name="T2750">:SaveSession </text:span><text:span text:style-name="T2751">—&gt;</text:span><text:span text:style-name="T2752"><text:s/></text:span><text:span text:style-name="T2753">Guardar la sesión: Ventanas Activas, posición en los documentos, etc</text:span><text:span text:style-name="T2754"/><text:span/></text:p>
              </text:list-item>
              <text:list-item>
                <text:p text:style-name="P97"><text:span text:style-name="T2755">, os </text:span><text:span text:style-name="T2756">== </text:span><text:span text:style-name="T2757">:OpenSession </text:span><text:span text:style-name="T2758">—&gt;</text:span><text:span text:style-name="T2759"><text:s/></text:span><text:span text:style-name="T2760">Restaura la sesión</text:span><text:span text:style-name="T2761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8"><text:span text:style-name="T2762">, cs </text:span><text:span text:style-name="T2763">== </text:span><text:span text:style-name="T2764">:CloseSession </text:span><text:span text:style-name="T2765">—&gt;</text:span><text:span text:style-name="T2766"><text:s/></text:span><text:span text:style-name="T2767">Cierra sesión</text:span><text:span text:style-name="T2768"/><text:span/></text:p>
              </text:list-item>
              <text:list-item>
                <text:p text:style-name="P99"><text:span text:style-name="T2769">, ds </text:span><text:span text:style-name="T2770">== </text:span><text:span text:style-name="T2771">:DeleteSession</text:span><text:span text:style-name="T2772"><text:s/></text:span><text:span text:style-name="T2773">—&gt;</text:span><text:span text:style-name="T2774"><text:s/></text:span><text:span text:style-name="T2775">Elimina la sesión</text:span><text:span text:style-name="T2776"/><text:span/></text:p>
              </text:list-item>
            </text:list>
            <text:p text:style-name="P100"><text:span text:style-name="T2777">———</text:span><text:span text:style-name="T2778"/><text:span/></text:p>
            <text:list text:style-name="WWNum121" text:continue-numbering="true">
              <text:list-item>
                <text:p text:style-name="P101"><text:span text:style-name="T2779">:s/Palabra/Reemplazo</text:span><text:span text:style-name="T2780"><text:s/></text:span><text:span text:style-name="T2781">—&gt; </text:span><text:span text:style-name="T2782">Realiza 1 solo reemplazo</text:span><text:span text:style-name="T2783"/><text:span/></text:p>
              </text:list-item>
              <text:list-item>
                <text:p text:style-name="P102"><text:span text:style-name="T2784">:s/Palabra/Reemplazo/g </text:span><text:span text:style-name="T2785">—&gt; </text:span><text:span text:style-name="T2786">Reemplaza todas las ocurrencias DE LA LINEA</text:span><text:span text:style-name="T2787"/><text:span/></text:p>
              </text:list-item>
            </text:list>
            <text:list text:style-name="WWNum115" text:continue-numbering="true">
              <text:list-item>
                <text:p text:style-name="P103"><text:span text:style-name="T2788">:%s/Palabra/Reemplazo/g </text:span><text:span text:style-name="T2789">—&gt; </text:span><text:span text:style-name="T2790">Reemplaza todas las ocurrencias DEL ARCHIVO</text:span><text:span text:style-name="T2791"/><text:span/></text:p>
              </text:list-item>
            </text:list>
            <text:list text:style-name="WWNum143" text:continue-numbering="true">
              <text:list-item>
                <text:p text:style-name="P104"><text:span text:style-name="T2792">:%s/Palabra/Reemplazo/gc </text:span><text:span text:style-name="T2793">—&gt; </text:span><text:span text:style-name="T2794">Reemplaza todas las ocurrencias del archivo, consultando una por una la acción. Un</text:span><text:span text:style-name="T2795"><text:s/></text:span><text:span text:style-name="T2796">\r</text:span><text:span text:style-name="T2797"> en el reemplazo o búsqueda significa salto de linea</text:span><text:span text:style-name="T2798"/><text:span/></text:p>
              </text:list-item>
            </text:list>
            <text:p text:style-name="P105"><text:span text:style-name="T2799">———</text:span><text:span text:style-name="T2800"/><text:span/></text:p>
            <text:p text:style-name="P106"><text:span text:style-name="T2801"/><text:span text:style-name="T2802"/><text:span/></text:p>
          </table:table-cell>
        </table:table-row>
      </table:table>
      <text:p text:style-name="P107"><text:span text:style-name="T2803"/><text:span text:style-name="T2804"/><text:span/></text:p>
      <text:p text:style-name="P108"><text:span text:style-name="T2805">ATAJOS:</text:span><text:span text:style-name="T2806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9"><text:span text:style-name="T2807">, h</text:span><text:span text:style-name="T2808"><text:s/></text:span><text:span text:style-name="T2809">—&gt;</text:span><text:span text:style-name="T2810"><text:s/></text:span><text:span text:style-name="T2811">Dividir Horizontalmente</text:span><text:span text:style-name="T2812"/><text:span/></text:p>
              </text:list-item>
            </text:list>
            <text:list text:style-name="WWNum5" text:continue-numbering="true">
              <text:list-item>
                <text:p text:style-name="P110"><text:span text:style-name="T2813">, v</text:span><text:span text:style-name="T2814"><text:s/></text:span><text:span text:style-name="T2815">—&gt;</text:span><text:span text:style-name="T2816"><text:s/></text:span><text:span text:style-name="T2817">Dividir Verticalmente</text:span><text:span text:style-name="T2818"/><text:span/></text:p>
              </text:list-item>
              <text:list-item>
                <text:p text:style-name="P111"><text:span text:style-name="T2819">, y</text:span><text:span text:style-name="T2820"><text:s/></text:span><text:span text:style-name="T2821">—&gt;</text:span><text:span text:style-name="T2822"><text:s/></text:span><text:span text:style-name="T2823">Historial de Comandos</text:span><text:span text:style-name="T2824"/><text:span/></text:p>
              </text:list-item>
              <text:list-item>
                <text:p text:style-name="P112"><text:span text:style-name="T2825">, e</text:span><text:span text:style-name="T2826"> —&gt; Buscador de Archivos Recursivos con vista previa</text:span><text:span/></text:p>
              </text:list-item>
              <text:list-item>
                <text:p text:style-name="P113"><text:span text:style-name="T2827">, q</text:span><text:span text:style-name="T2828"><text:s text:c="2"/></text:span><text:span text:style-name="T2829">== </text:span><text:span text:style-name="T2830">, º</text:span><text:span text:style-name="T2831"><text:s text:c="2"/></text:span><text:span text:style-name="T2832">—&gt;</text:span><text:span text:style-name="T2833"><text:s/></text:span><text:span text:style-name="T2834">Mismo que :q</text:span><text:span text:style-name="T2835"/><text:span/></text:p>
              </text:list-item>
              <text:list-item>
                <text:p text:style-name="P114"><text:span text:style-name="T2836">, w</text:span><text:span text:style-name="T2837"><text:s/></text:span><text:span text:style-name="T2838">==</text:span><text:span text:style-name="T2839"><text:s/></text:span><text:span text:style-name="T2840">, x</text:span><text:span text:style-name="T2841"><text:s/></text:span><text:span text:style-name="T2842">—&gt;</text:span><text:span text:style-name="T2843"><text:s/></text:span><text:span text:style-name="T2844">Mismo que :wq</text:span><text:span text:style-name="T2845"/><text:span/></text:p>
              </text:list-item>
              <text:list-item>
                <text:p text:style-name="P115"><text:span text:style-name="T2846">, s<text:s text:c="2"/></text:span><text:span text:style-name="T2847"><text:s text:c="8"/></text:span><text:span text:style-name="T2848">—&gt;</text:span><text:span text:style-name="T2849"><text:s text:c="2"/></text:span><text:span text:style-name="T2850">Mismo que :w</text:span><text:span text:style-name="T2851"/><text:span/></text:p>
              </text:list-item>
            </text:list>
            <text:p text:style-name="P116"><text:span text:style-name="T2852">———</text:span><text:span text:style-name="T2853"/><text:span/></text:p>
            <text:list text:style-name="WWNum3" text:continue-numbering="true">
              <text:list-item>
                <text:p text:style-name="P117"><text:span text:style-name="T2854">i</text:span><text:span text:style-name="T2855"><text:s/></text:span><text:span text:style-name="T2856">—&gt;</text:span><text:span text:style-name="T2857"><text:s/></text:span><text:span text:style-name="T2858">Entra en Insertar antes del cursor</text:span><text:span text:style-name="T2859"/><text:span/></text:p>
              </text:list-item>
              <text:list-item>
                <text:p text:style-name="P118"><text:span text:style-name="T2860">yyy </text:span><text:span text:style-name="T2861">—&gt;</text:span><text:span text:style-name="T2862"><text:s/></text:span><text:span text:style-name="T2863">Copia en modo Insertar</text:span><text:span text:style-name="T2864"/><text:span/></text:p>
              </text:list-item>
              <text:list-item>
                <text:p text:style-name="P119"><text:span text:style-name="T2865">ddd </text:span><text:span text:style-name="T2866">—&gt;</text:span><text:span text:style-name="T2867"><text:s/></text:span><text:span text:style-name="T2868">Elimina en modo Insertar</text:span><text:span text:style-name="T2869"/><text:span/></text:p>
              </text:list-item>
              <text:list-item>
                <text:p text:style-name="P120"><text:span text:style-name="T2870">ii </text:span><text:span text:style-name="T2871">—&gt; Salie del modo Insertar</text:span><text:span text:style-name="T2872"/><text:span/></text:p>
              </text:list-item>
            </text:list>
            <text:list text:style-name="WWNum158" text:continue-numbering="true">
              <text:list-item>
                <text:p text:style-name="P121"><text:span text:style-name="T2873">I</text:span><text:span text:style-name="T2874"><text:s/></text:span><text:span text:style-name="T2875">—&gt;</text:span><text:span text:style-name="T2876"><text:s/></text:span><text:span text:style-name="T2877">Entra en Insertar al Principio de la linea</text:span><text:span text:style-name="T2878"/><text:span/></text:p>
              </text:list-item>
            </text:list>
            <text:list text:style-name="WWNum156" text:continue-numbering="true">
              <text:list-item>
                <text:p text:style-name="P122"><text:span text:style-name="T2879"/><text:span text:style-name="T2880">a</text:span><text:span text:style-name="T2881"><text:s text:c="2"/></text:span><text:span text:style-name="T2882">—&gt;</text:span><text:span text:style-name="T2883"><text:s/></text:span><text:span text:style-name="T2884">Entra en Insertar después del cursor</text:span><text:span text:style-name="T2885"/><text:span/></text:p>
              </text:list-item>
            </text:list>
            <text:list text:style-name="WWNum157" text:continue-numbering="true">
              <text:list-item>
                <text:p text:style-name="P123"><text:span text:style-name="T2886"/><text:span text:style-name="T2887">A</text:span><text:span text:style-name="T2888"><text:s/></text:span><text:span text:style-name="T2889">—&gt;</text:span><text:span text:style-name="T2890"><text:s/></text:span><text:span text:style-name="T2891">Entra en Insertar al Final de la Linea</text:span><text:span text:style-name="T2892"/><text:span/></text:p>
              </text:list-item>
            </text:list>
            <text:list text:style-name="WWNum129" text:continue-numbering="true">
              <text:list-item>
                <text:p text:style-name="P124"><text:span text:style-name="T2893">yy</text:span><text:span text:style-name="T2894"><text:s/></text:span><text:span text:style-name="T2895">—&gt;</text:span><text:span text:style-name="T2896"><text:s/></text:span><text:span text:style-name="T2897">Copia una Linea</text:span><text:span text:style-name="T2898"/><text:span/></text:p>
              </text:list-item>
              <text:list-item>
                <text:p text:style-name="P125"><text:span text:style-name="T2899">dd</text:span><text:span text:style-name="T2900"><text:s/></text:span><text:span text:style-name="T2901">—&gt;</text:span><text:span text:style-name="T2902"><text:s/></text:span><text:span text:style-name="T2903">Elimina (Corta) una Linea</text:span><text:span text:style-name="T2904"/><text:span/></text:p>
              </text:list-item>
            </text:list>
            <text:list text:style-name="WWNum146" text:continue-numbering="true">
              <text:list-item>
                <text:p text:style-name="P126"><text:span text:style-name="T2905">o</text:span><text:span text:style-name="T2906"><text:s text:c="2"/></text:span><text:span text:style-name="T2907">—&gt;</text:span><text:span text:style-name="T2908"><text:s/></text:span><text:span text:style-name="T2909">Insertar una nueva linea DEBAJO y entrar en insertar</text:span><text:span text:style-name="T2910"/><text:span/></text:p>
              </text:list-item>
            </text:list>
            <text:list text:style-name="WWNum147" text:continue-numbering="true">
              <text:list-item>
                <text:p text:style-name="P127"><text:span text:style-name="T2911">O</text:span><text:span text:style-name="T2912"><text:s/></text:span><text:span text:style-name="T2913">—&gt;</text:span><text:span text:style-name="T2914"><text:s/></text:span><text:span text:style-name="T2915">Mismo que ‘o’ pero Arriba</text:span><text:span text:style-name="T2916"/><text:span/></text:p>
              </text:list-item>
            </text:list>
            <text:p text:style-name="P128"><text:span text:style-name="T2917"/><text:span text:style-name="T2918"/><text:span/></text:p>
          </table:table-cell>
          <table:table-cell table:style-name="ce8">
            <text:list text:style-name="WWNum161" text:continue-numbering="true">
              <text:list-item>
                <text:p text:style-name="P129"><text:span text:style-name="T2919">s</text:span><text:span text:style-name="T2920"><text:s/></text:span><text:span text:style-name="T2921">—&gt;</text:span><text:span text:style-name="T2922"><text:s/></text:span><text:span text:style-name="T2923">Corta un Carácter y pone en modo Insertar</text:span><text:span text:style-name="T2924"/><text:span/></text:p>
              </text:list-item>
            </text:list>
            <text:list text:style-name="WWNum271" text:continue-numbering="true">
              <text:list-item>
                <text:p text:style-name="P130"><text:span text:style-name="T2925">s</text:span><text:span text:style-name="T2926"><text:s/></text:span><text:span text:style-name="T2927">—&gt;</text:span><text:span text:style-name="T2928"><text:s/></text:span><text:span text:style-name="T2929">Reemplaza un Carácter</text:span><text:span text:style-name="T2930"/></text:p>
              </text:list-item>
            </text:list>
            <text:list text:style-name="WWNum159" text:continue-numbering="true">
              <text:list-item>
                <text:p text:style-name="P131"><text:span text:style-name="T2931">v </text:span><text:span text:style-name="T2932">—&gt; </text:span><text:span text:style-name="T2933">Modo Visual</text:span><text:span text:style-name="T2934"/><text:span/></text:p>
              </text:list-item>
            </text:list>
            <text:list text:style-name="WWNum160" text:continue-numbering="true">
              <text:list-item>
                <text:p text:style-name="P132"><text:span text:style-name="T2935">V</text:span><text:span text:style-name="T2936"><text:s/></text:span><text:span text:style-name="T2937">—&gt; </text:span><text:span text:style-name="T2938">Modo Visual Block</text:span><text:span text:style-name="T2939"/><text:span/></text:p>
              </text:list-item>
              <text:list-item>
                <text:p text:style-name="P133"><text:span text:style-name="T2940"/><text:span text:style-name="T2941">[</text:span><text:span text:style-name="T2942">Ctrl] v</text:span><text:span text:style-name="T2943"><text:s/></text:span><text:span text:style-name="T2944">—&gt;</text:span><text:span text:style-name="T2945"><text:s/></text:span><text:span text:style-name="T2946">Modo Visual Line</text:span><text:span text:style-name="T2947"/><text:span/></text:p>
              </text:list-item>
            </text:list>
            <text:list text:style-name="WWNum148" text:continue-numbering="true">
              <text:list-item>
                <text:p text:style-name="P134"><text:span text:style-name="T2948">p</text:span><text:span text:style-name="T2949"><text:s/></text:span><text:span text:style-name="T2950">—&gt;</text:span><text:span text:style-name="T2951"><text:s/></text:span><text:span text:style-name="T2952">Pega el contenido (Si fue una linea, en una nueva linea debajo, o si fue un texto, después del cursor)</text:span><text:span text:style-name="T2953"/><text:span/></text:p>
              </text:list-item>
            </text:list>
            <text:list text:style-name="WWNum136" text:continue-numbering="true">
              <text:list-item>
                <text:p text:style-name="P135"><text:span text:style-name="T2954">P</text:span><text:span text:style-name="T2955"><text:s/></text:span><text:span text:style-name="T2956">—&gt;</text:span><text:span text:style-name="T2957"><text:s/></text:span><text:span text:style-name="T2958">Como ‘p’ pero en la linea de </text:span><text:span text:style-name="T2959">arriba o antes del cursor</text:span><text:span text:style-name="T2960"/><text:span/></text:p>
              </text:list-item>
            </text:list>
            <text:p text:style-name="P136"><text:span text:style-name="T2961">———</text:span><text:span text:style-name="T2962"/><text:span/></text:p>
            <text:list text:style-name="WWNum3" text:continue-numbering="true">
              <text:list-item>
                <text:p text:style-name="P137"><text:span text:style-name="T2963">[</text:span><text:span text:style-name="T2964">Ctrl] #</text:span><text:span text:style-name="T2965"><text:s/></text:span><text:span text:style-name="T2966">—&gt;</text:span><text:span text:style-name="T2967"><text:s/></text:span><text:span text:style-name="T2968">Búsqueda rápida de la palabra sobre en la que está el cursor</text:span><text:span text:style-name="T2969"/><text:span/></text:p>
              </text:list-item>
            </text:list>
            <text:list text:style-name="WWNum112" text:continue-numbering="true">
              <text:list-item>
                <text:p text:style-name="P138"><text:span text:style-name="T2970">u</text:span><text:span text:style-name="T2971"><text:s text:c="2"/></text:span><text:span text:style-name="T2972">—&gt;</text:span><text:span text:style-name="T2973"><text:s/></text:span><text:span text:style-name="T2974">Deshacer</text:span><text:span text:style-name="T2975"/><text:span/></text:p>
              </text:list-item>
            </text:list>
            <text:list text:style-name="WWNum114" text:continue-numbering="true">
              <text:list-item>
                <text:p text:style-name="P139"><text:span text:style-name="T2976"/><text:span text:style-name="T2977">R</text:span><text:span text:style-name="T2978"><text:s/></text:span><text:span text:style-name="T2979">—&gt;</text:span><text:span text:style-name="T2980"><text:s/></text:span><text:span text:style-name="T2981">Modo Reemplazo</text:span><text:span/></text:p>
              </text:list-item>
              <text:list-item>
                <text:p text:style-name="P140"><text:span text:style-name="T2982">[Ctrl] r</text:span><text:span text:style-name="T2983"><text:s/></text:span><text:span text:style-name="T2984">—&gt;</text:span><text:span text:style-name="T2985"><text:s/></text:span><text:span text:style-name="T2986">Rehacer</text:span><text:span text:style-name="T2987"/><text:span/></text:p>
              </text:list-item>
              <text:list-item>
                <text:p text:style-name="P141"><text:span text:style-name="T2988">cc</text:span><text:span text:style-name="T2989"><text:s text:c="3"/></text:span><text:span text:style-name="T2990">—&gt;</text:span><text:span text:style-name="T2991"><text:s/></text:span><text:span text:style-name="T2992">Reemplaza Linea y pone en modo Insertar</text:span><text:span text:style-name="T2993"/><text:span/></text:p>
              </text:list-item>
              <text:list-item>
                <text:p text:style-name="P142"><text:span text:style-name="T2994">ciw</text:span><text:span text:style-name="T2995"><text:s/></text:span><text:span text:style-name="T2996">—&gt;</text:span><text:span text:style-name="T2997"><text:s/></text:span><text:span text:style-name="T2998">Reemplaza Palabra y pone en modo Insertar</text:span><text:span text:style-name="T2999"/><text:span/></text:p>
              </text:list-item>
            </text:list>
            <text:p text:style-name="P143"><text:span text:style-name="T3000">di(</text:span><text:span text:style-name="T3001"><text:s/></text:span><text:span text:style-name="T3002">—&gt; </text:span><text:span text:style-name="T3003">Elimina dentro de los paréntesis (dejando los paréntesis)</text:span><text:span text:style-name="T3004"/><text:span/></text:p>
            <text:list text:style-name="WWNum114" text:continue-numbering="true">
              <text:list-item>
                <text:p text:style-name="P144"><text:span text:style-name="T3005">da(</text:span><text:span text:style-name="T3006"><text:s/></text:span><text:span text:style-name="T3007">—&gt; </text:span><text:span text:style-name="T3008">Elimina alrededor de los paréntesis (eliminando los paréntesis)</text:span><text:span text:style-name="T3009"/><text:span/></text:p>
              </text:list-item>
              <text:list-item>
                <text:p text:style-name="P145"><text:span text:style-name="T3010"/><text:span text:style-name="T3011">[Ctrl] n</text:span><text:span text:style-name="T3012"><text:s/></text:span><text:span text:style-name="T3013">—&gt; </text:span><text:span text:style-name="T3014">Llama al Autocompletado</text:span><text:span text:style-name="T3015"/><text:span text:style-name="T3016"/></text:p>
              </text:list-item>
            </text:list>
            <text:p text:style-name="P146"><text:span text:style-name="T3017"/><text:span text:style-name="T3018"/><text:span/></text:p>
          </table:table-cell>
          <table:table-cell table:style-name="ce9">
            <text:list text:style-name="WWNum138" text:continue-numbering="true">
              <text:list-item>
                <text:p text:style-name="P147"><text:span text:style-name="T3019">[Tab]<text:s text:c="3"/></text:span><text:span text:style-name="T3020"><text:s/></text:span><text:span text:style-name="T3021">—&gt;</text:span><text:span text:style-name="T3022"><text:s/></text:span><text:span text:style-name="T3023">Pestaña Siguiente</text:span><text:span text:style-name="T3024"/><text:span/></text:p>
              </text:list-item>
              <text:list-item>
                <text:p text:style-name="P148"><text:span text:style-name="T3025"/><text:span text:style-name="T3026">⇪ </text:span><text:span text:style-name="T3027">[Tab]</text:span><text:span text:style-name="T3028"><text:s/></text:span><text:span text:style-name="T3029">—&gt;</text:span><text:span text:style-name="T3030"><text:s/></text:span><text:span text:style-name="T3031">Pestaña Anterior</text:span><text:span text:style-name="T3032"/><text:span/></text:p>
              </text:list-item>
              <text:list-item>
                <text:p text:style-name="P149"><text:span text:style-name="T3033">T</text:span><text:span text:style-name="T3034"><text:s/></text:span><text:span text:style-name="T3035">—&gt;</text:span><text:span text:style-name="T3036"><text:s/></text:span><text:span text:style-name="T3037">Nueva Pestaña</text:span><text:span text:style-name="T3038"/><text:span/></text:p>
              </text:list-item>
            </text:list>
            <text:p text:style-name="P150"><text:span text:style-name="T3039">———</text:span><text:span text:style-name="T3040"/><text:span/></text:p>
            <text:list text:style-name="WWNum3" text:continue-numbering="true">
              <text:list-item>
                <text:p text:style-name="P151"><text:span text:style-name="T3041"/><text:span text:style-name="T3042">Enfoque a la Ventana</text:span><text:span text:style-name="T3043"> (cambiar de ventana)...</text:span><text:span text:style-name="T3044"/><text:span/></text:p>
              </text:list-item>
            </text:list>
            <text:p text:style-name="P152"><text:span text:style-name="T3045"><text:s text:c="18"/>- [</text:span><text:span text:style-name="T3046">Ctrl] </text:span><text:span text:style-name="T3047">⇦</text:span><text:span text:style-name="T3048"><text:s/></text:span><text:span text:style-name="T3049">== </text:span><text:span text:style-name="T3050">[</text:span><text:span text:style-name="T3051">Ctrl</text:span><text:span text:style-name="T3052">]</text:span><text:span text:style-name="T3053"> h</text:span><text:span text:style-name="T3054"/><text:span/></text:p>
            <text:p text:style-name="P153"><text:span text:style-name="T3055"/><text:span text:style-name="T3056"><text:s text:c="18"/></text:span><text:span text:style-name="T3057">- </text:span><text:span text:style-name="T3058">[</text:span><text:span text:style-name="T3059">Ctrl</text:span><text:span text:style-name="T3060">]</text:span><text:span text:style-name="T3061"><text:s/></text:span><text:span text:style-name="T3062">⇨</text:span><text:span text:style-name="T3063"><text:s/></text:span><text:span text:style-name="T3064">== </text:span><text:span text:style-name="T3065">[</text:span><text:span text:style-name="T3066">Ctrl</text:span><text:span text:style-name="T3067">]</text:span><text:span text:style-name="T3068"> i</text:span><text:span text:style-name="T3069"/><text:span/></text:p>
            <text:p text:style-name="P154"><text:span text:style-name="T3070"/><text:span text:style-name="T3071"><text:s text:c="18"/></text:span><text:span text:style-name="T3072">- </text:span><text:span text:style-name="T3073">[</text:span><text:span text:style-name="T3074">Ctrl</text:span><text:span text:style-name="T3075">]</text:span><text:span text:style-name="T3076"><text:s text:c="2"/></text:span><text:span text:style-name="T3077">⇧</text:span><text:span text:style-name="T3078"><text:s text:c="2"/></text:span><text:span text:style-name="T3079">== </text:span><text:span text:style-name="T3080">[</text:span><text:span text:style-name="T3081">Ctrl</text:span><text:span text:style-name="T3082">]</text:span><text:span text:style-name="T3083"> k</text:span><text:span text:style-name="T3084"/><text:span/></text:p>
            <text:p text:style-name="P155"><text:span text:style-name="T3085"/><text:span text:style-name="T3086"><text:s text:c="18"/></text:span><text:span text:style-name="T3087">- </text:span><text:span text:style-name="T3088">[</text:span><text:span text:style-name="T3089">Ctrl</text:span><text:span text:style-name="T3090">]</text:span><text:span text:style-name="T3091"><text:s text:c="2"/></text:span><text:span text:style-name="T3092">⇩</text:span><text:span text:style-name="T3093"><text:s text:c="2"/></text:span><text:span text:style-name="T3094">== </text:span><text:span text:style-name="T3095">[</text:span><text:span text:style-name="T3096">Ctrl</text:span><text:span text:style-name="T3097">]</text:span><text:span text:style-name="T3098"> j</text:span><text:span text:style-name="T3099"/><text:span/></text:p>
            <text:p text:style-name="P156"><text:span text:style-name="T3100"/><text:span text:style-name="T3101"/><text:span/></text:p>
            <text:list text:style-name="WWNum93" text:continue-numbering="true">
              <text:list-item>
                <text:p text:style-name="P157"><text:span text:style-name="T3102">Cambia Tamaño de</text:span><text:span text:style-name="T3103"> la Ventana</text:span><text:span text:style-name="T3104">...</text:span><text:span text:style-name="T3105"/><text:span/></text:p>
              </text:list-item>
            </text:list>
            <text:p text:style-name="P158"><text:span text:style-name="T3106"/><text:span text:style-name="T3107"><text:s text:c="18"/></text:span><text:span text:style-name="T3108">- </text:span><text:span text:style-name="T3109">[</text:span><text:span text:style-name="T3110">Shift</text:span><text:span text:style-name="T3111">]</text:span><text:span text:style-name="T3112"><text:s/></text:span><text:span text:style-name="T3113">⇦</text:span><text:span text:style-name="T3114"><text:s/></text:span><text:span text:style-name="T3115">== </text:span><text:span text:style-name="T3116">[</text:span><text:span text:style-name="T3117">Shift</text:span><text:span text:style-name="T3118">]</text:span><text:span text:style-name="T3119"> h</text:span><text:span text:style-name="T3120"/><text:span/></text:p>
            <text:p text:style-name="P159"><text:span text:style-name="T3121"/><text:span text:style-name="T3122"><text:s text:c="18"/></text:span><text:span text:style-name="T3123">- </text:span><text:span text:style-name="T3124">[</text:span><text:span text:style-name="T3125">Shift</text:span><text:span text:style-name="T3126">]</text:span><text:span text:style-name="T3127"><text:s/></text:span><text:span text:style-name="T3128">⇨</text:span><text:span text:style-name="T3129"><text:s/></text:span><text:span text:style-name="T3130">== </text:span><text:span text:style-name="T3131">[</text:span><text:span text:style-name="T3132">Shift</text:span><text:span text:style-name="T3133">]</text:span><text:span text:style-name="T3134"> i</text:span><text:span text:style-name="T3135"/><text:span/></text:p>
            <text:p text:style-name="P160"><text:span text:style-name="T3136"/><text:span text:style-name="T3137"><text:s text:c="18"/></text:span><text:span text:style-name="T3138">- </text:span><text:span text:style-name="T3139">[</text:span><text:span text:style-name="T3140">Shift</text:span><text:span text:style-name="T3141">]</text:span><text:span text:style-name="T3142"><text:s text:c="2"/></text:span><text:span text:style-name="T3143">⇧</text:span><text:span text:style-name="T3144"><text:s/></text:span><text:span text:style-name="T3145">== </text:span><text:span text:style-name="T3146">[</text:span><text:span text:style-name="T3147">Shift</text:span><text:span text:style-name="T3148">]</text:span><text:span text:style-name="T3149"> k</text:span><text:span text:style-name="T3150"/><text:span/></text:p>
            <text:p text:style-name="P161"><text:span text:style-name="T3151"/><text:span text:style-name="T3152"><text:s text:c="18"/></text:span><text:span text:style-name="T3153">- </text:span><text:span text:style-name="T3154">[</text:span><text:span text:style-name="T3155">Shift</text:span><text:span text:style-name="T3156">]</text:span><text:span text:style-name="T3157"><text:s text:c="2"/></text:span><text:span text:style-name="T3158">⇩</text:span><text:span text:style-name="T3159"><text:s/></text:span><text:span text:style-name="T3160">== </text:span><text:span text:style-name="T3161">[</text:span><text:span text:style-name="T3162">Shift</text:span><text:span text:style-name="T3163">]</text:span><text:span text:style-name="T3164"> j</text:span><text:span text:style-name="T3165"/><text:span/></text:p>
            <text:p text:style-name="P162"><text:span text:style-name="T3166">———</text:span><text:span text:style-name="T3167"/><text:span/></text:p>
            <text:list text:style-name="WWNum207" text:continue-numbering="true">
              <text:list-item>
                <text:p text:style-name="P163"><text:span text:style-name="T3168"/><text:span text:style-name="T3169">&gt;</text:span><text:span text:style-name="T3170"><text:s/></text:span><text:span text:style-name="T3171">—&gt;</text:span><text:span text:style-name="T3172"><text:s/></text:span><text:span text:style-name="T3173">Aumento la Sangría (</text:span><text:span text:style-name="T3174"><text:s/></text:span><text:span text:style-name="T3175">==<text:s text:c="2"/></text:span><text:span text:style-name="T3176">[Shift] [Right] </text:span><text:span text:style-name="T3177">(en Visual Mode!!)</text:span><text:span text:style-name="T3178">)</text:span><text:span text:style-name="T3179"/><text:span/></text:p>
              </text:list-item>
            </text:list>
            <text:list text:style-name="WWNum208" text:continue-numbering="true">
              <text:list-item>
                <text:p text:style-name="P164"><text:span text:style-name="T3180"/><text:span text:style-name="T3181">&lt;</text:span><text:span text:style-name="T3182"><text:s/></text:span><text:span text:style-name="T3183">—&gt;</text:span><text:span text:style-name="T3184"><text:s/></text:span><text:span text:style-name="T3185">Disminuye la Sangría (</text:span><text:span text:style-name="T3186">==<text:s text:c="2"/></text:span><text:span text:style-name="T3187">[Shift] [Left]</text:span><text:span text:style-name="T3188"><text:s/></text:span><text:span text:style-name="T3189">(en Visual Mode!!)</text:span><text:span text:style-name="T3190">)</text:span><text:span text:style-name="T3191"/><text:span/></text:p>
              </text:list-item>
            </text:list>
            <text:list text:style-name="WWNum268" text:continue-numbering="true">
              <text:list-item>
                <text:p text:style-name="P165"><text:span text:style-name="T3192"/><text:span/></text:p>
              </text:list-item>
              <text:list-item>
                <text:p text:style-name="P166"><text:span text:style-name="T3193">[Shift] k </text:span><text:span text:style-name="T3194">== </text:span><text:span text:style-name="T3195">[</text:span><text:span text:style-name="T3196">Shift] [Up]</text:span><text:span text:style-name="T3197"> —&gt; Sube un renglón un texto seleccionado EN modo VISUAL !!</text:span><text:span text:style-name="T3198"/><text:span/></text:p>
              </text:list-item>
              <text:list-item>
                <text:p text:style-name="P167"><text:span text:style-name="T3199">[Shift] j </text:span><text:span text:style-name="T3200">== </text:span><text:span text:style-name="T3201">[</text:span><text:span text:style-name="T3202">Shift] [Down]</text:span><text:span text:style-name="T3203"> —&gt; Baja un renglón un texto seleccionado EN modo VISUAL !!</text:span><text:span text:style-name="T3204"/><text:span/></text:p>
              </text:list-item>
            </text:list>
            <text:list text:style-name="WWNum208" text:continue-numbering="true">
              <text:list-item>
                <text:p text:style-name="P168"><text:span text:style-name="T3205">q[Tecla]</text:span><text:span text:style-name="T3206"><text:s/></text:span><text:span text:style-name="T3207">—&gt;</text:span><text:span text:style-name="T3208"><text:s/></text:span><text:span text:style-name="T3209">Grabar Macro</text:span><text:span text:style-name="T3210"/><text:span/></text:p>
              </text:list-item>
              <text:list-item>
                <text:p text:style-name="P169"><text:span text:style-name="T3211">, t </text:span><text:span text:style-name="T3212">—&gt; </text:span><text:span text:style-name="T3213">Abre una terminal dentro de VIM</text:span><text:span text:style-name="T3214"/><text:span/></text:p>
              </text:list-item>
            </text:list>
            <text:p text:style-name="P170"><text:span text:style-name="T3215">———</text:span><text:span text:style-name="T3216"/><text:span/></text:p>
            <text:p text:style-name="P171"><text:span text:style-name="T3217"/><text:span text:style-name="T3218"/><text:span/></text:p>
          </table:table-cell>
        </table:table-row>
      </table:table>
      <text:p text:style-name="P172"><text:span text:style-name="T3219"/><text:span text:style-name="T3220"/><text:span/></text:p>
      <text:p text:style-name="P173"><text:span text:style-name="T3221"/><text:span text:style-name="T3222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74"><text:span text:style-name="T3223">, m </text:span><text:span text:style-name="T3224">[Distancia] </text:span><text:span text:style-name="T3225">== </text:span><text:span text:style-name="T3226">gu[Distancia]</text:span><text:span text:style-name="T3227"><text:s/></text:span><text:span text:style-name="T3228">—&gt;</text:span><text:span text:style-name="T3229"><text:s/></text:span><text:span text:style-name="T3230">Cambia a </text:span><text:span text:style-name="T3231">minúscula. Con distancia me refiero a, por ejemplo, $ (Hasta Final de linea)</text:span><text:span text:style-name="T3232"/><text:span/></text:p>
              </text:list-item>
            </text:list>
            <text:list text:style-name="WWNum212" text:continue-numbering="true">
              <text:list-item>
                <text:p text:style-name="P175"><text:span text:style-name="T3233">, M </text:span><text:span text:style-name="T3234">[Distancia]</text:span><text:span text:style-name="T3235"><text:s/></text:span><text:span text:style-name="T3236">== </text:span><text:span text:style-name="T3237">gU[Distancia]</text:span><text:span text:style-name="T3238"><text:s/></text:span><text:span text:style-name="T3239">—&gt;</text:span><text:span text:style-name="T3240"> Lo mismo con </text:span><text:span text:style-name="T3241">mayúsculas</text:span><text:span text:style-name="T3242"/><text:span/></text:p>
              </text:list-item>
              <text:list-item>
                <text:p text:style-name="P176"><text:span text:style-name="T3243">g~</text:span><text:span text:style-name="T3244"> —&gt; Invierte la Mayúscula por Minúscula y viceversa</text:span><text:span text:style-name="T3245"/><text:span/></text:p>
              </text:list-item>
            </text:list>
            <text:list text:style-name="WWNum176" text:continue-numbering="true">
              <text:list-item>
                <text:p text:style-name="P177"><text:span text:style-name="T3246">gf</text:span><text:span text:style-name="T3247"><text:s text:c="4"/></text:span><text:span text:style-name="T3248">—&gt;</text:span><text:span text:style-name="T3249"><text:s/></text:span><text:span text:style-name="T3250">Abre el archivo sobre el que el cursor esta posicionado (si existe). </text:span><text:span text:style-name="T3251">[Ctrl] o</text:span><text:span text:style-name="T3252"><text:s/></text:span><text:span text:style-name="T3253">—&gt;</text:span><text:span text:style-name="T3254"><text:s/></text:span><text:span text:style-name="T3255">Vuelve al archivo original</text:span><text:span text:style-name="T3256"/><text:span/></text:p>
              </text:list-item>
              <text:list-item>
                <text:p text:style-name="P178"><text:span text:style-name="T3257">gF</text:span><text:span text:style-name="T3258"><text:s text:c="4"/></text:span><text:span text:style-name="T3259">—&gt;</text:span><text:span text:style-name="T3260"> Lo mismo que ‘gf’ pero abriéndolo en una cierta linea especificada (Ej: “archivo.c:75”)</text:span><text:span text:style-name="T3261"/><text:span/></text:p>
              </text:list-item>
              <text:list-item>
                <text:p text:style-name="P179"><text:span text:style-name="T3262"/><text:span text:style-name="T3263">gv</text:span><text:span text:style-name="T3264"><text:s text:c="3"/></text:span><text:span text:style-name="T3265">—&gt;</text:span><text:span text:style-name="T3266"><text:s/></text:span><text:span text:style-name="T3267">Vuelve al ultimo texto seleccionado en Visual Mode</text:span><text:span text:style-name="T3268"/><text:span/></text:p>
              </text:list-item>
            </text:list>
            <text:list text:style-name="WWNum237" text:continue-numbering="true">
              <text:list-item>
                <text:p text:style-name="P180"><text:span text:style-name="T3269"/><text:span text:style-name="T3270">gi</text:span><text:span text:style-name="T3271"><text:s text:c="3"/></text:span><text:span text:style-name="T3272">—&gt;</text:span><text:span text:style-name="T3273"><text:s/></text:span><text:span text:style-name="T3274">Vuelve al ultima linea en la que estuvo con modo Insert</text:span><text:span text:style-name="T3275"/><text:span/></text:p>
              </text:list-item>
            </text:list>
            <text:list text:style-name="WWNum176" text:continue-numbering="true">
              <text:list-item>
                <text:p text:style-name="P181"><text:span text:style-name="T3276">, gJ </text:span><text:span text:style-name="T3277">—&gt;</text:span><text:span text:style-name="T3278"><text:s/></text:span><text:span text:style-name="T3279">Agrupa las linea seleccionadas en una linea (agregando 2 espacios por cada linea que agrupa)</text:span><text:span/></text:p>
              </text:list-item>
              <text:list-item>
                <text:p text:style-name="P182"><text:span text:style-name="T3280">, gj</text:span><text:span text:style-name="T3281"><text:s text:c="3"/></text:span><text:span text:style-name="T3282">—&gt;</text:span><text:span text:style-name="T3283"><text:s/></text:span><text:span text:style-name="T3284">Agrupa las linea seleccionadas en una linea (sin agregar espacios).</text:span><text:span text:style-name="T3285"/><text:span/></text:p>
              </text:list-item>
              <text:list-item>
                <text:p text:style-name="P183"><text:span text:style-name="T3286">gq</text:span><text:span text:style-name="T3287"><text:s text:c="4"/></text:span><text:span text:style-name="T3288">—&gt;</text:span><text:span text:style-name="T3289"><text:s/></text:span><text:span text:style-name="T3290">Convierte una linea en varias lineas</text:span><text:span text:style-name="T3291"/><text:span/></text:p>
              </text:list-item>
              <text:list-item>
                <text:p text:style-name="P184"><text:span text:style-name="T3292"/><text:span text:style-name="T3293">, [Espacio] </text:span><text:span text:style-name="T3294">—&gt; </text:span><text:span text:style-name="T3295">Limpia el Resaltado de la Búsqueda</text:span><text:span text:style-name="T3296"/><text:span/></text:p>
              </text:list-item>
            </text:list>
            <text:list text:style-name="WWNum209" text:continue-numbering="true">
              <text:list-item>
                <text:p text:style-name="P185"><text:span text:style-name="T3297"/><text:span text:style-name="T3298">' ' </text:span><text:span text:style-name="T3299">—&gt; </text:span><text:span text:style-name="T3300">Vuelve a la ultima linea en donde se encontraba el cursor</text:span><text:span text:style-name="T3301"/><text:span/></text:p>
              </text:list-item>
            </text:list>
            <text:p text:style-name="P186"><text:span text:style-name="T3302">.</text:span><text:span text:style-name="T3303"><text:s/></text:span><text:span text:style-name="T3304">—&gt; </text:span><text:span text:style-name="T3305">Rehace la ultima acción. Por ejemplo: un «ci" hola», se va a otra linea y luego un </text:span><text:span text:style-name="T3306">« </text:span><text:span text:style-name="T3307">.</text:span><text:span text:style-name="T3308"><text:s/></text:span><text:span text:style-name="T3309">» y se repite </text:span><text:span text:style-name="T3310">«ci" hola»</text:span><text:span text:style-name="T3311"/><text:span/></text:p>
            <text:list text:style-name="WWNum209" text:continue-numbering="true">
              <text:list-item>
                <text:p text:style-name="P187"><text:span text:style-name="T3312">:norm .</text:span><text:span text:style-name="T3313"><text:s/></text:span><text:span text:style-name="T3314">—&gt; </text:span><text:span text:style-name="T3315">Para realizar la última acción dentro de una selección. Tal como descripto con </text:span><text:span text:style-name="T3316">« </text:span><text:span text:style-name="T3317">.</text:span><text:span text:style-name="T3318"><text:s/></text:span><text:span text:style-name="T3319">»</text:span><text:span text:style-name="T3320"/><text:span/></text:p>
              </text:list-item>
              <text:list-item>
                <text:p text:style-name="P188"><text:span text:style-name="T3321"/><text:span text:style-name="T3322">[Accion] i [Caracter]</text:span><text:span text:style-name="T3323"><text:s/></text:span><text:span text:style-name="T3324">—&gt; </text:span><text:span text:style-name="T3325">Acción dentro de los Carateres. Por ejemplo, di[ ; ci( ; ci{ ; yi” ; etc. Puede ser llamado a distancia o dentro de los mismos. Cambiando la </text:span><text:span text:style-name="T3326">« </text:span><text:span text:style-name="T3327">i </text:span><text:span text:style-name="T3328">» por </text:span><text:span text:style-name="T3329">« </text:span><text:span text:style-name="T3330">a </text:span><text:span text:style-name="T3331">», incluye un caracter al rededor de los bordes</text:span><text:span text:style-name="T3332"/><text:span/></text:p>
              </text:list-item>
            </text:list>
            <text:p text:style-name="P189"><text:span text:style-name="T3333"/><text:span text:style-name="T3334"/><text:span/></text:p>
          </table:table-cell>
          <table:table-cell table:style-name="ce11">
            <text:list text:style-name="WWNum177" text:continue-numbering="true">
              <text:list-item>
                <text:p text:style-name="P190"><text:span text:style-name="T3335">g[Flechas] </text:span><text:span text:style-name="T3336">—&gt;</text:span><text:span text:style-name="T3337"><text:s/></text:span><text:span text:style-name="T3338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91"><text:span text:style-name="T3339"/><text:span text:style-name="T3340">, cc</text:span><text:span text:style-name="T3341"><text:s/></text:span><text:span text:style-name="T3342">—&gt;</text:span><text:span text:style-name="T3343"><text:s/></text:span><text:span text:style-name="T3344">Compila el Archivo Automáticamente</text:span><text:span/></text:p>
              </text:list-item>
              <text:list-item>
                <text:p text:style-name="P192"><text:span text:style-name="T3345"/><text:span text:style-name="T3346">, cx </text:span><text:span text:style-name="T3347"><text:s/></text:span><text:span text:style-name="T3348">—&gt;</text:span><text:span text:style-name="T3349"><text:s/></text:span><text:span text:style-name="T3350">Abre el resultado de la compilación en un documento para poder hacer un gF para abrir el archivo en la linea donde esta el error</text:span><text:span text:style-name="T3351"/><text:span/></text:p>
              </text:list-item>
            </text:list>
            <text:list text:style-name="WWNum218" text:continue-numbering="true">
              <text:list-item>
                <text:p text:style-name="P193"><text:span text:style-name="T3352">gcc </text:span><text:span text:style-name="T3353">—&gt;</text:span><text:span text:style-name="T3354"><text:s/></text:span><text:span text:style-name="T3355">Comentar una linea</text:span><text:span text:style-name="T3356"/><text:span/></text:p>
              </text:list-item>
            </text:list>
            <text:p text:style-name="P194"><text:span text:style-name="T3357">———</text:span><text:span text:style-name="T3358"/><text:span/></text:p>
            <text:list text:style-name="WWNum187" text:continue-numbering="true">
              <text:list-item>
                <text:p text:style-name="P195"><text:span text:style-name="T3359">++ </text:span><text:span text:style-name="T3360">== </text:span><text:span text:style-name="T3361">[Ctrl + a]</text:span><text:span text:style-name="T3362"> —&gt; Aumenta el valor de un número cercano en la línea o sobre él</text:span><text:span/></text:p>
              </text:list-item>
              <text:list-item>
                <text:p text:style-name="P196"><text:span text:style-name="T3363">- -</text:span><text:span text:style-name="T3364"><text:s text:c="2"/></text:span><text:span text:style-name="T3365">==<text:s text:c="2"/></text:span><text:span text:style-name="T3366">[Ctrl + x]</text:span><text:span text:style-name="T3367"> —&gt; Disminuye el valor de un número </text:span><text:span text:style-name="T3368">cercano en la línea o sobre él</text:span><text:span text:style-name="T3369"/><text:span/></text:p>
              </text:list-item>
              <text:list-item>
                <text:p text:style-name="P197"><text:span text:style-name="T3370"/><text:span text:style-name="T3371">[Ctrl + o] </text:span><text:span text:style-name="T3372">—&gt; </text:span><text:span text:style-name="T3373">Permite entrar un comando Normal en INSERT</text:span><text:span text:style-name="T3374"/><text:span/></text:p>
              </text:list-item>
            </text:list>
            <text:list text:style-name="WWNum217" text:continue-numbering="true">
              <text:list-item>
                <text:p text:style-name="P198"><text:span text:style-name="T3375"/><text:span text:style-name="T3376">[Ctrl + r] "</text:span><text:span text:style-name="T3377"><text:s/></text:span><text:span text:style-name="T3378">—&gt; </text:span><text:span text:style-name="T3379">Pega lo que está en el portapapeles. SOLO FUNCIONA EN MODO COMANDOS!! Y apretando las teclas, no escribiendo eso</text:span><text:span text:style-name="T3380"/><text:span/></text:p>
              </text:list-item>
              <text:list-item>
                <text:p text:style-name="P199"><text:span text:style-name="T3381">[</text:span><text:span text:style-name="T3382">Ctrl + p]</text:span><text:span text:style-name="T3383"> --&gt; Escribe el resultado de PWD. Utilización igual al que</text:span><text:span text:style-name="T3384"> [Ctrl + r] "</text:span><text:span text:style-name="T3385"/><text:span/></text:p>
              </text:list-item>
              <text:list-item>
                <text:p text:style-name="P200"><text:span text:style-name="T3386"/><text:span text:style-name="T3387">Ctrl + g</text:span><text:span text:style-name="T3388"><text:s/></text:span><text:span text:style-name="T3389">—&gt; </text:span><text:span text:style-name="T3390">Información sobre el Documento</text:span><text:span text:style-name="T3391"/><text:span/></text:p>
              </text:list-item>
              <text:list-item>
                <text:p text:style-name="P201"><text:span text:style-name="T3392">, b n</text:span><text:span text:style-name="T3393"><text:s/></text:span><text:span text:style-name="T3394">—&gt; </text:span><text:span text:style-name="T3395">Buffer Next</text:span><text:span/></text:p>
              </text:list-item>
              <text:list-item>
                <text:p text:style-name="P202"><text:span text:style-name="T3396">, b v</text:span><text:span text:style-name="T3397"><text:s/></text:span><text:span text:style-name="T3398">—&gt; </text:span><text:span text:style-name="T3399">Buffer preV</text:span><text:span/></text:p>
              </text:list-item>
              <text:list-item>
                <text:p text:style-name="P203"><text:span text:style-name="T3400">, b b</text:span><text:span text:style-name="T3401"><text:s/></text:span><text:span text:style-name="T3402">—&gt; </text:span><text:span text:style-name="T3403">Buffer new</text:span><text:span/></text:p>
              </text:list-item>
              <text:list-item>
                <text:p text:style-name="P204"><text:span text:style-name="T3404">, b c</text:span><text:span text:style-name="T3405"><text:s/></text:span><text:span text:style-name="T3406">—&gt; </text:span><text:span text:style-name="T3407">Buffer Close</text:span><text:span text:style-name="T3408"/><text:span/></text:p>
              </text:list-item>
            </text:list>
            <text:p text:style-name="P205"><text:span text:style-name="T3409"/><text:span text:style-name="T3410"/><text:span/></text:p>
          </table:table-cell>
        </table:table-row>
      </table:table>
      <text:p text:style-name="P206"><text:span text:style-name="T3411">* Se pueden combinar comandos como: d$ </text:span><text:span text:style-name="T3412">( ≈ D )</text:span><text:span text:style-name="T3413">, y6y , y5[Up] , dG , y$ </text:span><text:span text:style-name="T3414">( ≈ Y ), c$ </text:span><text:span text:style-name="T3415">( ≈ C ), </text:span><text:span text:style-name="T3416">etc.</text:span><text:span text:style-name="T3417"/><text:span/></text:p>
      <text:p text:style-name="P207"><text:span text:style-name="T3418"/><text:span text:style-name="T3419"/><text:span/></text:p>
      <text:p text:style-name="P208"><text:span text:style-name="T3420"/><text:span text:style-name="T3421"/><text:span/></text:p>
      <text:p text:style-name="P209"><text:span text:style-name="T3422"/><text:span text:style-name="T3423"/><text:span/></text:p>
      <text:p text:style-name="P210"><text:span text:style-name="T3424">PLUGINS:</text:span><text:span text:style-name="T3425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11"><text:span text:style-name="T3426">[F2]</text:span><text:span text:style-name="T3427"> o </text:span><text:span text:style-name="T3428">[F3]</text:span><text:span text:style-name="T3429"><text:s/></text:span><text:span text:style-name="T3430">—&gt;</text:span><text:span text:style-name="T3431"><text:s/></text:span><text:span text:style-name="T3432">NERDTree (Árbol de Archivos)</text:span><text:span text:style-name="T3433"/><text:span/></text:p>
              </text:list-item>
              <text:list-item>
                <text:p text:style-name="P212"><text:span text:style-name="T3434">m</text:span><text:span text:style-name="T3435"><text:s/></text:span><text:span text:style-name="T3436">—&gt;</text:span><text:span text:style-name="T3437"><text:s/></text:span><text:span text:style-name="T3438">(En NERDTree) Abre un menú de opciones</text:span><text:span text:style-name="T3439"/><text:span/></text:p>
              </text:list-item>
            </text:list>
            <text:list text:style-name="WWNum155" text:continue-numbering="true">
              <text:list-item>
                <text:p text:style-name="P213"><text:span text:style-name="T3440">, f [Dos Letras]</text:span><text:span text:style-name="T3441"><text:s/></text:span><text:span text:style-name="T3442">—&gt;</text:span><text:span text:style-name="T3443"> Salta entre palabras con el teclado (</text:span><text:span text:style-name="T3444">EasyMotion)</text:span><text:span text:style-name="T3445"/><text:span/></text:p>
              </text:list-item>
            </text:list>
            <text:p text:style-name="P214"><text:span text:style-name="T3446"/><text:span text:style-name="T3447"/><text:span/></text:p>
          </table:table-cell>
          <table:table-cell table:style-name="ce13">
            <text:p text:style-name="P215"><text:span text:style-name="T3448">, ss</text:span><text:span text:style-name="T3449"><text:s/></text:span><text:span text:style-name="T3450">—&gt;</text:span><text:span text:style-name="T3451"><text:s/></text:span><text:span text:style-name="T3452">Guarda Sesión</text:span><text:span text:style-name="T3453"/><text:span/></text:p>
            <text:p text:style-name="P216"><text:span text:style-name="T3454"/><text:span text:style-name="T3455">, so</text:span><text:span text:style-name="T3456"><text:s/></text:span><text:span text:style-name="T3457">—&gt;</text:span><text:span text:style-name="T3458"><text:s/></text:span><text:span text:style-name="T3459">Abrir Sesión</text:span><text:span text:style-name="T3460"/><text:span/></text:p>
            <text:p text:style-name="P217"><text:span text:style-name="T3461"/><text:span text:style-name="T3462">, sc</text:span><text:span text:style-name="T3463"><text:s/></text:span><text:span text:style-name="T3464">—&gt;</text:span><text:span text:style-name="T3465"><text:s/></text:span><text:span text:style-name="T3466">Cerrar Sesión</text:span><text:span text:style-name="T3467"/><text:span/></text:p>
            <text:p text:style-name="P218"><text:span text:style-name="T3468"/><text:span text:style-name="T3469">, sd</text:span><text:span text:style-name="T3470"><text:s/></text:span><text:span text:style-name="T3471">—&gt;</text:span><text:span text:style-name="T3472"><text:s/></text:span><text:span text:style-name="T3473">Eliminar Sesión</text:span><text:span text:style-name="T3474"/><text:span/></text:p>
            <text:p text:style-name="P219"><text:span text:style-name="T3475">———</text:span><text:span text:style-name="T3476"/><text:span/></text:p>
            <text:p text:style-name="P220"><text:span text:style-name="T3477">, z</text:span><text:span text:style-name="T3478"><text:s/></text:span><text:span text:style-name="T3479">—&gt;</text:span><text:span text:style-name="T3480"><text:s/></text:span><text:span text:style-name="T3481">Abre el File Fuzzy Finder</text:span><text:span text:style-name="T3482"/><text:span/></text:p>
            <text:p text:style-name="P221"><text:span text:style-name="T3483">———</text:span><text:span text:style-name="T3484"/><text:span/></text:p>
          </table:table-cell>
          <table:table-cell table:style-name="ce14">
            <text:p text:style-name="P222"><text:span text:style-name="T3485">:Git pull</text:span><text:span text:style-name="T3486"><text:s/></text:span><text:span text:style-name="T3487">== </text:span><text:span text:style-name="T3488">, gll</text:span><text:span text:style-name="T3489"><text:s text:c="9"/></text:span><text:span text:style-name="T3490">—&gt;</text:span><text:span text:style-name="T3491"><text:s/></text:span><text:span text:style-name="T3492">Git pull</text:span><text:span text:style-name="T3493"/><text:span/></text:p>
            <text:p text:style-name="P223"><text:span text:style-name="T3494">:Git status</text:span><text:span text:style-name="T3495"><text:s/></text:span><text:span text:style-name="T3496">== </text:span><text:span text:style-name="T3497">, gs</text:span><text:span text:style-name="T3498"><text:s text:c="4"/></text:span><text:span text:style-name="T3499">—&gt;</text:span><text:span text:style-name="T3500"><text:s/></text:span><text:span text:style-name="T3501">Git Status</text:span><text:span text:style-name="T3502"/><text:span/></text:p>
            <text:p text:style-name="P224"><text:span text:style-name="T3503">:Git commit</text:span><text:span text:style-name="T3504"><text:s/></text:span><text:span text:style-name="T3505">== </text:span><text:span text:style-name="T3506">, gc</text:span><text:span text:style-name="T3507"><text:s/></text:span><text:span text:style-name="T3508">—&gt;</text:span><text:span text:style-name="T3509"><text:s/></text:span><text:span text:style-name="T3510">Git Commit</text:span><text:span text:style-name="T3511"/><text:span/></text:p>
            <text:p text:style-name="P225"><text:span text:style-name="T3512">:Git push</text:span><text:span text:style-name="T3513"><text:s/></text:span><text:span text:style-name="T3514">== </text:span><text:span text:style-name="T3515">, gsh</text:span><text:span text:style-name="T3516"><text:s text:c="3"/></text:span><text:span text:style-name="T3517">—&gt;</text:span><text:span text:style-name="T3518"><text:s/></text:span><text:span text:style-name="T3519">Git Push</text:span><text:span text:style-name="T3520"/><text:span/></text:p>
            <text:p text:style-name="P226"><text:span text:style-name="T3521">———</text:span><text:span text:style-name="T3522"/><text:span/></text:p>
            <text:p text:style-name="P227"><text:span text:style-name="T3523"/><text:span text:style-name="T3524"/><text:span/></text:p>
          </table:table-cell>
        </table:table-row>
      </table:table>
      <text:p text:style-name="P228"><text:span text:style-name="T3525"/><text:span text:style-name="T3526"/><text:span/></text:p>
      <text:p text:style-name="P229"><text:span text:style-name="T3527">CASOS ÚTILES:</text:span><text:span text:style-name="T3528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30"><text:span text:style-name="T3529">Ordenar lineas Random</text:span><text:span text:style-name="T3530">: Seleccionar Lineas ([Shift - V]) » Apretar<text:s text:c="2"/>[ r r ]</text:span><text:span text:style-name="T3531"/><text:span/></text:p>
              </text:list-item>
              <text:list-item>
                <text:p text:style-name="P231"><text:span text:style-name="T3532">Ordenar alfabéticamente</text:span><text:span text:style-name="T3533">: Seleccionar Lineas ([Shift - V]) » Ingresar [ : sort ]</text:span><text:span text:style-name="T3534"/><text:span/></text:p>
              </text:list-item>
              <text:list-item>
                <text:p text:style-name="P232"><text:span text:style-name="T3535">Ordenar inverso alfabéticament</text:span><text:span text:style-name="T3536">e</text:span><text:span text:style-name="T3537">: Seleccionar Lineas ([Shift - V]) » Ingresar: [ : ! sort]</text:span><text:span text:style-name="T3538"/><text:span/></text:p>
              </text:list-item>
            </text:list>
            <text:list text:style-name="WWNum204" text:continue-numbering="true">
              <text:list-item>
                <text:p text:style-name="P233"><text:span text:style-name="T3539"/><text:span text:style-name="T3540">, d</text:span><text:span text:style-name="T3541"><text:s/></text:span><text:span text:style-name="T3542">—&gt; </text:span><text:span text:style-name="T3543">Ver cambios del archivo actual</text:span><text:span text:style-name="T3544"/><text:span/></text:p>
              </text:list-item>
              <text:list-item>
                <text:p text:style-name="P234"><text:span text:style-name="T3545">, D</text:span><text:span text:style-name="T3546"><text:s/></text:span><text:span text:style-name="T3547">—&gt; </text:span><text:span text:style-name="T3548">Volver<text:s text:c="2"/>a la ventana de edición del archivo</text:span><text:span text:style-name="T3549"/><text:span/></text:p>
              </text:list-item>
              <text:list-item>
                <text:p text:style-name="P235"><text:span text:style-name="T3550"/><text:span text:style-name="T3551">[Ctrl W r]</text:span><text:span text:style-name="T3552"> —&gt; Rota los Splits</text:span><text:span text:style-name="T3553"/><text:span/></text:p>
              </text:list-item>
            </text:list>
            <text:list text:style-name="WWNum255" text:continue-numbering="true">
              <text:list-item>
                <text:p text:style-name="P236"><text:span text:style-name="T3554">g??</text:span><text:span text:style-name="T3555"> —&gt; Encripta una linea</text:span><text:span/></text:p>
              </text:list-item>
            </text:list>
            <text:list text:style-name="WWNum256" text:continue-numbering="true">
              <text:list-item>
                <text:p text:style-name="P237"><text:span text:style-name="T3556"/><text:span text:style-name="T3557">g [Ctrl + a]</text:span><text:span text:style-name="T3558"><text:s/></text:span><text:span text:style-name="T3559">—&gt; </text:span><text:span text:style-name="T3560">Aumenta un numero como si fuese en fila ascendente. Ideal en modo Visual, apretar el comando con una columna de "0" y los pone ascendentemente. De 0, 0, 0 a 0, 1, 2</text:span><text:span text:style-name="T3561"/><text:span/></text:p>
              </text:list-item>
            </text:list>
          </table:table-cell>
          <table:table-cell table:style-name="ce16">
            <text:list text:style-name="WWNum192" text:continue-numbering="true">
              <text:list-item>
                <text:p text:style-name="P238"><text:span text:style-name="T3562">++</text:span><text:span text:style-name="T3563"><text:s/></text:span><text:span text:style-name="T3564">—&gt; </text:span><text:span text:style-name="T3565">+1 al numero más cercano</text:span><text:span text:style-name="T3566"/><text:span/></text:p>
              </text:list-item>
            </text:list>
            <text:list text:style-name="WWNum205" text:continue-numbering="true">
              <text:list-item>
                <text:p text:style-name="P239"><text:span text:style-name="T3567">- -</text:span><text:span text:style-name="T3568"><text:s/></text:span><text:span text:style-name="T3569">—&gt; </text:span><text:span text:style-name="T3570">-1 al numero más cercano</text:span><text:span text:style-name="T3571"/><text:span/></text:p>
              </text:list-item>
              <text:list-item>
                <text:p text:style-name="P240"><text:span text:style-name="T3572">r+</text:span><text:span text:style-name="T3573"><text:s/></text:span><text:span text:style-name="T3574">—&gt; </text:span><text:span text:style-name="T3575">Próximo error del Compilador</text:span><text:span text:style-name="T3576"/><text:span/></text:p>
              </text:list-item>
            </text:list>
            <text:list text:style-name="WWNum258" text:continue-numbering="true">
              <text:list-item>
                <text:p text:style-name="P241"><text:span text:style-name="T3577">r-</text:span><text:span text:style-name="T3578"><text:s/></text:span><text:span text:style-name="T3579">—&gt; </text:span><text:span text:style-name="T3580">Anterior error</text:span><text:span text:style-name="T3581"> del Compilador</text:span><text:span text:style-name="T3582"/><text:span/></text:p>
              </text:list-item>
            </text:list>
            <text:list text:style-name="WWNum259" text:continue-numbering="true">
              <text:list-item>
                <text:p text:style-name="P242"><text:span text:style-name="T3583"/><text:span text:style-name="T3584">/([0-9]\*)</text:span><text:span text:style-name="T3585"><text:s/></text:span><text:span text:style-name="T3586">—&gt; </text:span><text:span text:style-name="T3587">Busca por ejemplo: (2), (8), etc.</text:span><text:span text:style-name="T3588"/><text:span/></text:p>
              </text:list-item>
            </text:list>
            <text:list text:style-name="WWNum254" text:continue-numbering="true">
              <text:list-item>
                <text:p text:style-name="P243"><text:span text:style-name="T3589"/><text:span text:style-name="T3590">S</text:span><text:span text:style-name="T3591"><text:s/></text:span><text:span text:style-name="T3592">—&gt; </text:span><text:span text:style-name="T3593">Entra en modo “Buscar y Reemplazar”</text:span><text:span text:style-name="T3594"/><text:span/></text:p>
              </text:list-item>
            </text:list>
            <text:list text:style-name="WWNum216" text:continue-numbering="true">
              <text:list-item>
                <text:p text:style-name="P244"><text:span text:style-name="T3595">, o</text:span><text:span text:style-name="T3596"><text:s text:c="2"/></text:span><text:span text:style-name="T3597">—&gt; </text:span><text:span text:style-name="T3598">Activa modo Autocorrector</text:span><text:span/></text:p>
              </text:list-item>
            </text:list>
            <text:list text:style-name="WWNum247" text:continue-numbering="true">
              <text:list-item>
                <text:p text:style-name="P245"><text:span text:style-name="T3599">, O</text:span><text:span text:style-name="T3600"><text:s/></text:span><text:span text:style-name="T3601">—&gt; </text:span><text:span text:style-name="T3602">Sale Modo Autocorrector</text:span><text:span/></text:p>
              </text:list-item>
              <text:list-item>
                <text:p text:style-name="P246"><text:span text:style-name="T3603">z=</text:span><text:span text:style-name="T3604"><text:s text:c="2"/></text:span><text:span text:style-name="T3605">—&gt; </text:span><text:span text:style-name="T3606">Ver posibles Autocorrecciones</text:span><text:span text:style-name="T3607"/><text:span/></text:p>
              </text:list-item>
              <text:list-item>
                <text:p text:style-name="P247"><text:span text:style-name="T3608">]s</text:span><text:span text:style-name="T3609"><text:s/></text:span><text:span text:style-name="T3610">—&gt; </text:span><text:span text:style-name="T3611">Avanza por lo errores gramaticales</text:span><text:span/></text:p>
              </text:list-item>
              <text:list-item>
                <text:p text:style-name="P248"><text:span text:style-name="T3612">]S</text:span><text:span text:style-name="T3613"><text:s/></text:span><text:span text:style-name="T3614">—&gt; </text:span><text:span text:style-name="T3615">Retrocede por lo errores gramaticales</text:span><text:span text:style-name="T3616"/><text:span/></text:p>
              </text:list-item>
            </text:list>
            <text:p text:style-name="P249"><text:span text:style-name="T3617">[Shift] k</text:span><text:span text:style-name="T3618"><text:s/></text:span><text:span text:style-name="T3619">== </text:span><text:span text:style-name="T3620">[</text:span><text:span text:style-name="T3621">Shift</text:span><text:span text:style-name="T3622">]</text:span><text:span text:style-name="T3623"> Up</text:span><text:span text:style-name="T3624"><text:s text:c="6"/></text:span><text:span text:style-name="T3625">—&gt; </text:span><text:span text:style-name="T3626">Sube un renglón un texto seleccionado EN modo VISUAL !!</text:span><text:span/></text:p>
            <text:list text:style-name="WWNum247" text:continue-numbering="true">
              <text:list-item>
                <text:p text:style-name="P250"><text:span text:style-name="T3627">[Shift] j</text:span><text:span text:style-name="T3628"><text:s text:c="2"/></text:span><text:span text:style-name="T3629">== </text:span><text:span text:style-name="T3630">[</text:span><text:span text:style-name="T3631">Shift</text:span><text:span text:style-name="T3632">]</text:span><text:span text:style-name="T3633"> Down</text:span><text:span text:style-name="T3634"><text:s/></text:span><text:span text:style-name="T3635">—&gt; </text:span><text:span text:style-name="T3636">Baja un </text:span><text:span text:style-name="T3637">renglón un texto sele</text:span><text:span text:style-name="T3638">ccionado EN modo VISUAL !!</text:span><text:span text:style-name="T3639"/><text:span/></text:p>
              </text:list-item>
            </text:list>
            <text:p text:style-name="P251"><text:span text:style-name="T3640"/><text:span text:style-name="T3641"/><text:span/></text:p>
          </table:table-cell>
        </table:table-row>
      </table:table>
      <text:p text:style-name="P252"><text:span text:style-name="T3642"/><text:span text:style-name="T3643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644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58" style:display-name="Heading 1" style:family="paragraph" style:name="118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83">
      <style:text-properties fo:font-family="Arial" style:font-family-asian="Arial" style:font-family-complex="Arial" fo:font-size="20pt"/>
    </style:style>
    <style:style style:parent-style-name="1358" style:display-name="Heading 2" style:family="paragraph" style:name="118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85">
      <style:text-properties fo:font-family="Arial" style:font-family-asian="Arial" style:font-family-complex="Arial" fo:font-size="17pt"/>
    </style:style>
    <style:style style:parent-style-name="1358" style:display-name="Heading 3" style:family="paragraph" style:name="118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87">
      <style:text-properties fo:font-family="Arial" style:font-family-asian="Arial" style:font-family-complex="Arial" fo:font-size="15pt"/>
    </style:style>
    <style:style style:parent-style-name="1358" style:display-name="Heading 4" style:family="paragraph" style:name="118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89">
      <style:text-properties fo:font-family="Arial" style:font-family-asian="Arial" style:font-family-complex="Arial" fo:font-size="13pt" fo:font-weight="bold"/>
    </style:style>
    <style:style style:parent-style-name="1358" style:display-name="Heading 5" style:family="paragraph" style:name="119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91">
      <style:text-properties fo:font-family="Arial" style:font-family-asian="Arial" style:font-family-complex="Arial" fo:font-size="12pt" fo:font-weight="bold"/>
    </style:style>
    <style:style style:parent-style-name="1358" style:display-name="Heading 6" style:family="paragraph" style:name="119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93">
      <style:text-properties fo:font-family="Arial" style:font-family-asian="Arial" style:font-family-complex="Arial" fo:font-size="11pt" fo:font-weight="bold"/>
    </style:style>
    <style:style style:parent-style-name="1358" style:display-name="Heading 7" style:family="paragraph" style:name="119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195">
      <style:text-properties fo:font-family="Arial" style:font-family-asian="Arial" style:font-family-complex="Arial" fo:font-size="11pt" fo:font-style="italic" fo:font-weight="bold"/>
    </style:style>
    <style:style style:parent-style-name="1358" style:display-name="Heading 8" style:family="paragraph" style:name="119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197">
      <style:text-properties fo:font-family="Arial" style:font-family-asian="Arial" style:font-family-complex="Arial" fo:font-size="11pt" fo:font-style="italic"/>
    </style:style>
    <style:style style:parent-style-name="1358" style:display-name="Heading 9" style:family="paragraph" style:name="119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199">
      <style:text-properties fo:font-family="Arial" style:font-family-asian="Arial" style:font-family-complex="Arial" fo:font-size="10.5pt" fo:font-style="italic"/>
    </style:style>
    <style:style style:parent-style-name="1358" style:display-name="Title" style:family="paragraph" style:name="1200">
      <style:text-properties fo:font-size="24pt"/>
      <style:paragraph-properties fo:margin-top="15pt" fo:margin-bottom="10pt" style:contextual-spacing="true"/>
    </style:style>
    <style:style style:display-name="Title Char" style:family="text" style:name="1201">
      <style:text-properties fo:font-size="24pt"/>
    </style:style>
    <style:style style:parent-style-name="1358" style:display-name="Subtitle" style:family="paragraph" style:name="1202">
      <style:text-properties fo:font-size="12pt"/>
      <style:paragraph-properties fo:margin-top="10pt" fo:margin-bottom="10pt"/>
    </style:style>
    <style:style style:display-name="Subtitle Char" style:family="text" style:name="1203">
      <style:text-properties fo:font-size="12pt"/>
    </style:style>
    <style:style style:parent-style-name="1358" style:display-name="Quote" style:family="paragraph" style:name="1204">
      <style:text-properties fo:font-style="italic"/>
      <style:paragraph-properties fo:margin-left="1.27cm" fo:margin-right="1.27cm"/>
    </style:style>
    <style:style style:display-name="Quote Char" style:family="text" style:name="1205">
      <style:text-properties fo:font-style="italic"/>
    </style:style>
    <style:style style:parent-style-name="1358" style:display-name="Intense Quote" style:family="paragraph" style:name="120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207">
      <style:text-properties fo:font-style="italic"/>
    </style:style>
    <style:style style:parent-style-name="1358" style:display-name="Header" style:family="paragraph" style:name="120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209"/>
    <style:style style:parent-style-name="1358" style:display-name="Footer" style:family="paragraph" style:name="121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211"/>
    <style:style style:parent-style-name="1358" style:display-name="Caption" style:family="paragraph" style:name="1212">
      <style:text-properties fo:color="#4f81bd" fo:font-size="9pt" fo:font-weight="bold"/>
      <style:paragraph-properties fo:line-height="115%"/>
    </style:style>
    <style:style style:parent-style-name="1212" style:display-name="Caption Char" style:family="text" style:name="1213"/>
    <style:style style:display-name="Hyperlink" style:family="text" style:name="134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58" style:display-name="footnote text" style:family="paragraph" style:name="1341">
      <style:text-properties fo:font-size="9pt"/>
      <style:paragraph-properties fo:line-height="100%" fo:margin-bottom="2pt"/>
    </style:style>
    <style:style style:display-name="Footnote Text Char" style:family="text" style:name="1342">
      <style:text-properties fo:font-size="9pt"/>
    </style:style>
    <style:style style:display-name="footnote reference" style:family="text" style:name="1343">
      <style:text-properties style:text-position="33%"/>
    </style:style>
    <style:style style:parent-style-name="1358" style:display-name="endnote text" style:family="paragraph" style:name="1344">
      <style:text-properties fo:font-size="10pt"/>
      <style:paragraph-properties fo:line-height="100%" fo:margin-bottom="0pt"/>
    </style:style>
    <style:style style:display-name="Endnote Text Char" style:family="text" style:name="1345">
      <style:text-properties fo:font-size="10pt"/>
    </style:style>
    <style:style style:display-name="endnote reference" style:family="text" style:name="1346">
      <style:text-properties style:text-position="33%"/>
    </style:style>
    <style:style style:parent-style-name="1358" style:display-name="toc 1" style:family="paragraph" style:name="1347">
      <style:paragraph-properties fo:margin-left="0cm" fo:margin-right="0cm" fo:text-indent="0cm" fo:margin-bottom="2.85pt"/>
    </style:style>
    <style:style style:parent-style-name="1358" style:display-name="toc 2" style:family="paragraph" style:name="1348">
      <style:paragraph-properties fo:margin-left="0.4992cm" fo:margin-right="0cm" fo:text-indent="0cm" fo:margin-bottom="2.85pt"/>
    </style:style>
    <style:style style:parent-style-name="1358" style:display-name="toc 3" style:family="paragraph" style:name="1349">
      <style:paragraph-properties fo:margin-left="1cm" fo:margin-right="0cm" fo:text-indent="0cm" fo:margin-bottom="2.85pt"/>
    </style:style>
    <style:style style:parent-style-name="1358" style:display-name="toc 4" style:family="paragraph" style:name="1350">
      <style:paragraph-properties fo:margin-left="1.499cm" fo:margin-right="0cm" fo:text-indent="0cm" fo:margin-bottom="2.85pt"/>
    </style:style>
    <style:style style:parent-style-name="1358" style:display-name="toc 5" style:family="paragraph" style:name="1351">
      <style:paragraph-properties fo:margin-left="2cm" fo:margin-right="0cm" fo:text-indent="0cm" fo:margin-bottom="2.85pt"/>
    </style:style>
    <style:style style:parent-style-name="1358" style:display-name="toc 6" style:family="paragraph" style:name="1352">
      <style:paragraph-properties fo:margin-left="2.5cm" fo:margin-right="0cm" fo:text-indent="0cm" fo:margin-bottom="2.85pt"/>
    </style:style>
    <style:style style:parent-style-name="1358" style:display-name="toc 7" style:family="paragraph" style:name="1353">
      <style:paragraph-properties fo:margin-left="3.001cm" fo:margin-right="0cm" fo:text-indent="0cm" fo:margin-bottom="2.85pt"/>
    </style:style>
    <style:style style:parent-style-name="1358" style:display-name="toc 8" style:family="paragraph" style:name="1354">
      <style:paragraph-properties fo:margin-left="3.5cm" fo:margin-right="0cm" fo:text-indent="0cm" fo:margin-bottom="2.85pt"/>
    </style:style>
    <style:style style:parent-style-name="1358" style:display-name="toc 9" style:family="paragraph" style:name="1355">
      <style:paragraph-properties fo:margin-left="4.001cm" fo:margin-right="0cm" fo:text-indent="0cm" fo:margin-bottom="2.85pt"/>
    </style:style>
    <style:style style:display-name="TOC Heading" style:family="paragraph" style:name="1356"/>
    <style:style style:parent-style-name="1358" style:display-name="table of figures" style:family="paragraph" style:name="1357">
      <style:paragraph-properties fo:margin-bottom="0pt"/>
    </style:style>
    <style:style style:class="default" style:display-name="Normal" style:family="paragraph" style:name="1358">
      <style:text-properties/>
      <style:paragraph-properties/>
    </style:style>
    <style:style style:parent-style-name="1358" style:display-name="No Spacing" style:family="paragraph" style:name="1361">
      <style:paragraph-properties fo:line-height="100%" fo:margin-bottom="0pt"/>
    </style:style>
    <style:style style:parent-style-name="1358" style:display-name="List Paragraph" style:family="paragraph" style:name="1362">
      <style:text-properties/>
      <style:paragraph-properties fo:margin-left="1.27cm" style:contextual-spacing="true"/>
    </style:style>
    <style:style style:class="default" style:display-name="Default Paragraph Font" style:family="text" style:name="136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style:style style:family="text" style:name="T2422">
      <style:text-properties fo:font-family="Symbol" style:font-family-asian="Symbol" style:font-family-complex="Symbol"/>
    </style:style>
    <style:style style:family="text" style:name="T2423">
      <style:text-properties fo:font-family="Courier New" style:font-family-asian="Courier New" style:font-family-complex="Courier New"/>
    </style:style>
    <style:style style:family="text" style:name="T2424">
      <style:text-properties fo:font-family="Wingdings" style:font-family-asian="Wingdings" style:font-family-complex="Wingdings"/>
    </style:style>
    <style:style style:family="text" style:name="T2425">
      <style:text-properties fo:font-family="Symbol" style:font-family-asian="Symbol" style:font-family-complex="Symbol"/>
    </style:style>
    <style:style style:family="text" style:name="T2426">
      <style:text-properties fo:font-family="Courier New" style:font-family-asian="Courier New" style:font-family-complex="Courier New"/>
    </style:style>
    <style:style style:family="text" style:name="T2427">
      <style:text-properties fo:font-family="Wingdings" style:font-family-asian="Wingdings" style:font-family-complex="Wingdings"/>
    </style:style>
    <style:style style:family="text" style:name="T2428">
      <style:text-properties fo:font-family="Symbol" style:font-family-asian="Symbol" style:font-family-complex="Symbol"/>
    </style:style>
    <style:style style:family="text" style:name="T2429">
      <style:text-properties fo:font-family="Courier New" style:font-family-asian="Courier New" style:font-family-complex="Courier New"/>
    </style:style>
    <style:style style:family="text" style:name="T2430">
      <style:text-properties fo:font-family="Wingdings" style:font-family-asian="Wingdings" style:font-family-complex="Wingdings"/>
    </style:style>
    <style:style style:family="text" style:name="T2431">
      <style:text-properties fo:font-family="Symbol" style:font-family-asian="Symbol" style:font-family-complex="Symbol"/>
    </style:style>
    <style:style style:family="text" style:name="T2432">
      <style:text-properties fo:font-family="Courier New" style:font-family-asian="Courier New" style:font-family-complex="Courier New"/>
    </style:style>
    <style:style style:family="text" style:name="T2433">
      <style:text-properties fo:font-family="Wingdings" style:font-family-asian="Wingdings" style:font-family-complex="Wingdings"/>
    </style:style>
    <style:style style:family="text" style:name="T2434">
      <style:text-properties fo:font-family="Symbol" style:font-family-asian="Symbol" style:font-family-complex="Symbol"/>
    </style:style>
    <style:style style:family="text" style:name="T2435">
      <style:text-properties fo:font-family="Courier New" style:font-family-asian="Courier New" style:font-family-complex="Courier New"/>
    </style:style>
    <style:style style:family="text" style:name="T2436">
      <style:text-properties fo:font-family="Wingdings" style:font-family-asian="Wingdings" style:font-family-complex="Wingdings"/>
    </style:style>
    <style:style style:family="text" style:name="T2437">
      <style:text-properties fo:font-family="Symbol" style:font-family-asian="Symbol" style:font-family-complex="Symbol"/>
    </style:style>
    <style:style style:family="text" style:name="T2438">
      <style:text-properties fo:font-family="Courier New" style:font-family-asian="Courier New" style:font-family-complex="Courier New"/>
    </style:style>
    <style:style style:family="text" style:name="T2439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0">
      <text:list-level-style-bullet text:level="1" text:style-name="T24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1">
      <text:list-level-style-bullet text:level="1" text:style-name="T24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208" style:family="paragraph" style:name="P33">
      <style:paragraph-properties/>
    </style:style>
    <style:style style:parent-style-name="120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18</meta:generator>
    <meta:initial-creator/>
    <meta:creation-date/>
    <meta:editing-cycles/>
    <meta:editing-duration/>
    <dc:date/>
    <dc:creator/>
    <meta:document-statistic/>
  </office:meta>
</office:document-meta>
</file>